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style:font-style-asian="italic" style:font-style-complex="italic"/>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1c9672"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2aacf1"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4"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6"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67"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8" style:family="paragraph" style:parent-style-name="Text_20_body">
      <style:paragraph-properties fo:margin-left="0in" fo:margin-right="0in" fo:text-align="justify" style:justify-single-word="false" fo:text-indent="0.1965in" style:auto-text-indent="false"/>
      <style:text-properties fo:color="#0000ff"/>
    </style:style>
    <style:style style:name="P69"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1"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8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8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officeooo:paragraph-rsid="001e1274" fo:background-color="transparent" style:font-style-asian="italic" style:font-style-complex="italic"/>
    </style:style>
    <style:style style:name="P87" style:family="paragraph" style:parent-style-name="Text_20_body">
      <style:paragraph-properties fo:text-align="justify" style:justify-single-word="false"/>
    </style:style>
    <style:style style:name="P88" style:family="paragraph" style:parent-style-name="Text_20_body">
      <style:text-properties fo:language="ru" fo:country="RU"/>
    </style:style>
    <style:style style:name="P89" style:family="paragraph" style:parent-style-name="Text_20_body">
      <loext:graphic-properties draw:fill="solid" draw:fill-color="#eeeeee" draw:opacity="100%"/>
      <style:paragraph-properties fo:background-color="#eeeeee"/>
      <style:text-properties fo:language="ru" fo:country="RU"/>
    </style:style>
    <style:style style:name="P90"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91" style:family="paragraph" style:parent-style-name="Text_20_body">
      <loext:graphic-properties draw:fill="solid" draw:fill-color="#eeeeee" draw:opacity="100%"/>
      <style:paragraph-properties fo:background-color="#eeeeee"/>
    </style:style>
    <style:style style:name="P92" style:family="paragraph" style:parent-style-name="First_20_line_20_indent">
      <loext:graphic-properties draw:fill="solid" draw:fill-color="#eeeeee" draw:opacity="100%"/>
      <style:paragraph-properties fo:background-color="#eeeeee"/>
      <style:text-properties fo:language="ru" fo:country="RU"/>
    </style:style>
    <style:style style:name="P93"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94" style:family="paragraph" style:parent-style-name="Text_20_body">
      <style:paragraph-properties fo:margin-left="0in" fo:margin-right="0in" fo:text-align="justify" style:justify-single-word="false" fo:text-indent="0in" style:auto-text-indent="false"/>
    </style:style>
    <style:style style:name="P95" style:family="paragraph" style:parent-style-name="Text_20_body">
      <style:paragraph-properties fo:margin-left="0in" fo:margin-right="0in" fo:text-align="justify" style:justify-single-word="false" fo:text-indent="0in" style:auto-text-indent="false"/>
      <style:text-properties fo:color="#800000"/>
    </style:style>
    <style:style style:name="P96"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97" style:family="paragraph" style:parent-style-name="Text_20_body">
      <style:paragraph-properties fo:margin-left="0in" fo:margin-right="0in" fo:text-align="center" style:justify-single-word="false" fo:text-indent="0in" style:auto-text-indent="false"/>
    </style:style>
    <style:style style:name="P9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99"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07" style:family="paragraph" style:parent-style-name="Footnote">
      <style:paragraph-properties fo:margin-left="0in" fo:margin-right="0in" fo:text-indent="0in" style:auto-text-indent="false"/>
      <style:text-properties fo:language="en" fo:country="US"/>
    </style:style>
    <style:style style:name="P108" style:family="paragraph" style:parent-style-name="Footnote">
      <style:text-properties fo:language="en" fo:country="US"/>
    </style:style>
    <style:style style:name="P109" style:family="paragraph" style:parent-style-name="Footnote">
      <style:text-properties fo:language="ru" fo:country="RU"/>
    </style:style>
    <style:style style:name="P110" style:family="paragraph" style:parent-style-name="Footnote">
      <style:text-properties style:use-window-font-color="true" fo:language="ru" fo:country="RU"/>
    </style:style>
    <style:style style:name="P11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1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1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1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1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1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19" style:family="paragraph" style:parent-style-name="Text_20_body" style:list-style-name="L1">
      <style:paragraph-properties fo:text-align="justify" style:justify-single-word="false"/>
    </style:style>
    <style:style style:name="P120" style:family="paragraph" style:parent-style-name="Text_20_body" style:list-style-name="L1">
      <style:paragraph-properties fo:text-align="justify" style:justify-single-word="false"/>
      <style:text-properties fo:language="ru" fo:country="RU"/>
    </style:style>
    <style:style style:name="P121" style:family="paragraph" style:parent-style-name="Text_20_body" style:list-style-name="L2">
      <style:paragraph-properties fo:text-align="justify" style:justify-single-word="false"/>
      <style:text-properties fo:language="ru" fo:country="RU"/>
    </style:style>
    <style:style style:name="P122"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23" style:family="paragraph" style:parent-style-name="Text_20_body" style:list-style-name="L3">
      <style:text-properties fo:language="ru" fo:country="RU"/>
    </style:style>
    <style:style style:name="P124"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25"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6"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9"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30" style:family="paragraph" style:parent-style-name="Heading_20_1">
      <loext:graphic-properties draw:fill="solid" draw:fill-color="#eeeeee" draw:opacity="100%"/>
      <style:paragraph-properties fo:background-color="#eeeeee"/>
    </style:style>
    <style:style style:name="P131" style:family="paragraph" style:parent-style-name="Heading_20_1">
      <style:paragraph-properties fo:margin-left="0in" fo:margin-right="0in" fo:text-align="center" style:justify-single-word="false" fo:text-indent="0.1965in" style:auto-text-indent="false"/>
    </style:style>
    <style:style style:name="P132" style:family="paragraph" style:parent-style-name="Heading_20_2">
      <style:text-properties fo:language="en" fo:country="US"/>
    </style:style>
    <style:style style:name="P133" style:family="paragraph" style:parent-style-name="Heading_20_2">
      <style:text-properties fo:language="ru" fo:country="RU"/>
    </style:style>
    <style:style style:name="P134" style:family="paragraph" style:parent-style-name="Heading_20_2">
      <loext:graphic-properties draw:fill="solid" draw:fill-color="#eeeeee" draw:opacity="100%"/>
      <style:paragraph-properties fo:background-color="#eeeeee"/>
      <style:text-properties fo:language="ru" fo:country="RU"/>
    </style:style>
    <style:style style:name="P135" style:family="paragraph" style:parent-style-name="Heading_20_2">
      <loext:graphic-properties draw:fill="solid" draw:fill-color="#eeeeee" draw:opacity="100%"/>
      <style:paragraph-properties fo:background-color="#eeeee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weight="normal" style:font-weight-asian="normal" style:font-weight-complex="normal"/>
    </style:style>
    <style:style style:name="T6" style:family="text">
      <style:text-properties fo:language="ru" fo:country="RU" officeooo:rsid="001fbafa"/>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font-style="italic" style:font-style-asian="italic" style:font-style-complex="italic"/>
    </style:style>
    <style:style style:name="T10" style:family="text">
      <style:text-properties fo:language="en" fo:country="US" fo:font-weight="bold" style:font-weight-asian="bold" style:font-weight-complex="bold"/>
    </style:style>
    <style:style style:name="T11" style:family="text">
      <style:text-properties fo:language="en" fo:country="US" fo:font-weight="normal" style:font-weight-asian="normal" style:font-weight-complex="normal"/>
    </style:style>
    <style:style style:name="T12" style:family="text">
      <style:text-properties fo:language="en" fo:country="US" officeooo:rsid="001e1274"/>
    </style:style>
    <style:style style:name="T13" style:family="text">
      <style:text-properties fo:language="en" fo:country="US" officeooo:rsid="002b0f04"/>
    </style:style>
    <style:style style:name="T14" style:family="text">
      <style:text-properties fo:color="#ff3333"/>
    </style:style>
    <style:style style:name="T15" style:family="text">
      <style:text-properties fo:color="#ff3333" fo:language="ru" fo:country="RU"/>
    </style:style>
    <style:style style:name="T16" style:family="text">
      <style:text-properties fo:color="#ff3333" fo:language="ru" fo:country="RU" fo:font-style="normal" style:font-style-asian="normal" style:font-style-complex="normal"/>
    </style:style>
    <style:style style:name="T17" style:family="text">
      <style:text-properties fo:color="#ff3333" fo:font-style="normal" style:font-style-asian="normal" style:font-style-complex="normal"/>
    </style:style>
    <style:style style:name="T18" style:family="text">
      <style:text-properties fo:font-style="italic" style:font-style-asian="italic" style:font-style-complex="italic"/>
    </style:style>
    <style:style style:name="T19" style:family="text">
      <style:text-properties fo:color="#6666ff" fo:language="ru" fo:country="RU"/>
    </style:style>
    <style:style style:name="T20" style:family="text">
      <style:text-properties fo:color="#800000"/>
    </style:style>
    <style:style style:name="T21" style:family="text">
      <style:text-properties fo:color="#800000" fo:language="ru" fo:country="RU"/>
    </style:style>
    <style:style style:name="T22" style:family="text">
      <style:text-properties fo:color="#800000" fo:language="ru" fo:country="RU" fo:font-style="normal" fo:background-color="transparent" loext:char-shading-value="0" style:font-style-asian="normal" style:font-style-complex="normal"/>
    </style:style>
    <style:style style:name="T23" style:family="text">
      <style:text-properties fo:color="#800000" fo:language="ru" fo:country="RU" fo:font-style="normal" style:font-style-asian="normal" style:font-style-complex="normal"/>
    </style:style>
    <style:style style:name="T24" style:family="text">
      <style:text-properties fo:color="#800000" fo:language="ru" fo:country="RU" fo:background-color="transparent" loext:char-shading-value="0"/>
    </style:style>
    <style:style style:name="T25" style:family="text">
      <style:text-properties fo:color="#800000" fo:language="en" fo:country="US"/>
    </style:style>
    <style:style style:name="T26" style:family="text">
      <style:text-properties fo:color="#800000" fo:language="en" fo:country="US" fo:font-style="normal" style:font-style-asian="normal" style:font-style-complex="normal"/>
    </style:style>
    <style:style style:name="T27" style:family="text">
      <style:text-properties fo:color="#ff6600"/>
    </style:style>
    <style:style style:name="T28" style:family="text">
      <style:text-properties fo:color="#ff6600" fo:language="ru" fo:country="RU"/>
    </style:style>
    <style:style style:name="T29" style:family="text">
      <style:text-properties fo:font-weight="bold" style:font-weight-asian="bold" style:font-weight-complex="bold"/>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italic" style:font-style-asian="italic" style:font-style-complex="italic"/>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background-color="transparent" loext:char-shading-value="0" style:font-style-asian="normal" style:font-style-complex="normal"/>
    </style:style>
    <style:style style:name="T38" style:family="text">
      <style:text-properties style:use-window-font-color="true" fo:language="en" fo:country="US" fo:font-weight="normal" style:font-weight-asian="normal" style:font-weight-complex="normal"/>
    </style:style>
    <style:style style:name="T39" style:family="text">
      <style:text-properties style:use-window-font-color="true" fo:font-style="normal" style:font-style-asian="normal" style:font-style-complex="normal"/>
    </style:style>
    <style:style style:name="T40" style:family="text">
      <style:text-properties style:use-window-font-color="true" fo:font-style="normal" fo:background-color="transparent" loext:char-shading-value="0" style:font-style-asian="normal" style:font-style-complex="normal"/>
    </style:style>
    <style:style style:name="T41" style:family="text">
      <style:text-properties fo:background-color="transparent" loext:char-shading-value="0"/>
    </style:style>
    <style:style style:name="T42" style:family="text">
      <style:text-properties style:text-position="super 58%"/>
    </style:style>
    <style:style style:name="T43" style:family="text">
      <style:text-properties fo:color="#c5000b"/>
    </style:style>
    <style:style style:name="T44" style:family="text">
      <style:text-properties fo:language="fr" fo:country="FR"/>
    </style:style>
    <style:style style:name="T45" style:family="text">
      <style:text-properties fo:color="#0000ff"/>
    </style:style>
    <style:style style:name="T46" style:family="text">
      <style:text-properties fo:color="#3333ff"/>
    </style:style>
    <style:style style:name="T47" style:family="text">
      <style:text-properties fo:font-style="normal" style:font-style-asian="normal" style:font-style-complex="normal"/>
    </style:style>
    <style:style style:name="T48" style:family="text">
      <style:text-properties fo:color="#0066ff"/>
    </style:style>
    <style:style style:name="T49" style:family="text">
      <style:text-properties fo:color="#0066ff" fo:language="en" fo:country="US" fo:font-style="normal" fo:background-color="transparent" loext:char-shading-value="0" style:font-style-asian="normal" style:font-style-complex="normal"/>
    </style:style>
    <style:style style:name="T50" style:family="text">
      <style:text-properties fo:background-color="#ffff00" loext:char-shading-value="0"/>
    </style:style>
    <style:style style:name="T51" style:family="text">
      <style:text-properties fo:color="#00ccff"/>
    </style:style>
    <style:style style:name="T52" style:family="text">
      <style:text-properties fo:font-weight="normal" style:font-weight-asian="normal" style:font-weight-complex="normal"/>
    </style:style>
    <style:style style:name="T53" style:family="text">
      <style:text-properties fo:font-weight="normal" officeooo:rsid="00237b85" style:font-weight-asian="normal" style:font-weight-complex="normal"/>
    </style:style>
    <style:style style:name="T54" style:family="text">
      <style:text-properties officeooo:rsid="001e1274"/>
    </style:style>
    <style:style style:name="T55" style:family="text">
      <style:text-properties officeooo:rsid="00211e47"/>
    </style:style>
    <style:style style:name="T56" style:family="text">
      <style:text-properties officeooo:rsid="002376d5"/>
    </style:style>
    <style:style style:name="T57" style:family="text">
      <style:text-properties officeooo:rsid="002509f7"/>
    </style:style>
    <style:style style:name="T58" style:family="text">
      <style:text-properties officeooo:rsid="002625bc"/>
    </style:style>
    <style:style style:name="T59" style:family="text">
      <style:text-properties style:text-underline-style="none"/>
    </style:style>
    <style:style style:name="T60" style:family="text">
      <style:text-properties style:text-underline-style="none" officeooo:rsid="002625bc"/>
    </style:style>
    <style:style style:name="T61" style:family="text">
      <style:text-properties style:text-underline-style="none" officeooo:rsid="002bd3ca"/>
    </style:style>
    <style:style style:name="T62" style:family="text">
      <style:text-properties style:text-underline-style="none" officeooo:rsid="002c2d13"/>
    </style:style>
    <style:style style:name="T63" style:family="text">
      <style:text-properties officeooo:rsid="0029280e"/>
    </style:style>
    <style:style style:name="T64" style:family="text">
      <style:text-properties officeooo:rsid="002aacf1"/>
    </style:style>
    <style:style style:name="T65" style:family="text">
      <style:text-properties officeooo:rsid="002b0f0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1"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8">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898077444444655567" text:style-name="L1">
        <text:list-item>
          <text:p text:style-name="P119">добавить детектив <text:span text:style-name="T1">(реализовано)</text:span>+ магические уроки/трактаты Старсвирла (реализовано)</text:p>
        </text:list-item>
        <text:list-item>
          <text:p text:style-name="P120">Терра несколько раз пытается убить Макса (один раз — в аквапарке). Несколько раз Макса спасает Селестия (даёт приказы Нексусу)</text:p>
        </text:list-item>
        <text:list-item>
          <text:p text:style-name="P120">Книги:</text:p>
        </text:list-item>
      </text:list>
      <text:list xml:id="list1025059291005214471" text:style-name="L2">
        <text:list-item>
          <text:p text:style-name="P121">«Великие грифоны прошлого» - из канона (5<text:span text:style-name="T7">s8e)</text:span></text:p>
        </text:list-item>
        <text:list-item>
          <text:p text:style-name="P121">«Высшие заклинания в повседневном использовании: от песчинки до дворца»</text:p>
        </text:list-item>
        <text:list-item>
          <text:p text:style-name="P122">«Малоизвестные аспекты магии трансформаций»</text:p>
        </text:list-item>
        <text:list-item>
          <text:p text:style-name="P12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1">Дасти Вейфарер «Зебрианская культура, быт и фольклор»</text:p>
        </text:list-item>
        <text:list-item>
          <text:p text:style-name="P121">«Краткая история Эквестрии»</text:p>
        </text:list-item>
        <text:list-item>
          <text:p text:style-name="P121">«Шедевры архитектуры Эквестрии» с разделом о Кантерлотском Королевском Дворце</text:p>
        </text:list-item>
        <text:list-item>
          <text:p text:style-name="P121">«Великие дела и великие чары». Страница 893: …</text:p>
        </text:list-item>
        <text:list-item>
          <text:p text:style-name="P121">«Природа Проклятий» - обмен</text:p>
        </text:list-item>
        <text:list-item>
          <text:p text:style-name="P121">«<text:span text:style-name="T41">Магия для Чайников</text:span>» - обмен</text:p>
        </text:list-item>
        <text:list-item>
          <text:p text:style-name="P121">«Энциклопедия Арканум» - обмен</text:p>
        </text:list-item>
        <text:list-item>
          <text:p text:style-name="P121">«О Гейсах» - обмен</text:p>
        </text:list-item>
        <text:list-item>
          <text:p text:style-name="P121">«<text:span text:style-name="T50">Тайны Тайных Наук</text:span>» - обмен</text:p>
        </text:list-item>
        <text:list-item>
          <text:p text:style-name="P122">«Основы Заклятий» - обмен</text:p>
        </text:list-item>
        <text:list-item>
          <text:p text:style-name="P121">«Мамочка, А Что Это Истекает Из Моего Рога? - Введение В Магию Для Маленьких <text:soft-page-break/>Единорогов» - обмен</text:p>
        </text:list-item>
      </text:list>
      <text:p text:style-name="P5"/>
      <text:h text:style-name="Heading_20_2" text:outline-level="2">Факты об Эквестрии <text:span text:style-name="T1">(согласовать с вики)</text:span></text:h>
      <text:list xml:id="list3378430629254255113" text:style-name="L3">
        <text:list-item>
          <text:p text:style-name="P12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3">Селестия — переменчивая пони. В одно время не строгая, а в другое может быть такой, что страшно становится</text:p>
        </text:list-item>
        <text:list-item>
          <text:p text:style-name="P123">У Селестии были такие элементы гармонии: Магия, Доброта, Смех. У Луны — Верность, Честность, Щедрость. (ксенофазия)</text:p>
        </text:list-item>
        <text:list-item>
          <text:p text:style-name="P12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3">Около 820-ти лет назад будущий маг Лайтнинг Стар поступил на обучение к наставнику Тииспоту</text:p>
        </text:list-item>
        <text:list-item>
          <text:p text:style-name="P12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3">У Селестии грива и хвост развеваются и переливаются от магического шампуня</text:p>
        </text:list-item>
        <text:list-item>
          <text:p text:style-name="P123">Тело Селестии очень крепкое — может выдержать несколько тонн земли</text:p>
        </text:list-item>
        <text:list-item>
          <text:p text:style-name="P123">Дискорд намного старше принцесс, его магия сильнее ихней на голову</text:p>
        </text:list-item>
        <text:list-item>
          <text:p text:style-name="P123">Луна младше Селестии на 3 года. Сёстрам около 5000 лет. По другим данным, Селестии около 2500 лет (Обмен).</text:p>
        </text:list-item>
        <text:list-item>
          <text:p text:style-name="P123">Принцессы начали войну с Дискордом в возрасте, когда им было около 700 лет — и продолжалась война почти сто лет</text:p>
        </text:list-item>
        <text:list-item>
          <text:p text:style-name="P123">Самый главный враг сестёр и Дискорда — скука</text:p>
        </text:list-item>
        <text:list-item>
          <text:p text:style-name="P123">В Эквестрии на одного жеребца приходится четыре - пять кобыл</text:p>
        </text:list-item>
        <text:list-item>
          <text:p text:style-name="P12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3">Селестия в первые полторы тысячи лет путешествовала — и заварила несколько войн (две — с Эквестрией, в одной была против Луны)</text:p>
        </text:list-item>
        <text:list-item>
          <text:p text:style-name="P123">Настоящий цвет гривы Селестии — клубнично-розовая. Радужный цвет гривы и хвоста поддерживается магией</text:p>
        </text:list-item>
        <text:list-item>
          <text:p text:style-name="P123">Кроме Дискорда, старше сестёр ещё старейшина драконов</text:p>
        </text:list-item>
        <text:list-item>
          <text:p text:style-name="P123">Кэйденс не прожила и 60-ти лет и является низкорожденной</text:p>
        </text:list-item>
        <text:list-item>
          <text:p text:style-name="P123">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23">Народ тихо фигел от нововведений и с ещё большим ожесточением продолжал делать по-своему</text:p>
        </text:list-item>
        <text:list-item>
          <text:p text:style-name="P12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3">Когда пони женятся, они обмениваются ножными браслетами</text:p>
        </text:list-item>
        <text:list-item>
          <text:p text:style-name="P123">Светилами, кроме сестёр, могут управлять единороги (группы), Дискорд, Твайлайт и Старсвирл</text:p>
        </text:list-item>
        <text:list-item>
          <text:p text:style-name="P123">Королева Кризалис — правительница Зелёной Долины</text:p>
        </text:list-item>
        <text:list-item>
          <text:p text:style-name="P123">Мать Луны и Селестии — аликорн Лорен. Мать Дискорда — Алиса (пони-человек)</text:p>
        </text:list-item>
        <text:list-item>
          <text:p text:style-name="P12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7">Искусственный интеллект. Создан Владом и Максом. Разработан для управления корпорациями.</text:p>
      <text:h text:style-name="Heading_20_3" text:outline-level="3">Норф</text:h>
      <text:p text:style-name="P87">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8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7">(2500 ?)</text:span>. Страдает о скуки.</text:p>
      <text:h text:style-name="Heading_20_3" text:outline-level="3">Луна</text:h>
      <text:p text:style-name="P8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8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8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4">Единорог. Холост, молод, мечтателен. Живёт в Кантерлоте. В свободное время рисует облака.</text:p>
      <text:h text:style-name="Heading_20_3" text:outline-level="3">Алекс</text:h>
      <text:p text:style-name="P94">Менеджер проектов, над одним из которых (Нексус) работает Макс.</text:p>
      <text:h text:style-name="Heading_20_3" text:outline-level="3">Ростик</text:h>
      <text:p text:style-name="P94">Лидер команды тестировщиков</text:p>
      <text:h text:style-name="Heading_20_3" text:outline-level="3">Стас</text:h>
      <text:p text:style-name="P94">Программист-новичок в команде Макса.</text:p>
      <text:h text:style-name="Heading_20_3" text:outline-level="3"><text:soft-page-break/>Рома</text:h>
      <text:p text:style-name="P94">Программист в команде UI-программистов</text:p>
      <text:h text:style-name="Heading_20_3" text:outline-level="3">Анджела</text:h>
      <text:p text:style-name="P94">Сисадмин. Флиртует с Максом.</text:p>
      <text:p text:style-name="P94"/>
      <text:h text:style-name="Heading_20_2" text:outline-level="2">Положения</text:h>
      <text:p text:style-name="P9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1">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32" text:outline-level="2">1. Терра</text:h>
      <text:p text:style-name="P27">музыка - кондовая электронная, холодная и отчаянная (Electronics “Disappointed”)</text:p>
      <text:p text:style-name="P96">&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0">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2"><text:note text:id="ftn1" text:note-class="footnote"><text:note-citation>1</text:note-citation><text:note-body><text:p text:style-name="P10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8">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7">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1">В уголке <text:span text:style-name="T7">RnD-</text:span><text:span text:style-name="T1">зоны</text:span><text:span text:style-name="T1"><text:note text:id="ftn3" text:note-class="footnote"><text:note-citation>3</text:note-citation><text:note-body><text:p text:style-name="P10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7">UI</text:span>-программистов.</text:p>
      <text:p text:style-name="P41">Я повесил куртку на спинку кресла и включил комп.</text:p>
      <text:p text:style-name="P41">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1">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64"><text:span text:style-name="T7">&gt;\</text:span>Привет, Нексус. Это Макс.</text:p>
      <text:p text:style-name="P64"><text:span text:style-name="T7">&lt;\</text:span>Привет Макс. <text:span text:style-name="T1">Рад тебя видеть. Где ты отсутствовал три дня?</text:span></text:p>
      <text:p text:style-name="P64"><text:span text:style-name="T7">&gt;\</text:span><text:span text:style-name="T1">Неважно.</text:span><text:span text:style-name="T7"> </text:span>Выдай <text:span text:style-name="T1">общую </text:span>диагностику <text:span text:style-name="T1">на экран</text:span> в сжатом формате.</text:p>
      <text:p text:style-name="P25"/>
      <text:p text:style-name="P41">Так, что тут у нас? По логам видно, что <text:s/>три последних запроса вызвали сбои в работе кластера и заставили перегрузиться один из хостов.</text:p>
      <text:p text:style-name="P41">Введём-ка парочку <text:span text:style-name="T1">простейших</text:span> вопросов <text:span text:style-name="T1">для разминки</text:span>.</text:p>
      <text:p text:style-name="P41"/>
      <text:p text:style-name="P64"><text:span text:style-name="T7">&gt;\</text:span>Как называется наш проект?</text:p>
      <text:p text:style-name="P64"><text:span text:style-name="T7">&lt;\</text:span>Дайсон.</text:p>
      <text:p text:style-name="P64"><text:span text:style-name="T7">&gt;\</text:span>Сколько тебе лет?</text:p>
      <text:p text:style-name="P64"><text:soft-page-break/><text:span text:style-name="T7">&lt;\</text:span>Два года с начала запуска кластера.</text:p>
      <text:p text:style-name="P64"><text:span text:style-name="T7">&gt;\</text:span>Какой сейчас год?</text:p>
      <text:p text:style-name="P64"><text:span text:style-name="T7">&gt;\</text:span>202<text:span text:style-name="T1">1</text:span>-й.</text:p>
      <text:p text:style-name="P26"/>
      <text:p text:style-name="P41">Так, на закрытые словарные вопросы ответы есть <text:span text:style-name="T1">—</text:span> значит, речевой транслятор и база знаний в порядке.</text:p>
      <text:p text:style-name="P41">Проверим бизнес-логику на тестовой задачке.</text:p>
      <text:p text:style-name="P40"/>
      <text:p text:style-name="P64"><text:span text:style-name="T7">&gt;\</text:span>Нексус, отключи память <text:span text:style-name="T1">заданий</text:span> за последнюю неделю.</text:p>
      <text:p text:style-name="P64"><text:span text:style-name="T7">&lt;\</text:span>Выполнено.</text:p>
      <text:p text:style-name="P64"><text:span text:style-name="T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4"><text:span text:style-name="T7">&lt;\</text:span><text:span text:style-name="T1">Тебя понял. Читаю задачу...</text:span></text:p>
      <text:p text:style-name="P6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5">Ограничени<text:span text:style-name="T1">е 1:</text:span><text:span text:style-name="T7"> </text:span><text:span text:style-name="T1">нельзя</text:span> подать в суд на компанию Б и ждать результатов, так как за время разбирательства компания А обанкротится.</text:p>
      <text:p text:style-name="P65">Ограничени<text:span text:style-name="T1">е 2: решение должно находиться в правовых рамках уголовного и административного кодекса.</text:span></text:p>
      <text:p text:style-name="P65">Задание:<text:span text:style-name="T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5"><text:span text:style-name="T7">&lt;\</text:span><text:span text:style-name="T1">Выполняю задачу</text:span>...</text:p>
      <text:p text:style-name="P65"><text:span text:style-name="T7">&lt;\</text:span>...</text:p>
      <text:p text:style-name="P65"><text:span text:style-name="T7">&lt;\</text:span>Решение:</text:p>
      <text:p text:style-name="P65"><text:span text:style-name="T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5"><text:span text:style-name="T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7">:47.bmf»</text:span></text:p>
      <text:p text:style-name="P25"/>
      <text:p text:style-name="P34">&lt;<text:span text:style-name="T1">как-то говённо. Улучшить</text:span>&gt;</text:p>
      <text:p text:style-name="P41">Хм, не понял? Ч<text:span text:style-name="T1">ё</text:span> за хрень?</text:p>
      <text:p text:style-name="P41"/>
      <text:p text:style-name="P64"><text:span text:style-name="T7">&gt;</text:span>\Нексус, почему ты используешь жёсткие настройки <text:span text:style-name="T1">для решения задачи</text:span>?</text:p>
      <text:p text:style-name="P64"><text:span text:style-name="T7">&lt;\</text:span>Настройки правильные, <text:span text:style-name="T1">Макс</text:span>.</text:p>
      <text:p text:style-name="P26"/>
      <text:p text:style-name="P41">Хм. Кто-то из релиз-команды лажанулся <text:span text:style-name="T1">с бизнес-настройками</text:span><text:span text:style-name="T7">?</text:span> Ладно, <text:span text:style-name="T1">это не моё дело, на стабильность работы это не влияет. П</text:span>роехали.</text:p>
      <text:p text:style-name="P41"><text:span text:style-name="T1">Ч</text:span>то у нас с аналитикой?</text:p>
      <text:p text:style-name="P16"/>
      <text:p text:style-name="P64"><text:span text:style-name="T7">&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1">Вместо ответа Нексус выплюнул в консоль длинную строку букв и служебных символов, среди которых бросилась в глаза строка “<text:span text:style-name="T29">incompartible interface Analytics v.0.93 beta</text:span>”</text:p>
      <text:p text:style-name="P41">Ага, уже теплее.</text:p>
      <text:p text:style-name="P41"/>
      <text:p text:style-name="P64"><text:span text:style-name="T7">&gt;</text:span>\Нексус, выдай <text:span text:style-name="T1">краткую </text:span>диагностику модулей <text:span text:style-name="T1">аналитики</text:span></text:p>
      <text:p text:style-name="P41"/>
      <text:p text:style-name="P41">Йо! </text:p>
      <text:p text:style-name="P41">Видеокамеры молча наблюдают за поднятым вверх <text:span text:style-name="T1">большим пальцем</text:span>.</text:p>
      <text:p text:style-name="P41">Всё понятно. Версия аналитического модуля устарела и стала несовместимой с последним релизом кибермозга. </text:p>
      <text:p text:style-name="P41">Набираю номер прожект-мэнеджера.</text:p>
      <text:p text:style-name="P41"><text:span text:style-name="T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1"><text:span text:style-name="T7">– </text:span>Окей. Спасибо, Макс. <text:span text:style-name="T1">Выручил.</text:span></text:p>
      <text:p text:style-name="P41"><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1"><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1"><text:span text:style-name="T1">– </text:span>Ааа, понятно. Ну ладно, у меня всё. <text:span text:style-name="T1">Отбой</text:span>!</text:p>
      <text:p text:style-name="P42"><text:span text:style-name="T1">– Отбой</text:span>. <text:span text:style-name="T1">Ещё раз спасибо, что помог. Жаль, что ты ушёл</text:span><text:span text:style-name="T7">.</text:span></text:p>
      <text:p text:style-name="P71">Гудки.</text:p>
      <text:p text:style-name="P41"><text:soft-page-break/><text:span text:style-name="T1">У</text:span>ходя попрощался с охранником, <text:span text:style-name="T1">увлечённо исследующим тему педофилии</text:span>.</text:p>
      <text:p text:style-name="P41">Всё, свободен. Хотя <text:s/><text:span text:style-name="T1">воскресенье</text:span> уже испорчен<text:span text:style-name="T1">о</text:span>.</text:p>
      <text:p text:style-name="P41"/>
      <text:p text:style-name="P97">***</text:p>
      <text:p text:style-name="P97"/>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8">Junior — <text:span text:style-name="T1">младший программист.</text:span></text:p></text:note-body></text:note></text:span><text:span text:style-name="T1">, а оглянуться не успел — и уже лидер проекта, входящего в </text:span><text:span text:style-name="T7">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0">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7">&lt;</text:span><text:span text:style-name="T21">месяц</text:span><text:span text:style-name="T7">&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1">ворил </text:span><text:span text:style-name="T2">—</text:span><text:span text:style-name="T41">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1">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1">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1">А у нас получается... </text:span><text:span text:style-name="T2">–</text:span><text:span text:style-name="T41">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8">AI <text:span text:style-name="T2">– </text:span><text:span text:style-name="T4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8">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7">2. </text:span>Дом, любимый дом</text:h>
      <text:p text:style-name="P67">Музыка быстрая, тревожная, надорваная и печальная (Pet Shop Boys “So Hard” ?)</text:p>
      <text:p text:style-name="P29"/>
      <text:p text:style-name="P9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text:soft-page-break/>Эквестрии, превращаясь в людей (Эквестрия кажется им всего лишь сном или далёкой мечтой). Так исчезла Рэрити.</text:p>
      <text:p text:style-name="P29"/>
      <text:p text:style-name="P41">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1">Единорог поднял голову.</text:p>
      <text:p text:style-name="P41"><text:span text:style-name="T7">–</text:span> Она очнулась.</text:p>
      <text:p text:style-name="P1">Сразу стало ясно три вещи.</text:p>
      <text:p text:style-name="P1">1) Единорог <text:span text:style-name="T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1">, </text:span><text:span text:style-name="T2">а от валиума таких глюков у меня ни разу не было</text:span><text:span text:style-name="T41">.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0">(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7">облака.&lt;</text:span><text:span text:style-name="T21">Описание получше. Подземелье</text:span><text:span text:style-name="T7">&gt; Воздух вокруг был буквально наэлектризован некой силой. Чувствовалось напряжение огромных </text:span><text:soft-page-break/><text:span text:style-name="T7">масштабов, как если бы стоял внутри трансформаторной будки.</text:span></text:p>
      <text:p text:style-name="P1"><text:span text:style-name="T1">–</text:span> Так это и есть наш <text:span text:style-name="T35">проводник</text:span>??? А?!! Ахахахахахаха! <text:span text:style-name="T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3"><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3"><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3">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1">Именно Селестия нашла пророчество-заклинание Свирла и настояла на его исполнении</text:span><text:span text:style-name="T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7">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0">верх</text:span>…</text:p>
      <text:p text:style-name="P5">Тут м<text:span text:style-name="T7">еня, </text:span>наконец,<text:span text:style-name="T7"> стошнило. Буквально вывернуло наизнанку: из носа текло, в глазах стояли слёзы. </text:span></text:p>
      <text:p text:style-name="P5"><text:span text:style-name="T7">Д</text:span>искорд сделал шаг в сторону, чтобы не попасть под брызги.</text:p>
      <text:p text:style-name="P1"><text:span text:style-name="T7">– </text:span><text:span text:style-name="T1">Присматривай получше за своим </text:span><text:bookmark text:name="result_box"/><text:span text:style-name="T44">Jack of Hearts</text:span><text:span text:style-name="T44"><text:note text:id="ftn7" text:note-class="footnote"><text:note-citation>7</text:note-citation><text:note-body><text:p text:style-name="Footnote"><text:bookmark text:name="result_box1"/><text:span text:style-name="T44">Jack of Hearts</text:span> <text:span text:style-name="T1">– Червовый валет (фр.)</text:span></text:p></text:note-body></text:note></text:span><text:span text:style-name="T44">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text:soft-page-break/>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7">Селестия снова взглянула на меня. Н</text:span>ос её медленно сморщился. <text:span text:style-name="T7">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text:soft-page-break/>–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9">Спи, сестра моя родная,<text:line-break/>Спи. Усни.<text:line-break/>Крыльями тебя укрою,<text:line-break/>Спи. Усни.</text:p><text:p text:style-name="P109"><text:tab/>В чаще тёмной волки воют,<text:line-break/>Спи. Усни.</text:p><text:p text:style-name="P109"><text:tab/>В мрачном замке духи ноют,<text:line-break/>Спи. Усни.</text:p><text:p text:style-name="P109"><text:tab/>Сказки вечность нам читает,<text:line-break/>Спи. Усни.<text:line-break/>День осенний угасает,<text:line-break/>Спи. Усни.<text:line-break/>Помни только в сне глубоком,</text:p><text:p text:style-name="P10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1">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0">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0">,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text:soft-page-break/>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7">–</text:span> Уфф! Выкарабкались. Почти без потерь, <text:span text:style-name="T7">–</text:span> заметил Дискорд, оглядывая крыло. <text:span text:style-name="T7">–</text:span> Могло быть и хуже.</text:p>
      <text:p text:style-name="P5"><text:span text:style-name="T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7">–</text:span> ТЫ!!! ТЫ!..</text:p>
      <text:p text:style-name="P5"><text:span text:style-name="T7">–</text:span> Да, я!!! <text:span text:style-name="T7">–</text:span> Дискорд подбоченился и с вызовом посмотрел на разъярённую аликорницу. <text:span text:style-name="T7">–</text:span> Можешь скинуть меня в болото, можешь превратить обратно в камень, &lt;<text:span text:style-name="T20">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7">–</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7">3. </text:span>Кантерлот</text:h>
      <text:p text:style-name="P68">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8112404213336666006" text:style-name="L4">
        <text:list-item>
          <text:p text:style-name="P12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4"><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7"><text:s/>–</text:span> Блядь, как меня заебала эта архаика! Когда-нибудь пошлю нахер все каноны письменности и учредю свои! С блекджеком и шлюхами. <text:span text:style-name="T7">– Стар Свирл перевернулся на другой бок и обратился к учени</text:span><text:span text:style-name="T1">це</text:span><text:span text:style-name="T7">. – Это не пиши, это оффтоп.</text:span></text:p><text:p text:style-name="P107"><text:s/>Сколько страниц сегодня нахреначили?</text:p><text:p text:style-name="P108">– <text:span text:style-name="T1">Восемь, учитель!</text:span></text:p><text:p text:style-name="P108">– Отлично. Надиктую ещё две и сбегаешь за кофе.</text:p></text:note-body></text:note></text:span></text:p>
        </text:list-item>
      </text:list>
      <text:p text:style-name="P7"/>
      <text:p text:style-name="P11">Я захлопнул “Основы заклятий<text:span text:style-name="T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6">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6">Дискорд исчез. Последний раз драконикуса видели, когда он на своей маленькой и юркой колеснице удалялся в сторону Жеребячьих<text:span text:style-name="T20"> </text:span>гор.</text:p>
      <text:p text:style-name="P6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6">Я потянулся. Хватит на сегодня чтения. Настало время ежедневной прогулки по городу. Тем более, что у меня есть деньги.</text:p>
      <text:p text:style-name="P6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6">Так что даже на ремонт одежды и покупку необходимых в повседневной жизни мелочей у меня финансов не было. До недавнего времени. </text:p>
      <text:p text:style-name="P6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6"><text:span text:style-name="T7">Ну, понятно, в элитном придворцовом квартале, который представляет из себя </text:span><text:span text:style-name="T1">верхний город</text:span><text:span text:style-name="T7">, цены кусаются. Надо топать вниз, на окраину. Но, блин, корявые пальцы внесли свою коррективу в шопинг-план!</text:span></text:p>
      <text:p text:style-name="P66"><text:span text:style-name="T7">Как раз на спуске в нижний </text:span><text:span text:style-name="T1">город</text:span><text:span text:style-name="T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7">.</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уничтожаются путём <text:span text:style-name="T1">усиленного</text:span> износа, будучи частью экспериментальных 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0">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7">4. </text:span>Библиотека</text:h>
      <text:p text:style-name="P18">&lt;<text:span text:style-name="T45">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0">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7">– </text:span>Гм!</text:p><text:p text:style-name="Footnote"><text:span text:style-name="T7">– </text:span>Ну, ты ж понимаешь, что без таланта к магии никакое надувание щёк не поможет. <text:span text:style-name="T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8"/>
      <text:p text:style-name="P43">На трактат упала тень.</text:p>
      <text:p text:style-name="P44">– Эй, нельзя ли не заслонять …</text:p>
      <text:p text:style-name="P44">Я поперхнулся словом, упёршись носом в покрытую белой шерстью грудь. Селестия оступила, извиняясь.</text:p>
      <text:p text:style-name="P44">– Извини за беспокойство. Просто стало интересно, что ты так увлечённо читаешь? Стража докладывала, что ты днюешь и ночуешь в библиотеке.</text:p>
      <text:p text:style-name="P43"><text:span text:style-name="T7">За прошедшие дни я уже привык и к магии, и к разумным эквиноподобным и даже </text:span><text:span text:style-name="T1">к вегетарианскому рациону</text:span><text:span text:style-name="T7">. Но вид перебинтованной аликорницы, представшей передо мной в неком подобии экзоскелета, лишил меня дара речи.</text:span></text:p>
      <text:p text:style-name="P44">– Эээ…</text:p>
      <text:p text:style-name="P44">–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4">Она потянулась за спину, сжала зубами зажим, и, после негромкого щелчка, экзоскелет “разошёлся” в стороны.</text:p>
      <text:p text:style-name="P44">– Вот, так лучше. – улыбнулась она, вышагивая из него. – Доктор Плантаго Майор был уверен, что я не дотянусь до замка.</text:p>
      <text:p text:style-name="P44">– Насколько я знаю, тебе было прописано два месяца постельного режима. Сейчас и недели не прошло...</text:p>
      <text:p text:style-name="P44">– Не волнуйся, аликорны куда крепче единорогов, по стандартам которых меня лечат.</text:p>
      <text:p text:style-name="P4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3">Она, почувствовав мой взгляд, подняла нос <text:span text:style-name="T1">из</text:span> книги и <text:s/>посмотрела на меня, насторожив уши.</text:p>
      <text:p text:style-name="P43"><text:span text:style-name="T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5">– А по-моему, ты не…</text:p>
      <text:p text:style-name="P43"><text:span text:style-name="T8">– Так, я попрошу! – перебила меня венценосная кобыла. – Давай, ты не будешь лезть в мои дела, а я не буду</text:span><text:span text:style-name="T4">… эээ… ммм…</text:span></text:p>
      <text:p text:style-name="P45">– Не будешь что?</text:p>
      <text:p text:style-name="P51">Селестия нахмурилась и подняла крылья.</text:p>
      <text:p text:style-name="P51"><text:span text:style-name="T7">– </text:span>Не забывай, человек, я — могущественный маг и правитель Эквестрии. Ко мне нужно относиться с должным уважением!</text:p>
      <text:p text:style-name="P51"><text:span text:style-name="T7">– </text:span>А то что? Превратишь в жабу? Сошлёшь на Луну? Убьёшь нахер?</text:p>
      <text:p text:style-name="P51">Аликорница сникла. Уши её опустились.</text:p>
      <text:p text:style-name="P51"><text:span text:style-name="T7">– </text:span>Макс, не надо... Ты же знаешь, я этого не сделаю.</text:p>
      <text:p text:style-name="P51"><text:span text:style-name="T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1">Селестия приложила копыто ко лбу и издала протяжный стон.</text:p>
      <text:p text:style-name="P45">– О, небо! Я забыла распорядиться насчёт тебя! Какая же я тупая! Макс, извини, пожалуйста!</text:p>
      <text:p text:style-name="P51"><text:span text:style-name="T7">–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7">.</text:span></text:p>
      <text:p text:style-name="P51"><text:span text:style-name="T7">Аликорница уселась н</text:span>а пол <text:span text:style-name="T7">и прижала копыто к груди.</text:span></text:p>
      <text:p text:style-name="P45">– Да будет так! Сим заявляю, что отныне и впредь буду общаться с тобой на равных, человек Макс. Слово Селестии!</text:p>
      <text:p text:style-name="P51"><text:span text:style-name="T7">– Лады! Вот видишь, нам легко договориться! А теперь расскажи, наконец, зачем </text:span>т<text:span text:style-name="T7">ы притащил</text:span>а<text:span text:style-name="T7"> меня сюда? Только сначала вытащи катетер из шеи </text:span>— <text:s/>он меня нервирует<text:span text:style-name="T7">. Или погоди, я сам вытащу…</text:span></text:p>
      <text:p text:style-name="P51"><text:span text:style-name="T7">Л</text:span>ампа<text:span text:style-name="T7"> отбрасывал</text:span>а<text:span text:style-name="T7"> мягкие тени на стену библиотеки. Селестия, расположи</text:span>вшись<text:span text:style-name="T7"> у моего кресл</text:span>а,<text:span text:style-name="T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1"><text:span text:style-name="T7">– </text:span>Вот, читай отсюда. <text:span text:style-name="T7">– а</text:span>ликорница подчеркнула абзац копытом.</text:p>
      <text:p text:style-name="P51"><text:soft-page-break/></text:p>
      <text:p text:style-name="P53">***</text:p>
      <text:p text:style-name="P53"/>
      <text:p text:style-name="P5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7">Но величайшая справедливость юниверсума заключается в том, что не существует безвыходных положений. Всегда есть надежда.</text:p>
      <text:p text:style-name="P5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7">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1"/>
      <text:p text:style-name="P51">&lt;<text:span text:style-name="T20">Селестии не удастся привлечь Макса на сторону Эквестри даже с помощью 34 — это удастся Дэш</text:span>&gt;</text:p>
      <text:p text:style-name="P51">В ухе стало щекотно от тёплого дуновения.</text:p>
      <text:p text:style-name="P45">– Теперь ты понимаешь, почему мы не ожидали увидеть тебя? Мы, вообще-то, вызывали сверхаликорна…</text:p>
      <text:p text:style-name="P45">Я повернулся к Селестии.</text:p>
      <text:p text:style-name="P4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5">Аликорница отвернулась.</text:p>
      <text:p text:style-name="P45">– Это очень чувствительная тема. – сказала она после недолгой заминки. – <text:s/>Постыдная для нас.</text:p>
      <text:p text:style-name="P45">– Какая тема?</text:p>
      <text:p text:style-name="P45">Селестия повернулась, но старалась избегать меня взглядом.</text:p>
      <text:p text:style-name="P45">– Магия.</text:p>
      <text:p text:style-name="P45">– Что?</text:p>
      <text:p text:style-name="P45">–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5">Я посмотрел на аликорницу. Та старательно делала вид, что интересуется состоянием лака на копыте.</text:p>
      <text:p text:style-name="P45">– То есть, вы почувствовали ослабление своих магических способностей, и решили, что миру <text:soft-page-break/>приходит конец?</text:p>
      <text:p text:style-name="P45">–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5">– Ээээ… ммм… А вы пробовали обратиться к врачу? – начал я как можно мягче.</text:p>
      <text:p text:style-name="P45">БАЦ!</text:p>
      <text:p text:style-name="P45">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5">– Это бесполезно… Он не верит мне. У меня нет времени его переубедить.</text:p>
      <text:p text:style-name="P45">Потом она обратилась ко мне.</text:p>
      <text:p text:style-name="P45">– <text:s/>Извини. Сорвалась. Мне очень стыдно. Последнее время всё идёт наперекосяк, совсем не так, как мы планировали.</text:p>
      <text:p text:style-name="P45">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1">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1"/>
      <text:p text:style-name="P51">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1">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1">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5">–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1">Я снял её копыто со своего плеча и осторожно поставил на пол.</text:p>
      <text:p text:style-name="P45"><text:span text:style-name="T1">– Зачем? </text:span>– спросил я. – Что это за театр, твоё… Ваше Высочество? Во-первых, я не давал своё согласие на чтение моих мыслей. Во-вторых…</text:p>
      <text:p text:style-name="P45"><text:soft-page-break/>Я присел на корточки, раздвинул гриву и снизу вверх заглянул в морду аликорнице.</text:p>
      <text:p text:style-name="P51">–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1">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1">–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1">Я протянул руку, вытер ей слёзы и погладил по шее.</text:p>
      <text:p text:style-name="P51">– Не плачь. Я не отказываюсь. Хотя, скорее всего, Стар Свирл что-то напутал в заклинании, потому что я человек, а не сверхаликорн.</text:p>
      <text:p text:style-name="P51">–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1">Селестия успокоилась и смущённо потёрлась носом мне о плечо.</text:p>
      <text:p text:style-name="P51">– <text:s/>И я не читала твои мысли. У тебя на лице и так всё написано — ты не умеешь скрывать эмоции.</text:p>
      <text:p text:style-name="P51">Наружная дверь заскрипела, после чего коридор наполнился топотом множества копыт и шумом голосов.</text:p>
      <text:p text:style-name="P45">Аликорница <text:span text:style-name="T1">прислушалась, </text:span>всполошилась и стала носиться по читальному залу с загнанным видом.</text:p>
      <text:p text:style-name="P45">– <text:s/>Кентаврячьи яйца! Они нашли меня!</text:p>
      <text:p text:style-name="P45">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5">– <text:s/>Ты! Чего! Делаешь! Твоё, <text:span text:style-name="T1">блин,</text:span> высочество!!! – <text:s/>я едва уберёг <text:span text:style-name="T1">своё </text:span>естество от острого рога.</text:p>
      <text:p text:style-name="P45">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5">– Помоги! Мне самой не закрыть замок, – <text:s/>обратилась аликорница ко мне, тщётно пытаясь охватить зубами раскрытую защёлку.</text:p>
      <text:p text:style-name="P4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5">–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5">– <text:s/>Давай я помогу! – <text:s/>Селестия изогнула шею и стала зубами сжимать защёлку.</text:p>
      <text:p text:style-name="P45">ШЛОП!</text:p>
      <text:p text:style-name="P4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1">Увидев Селестию, толпа замерла. Та в попытке спрятать меня, раскрыла крылья.</text:p>
      <text:p text:style-name="P51">В наступившей тишине аликорница прошептала мне убито:</text:p>
      <text:p text:style-name="P45">– <text:s/><text:span text:style-name="T1">Что-то мне не хочется оборачиваться.</text:span></text:p>
      <text:p text:style-name="P51">– <text:s/>А придётся. Кстати, крылья можешь опустить. Всё равно видна табуретка и мои ноги.</text:p>
      <text:p text:style-name="P51">Селестия закрыла глаза и медленно обернулась к толпе.</text:p>
      <text:p text:style-name="P4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5"><text:soft-page-break/><text:span text:style-name="T1">– Занавес. </text:span>– <text:s/><text:span text:style-name="T1">подытожил я.</text:span></text:p>
      <text:p text:style-name="P45"/>
      <text:h text:style-name="P133" text:outline-level="2"><text:span text:style-name="T7">5. </text:span>Индиго</text:h>
      <text:p text:style-name="P45"/>
      <text:p text:style-name="P45">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5">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5">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5">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1"><text:span text:style-name="T1">– </text:span>А-а-апчхииии! – раздалось прямо у меня под ногами.</text:p>
      <text:p text:style-name="P51">–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1">– Ты кто? – машинально спросил я.</text:p>
      <text:p text:style-name="P51">– Индиго. – ответили глаза.</text:p>
      <text:p text:style-name="P51">Ответ не прояснил ситуацию ни на йоту, так что я продолжил.</text:p>
      <text:p text:style-name="P51">– А чего ты под лавкой делаешь?</text:p>
      <text:p text:style-name="P51">– Прячусь.</text:p>
      <text:p text:style-name="P51">Поняв, что расспросами ничего не добьёшься, я предложил прямо:</text:p>
      <text:p text:style-name="P51">– Может, ты вылезешь? Меня можно не бояться. Я не страшный.</text:p>
      <text:p text:style-name="P51">Под лавкой началась <text:s/>возня и сопение, потом наружу вылез жеребёнок-единорог насыщенного фиолетового цвета.</text:p>
      <text:p text:style-name="P51">– А я тебя вовсе и не боюсь. Вот ещё! Я в прятки играла.</text:p>
      <text:p text:style-name="P51">–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1">– Ничо страшного! – малютка вытерла нос. – Меня всё равно искать некому.</text:p>
      <text:p text:style-name="P51">– Это как? Ты же с кем-то в прятки играешь? – продолжал допытываться я.</text:p>
      <text:p text:style-name="P51">– Сама с собой и играю. – хмуро ответила кобылка. – А тебе чего, дяденька?</text:p>
      <text:p text:style-name="P51">Я понял, что жеребёнок не настроен на беседу. Пожал плечами <text:s/>и повернулся было уходить.</text:p>
      <text:p text:style-name="P51">– Эээ, гм…</text:p>
      <text:p text:style-name="P51">Я повернулся обратно.</text:p>
      <text:p text:style-name="P51">– Что?</text:p>
      <text:p text:style-name="P51">Единорожка ковыряла копытом землю и шмыгала носом, не смотря на меня. Я терпеливо ждал.</text:p>
      <text:p text:style-name="P51"><text:soft-page-break/>– Дяденька, а ты не мог бы спросить принцессу Селестию, куда девалась Шейла Блюскай? А то мне играть не с кем.</text:p>
      <text:p text:style-name="P51">– При случае спрошу. Если встречу.</text:p>
      <text:p text:style-name="P51">– Встретишь, конечно! Скажи ей, что у меня сегодня день рождения, и я очень сильно огорчилась, когда она на него не пришла!</text:p>
      <text:p text:style-name="P51"><text:s/>Такая уверенность кобылки меня заинтриговала. Я пригляделся к жеребёнку повнимательнее. Да нет, вроде, раньше её не встречал.</text:p>
      <text:p text:style-name="P51">– Позволь поинтересоваться, откуда у тебя такая уверенность, что я встречусь с Селестией? Я ей, знаешь ли, свиданий не назначаю.</text:p>
      <text:p text:style-name="P51">– Да ладно-о-о, брось заливать-то! – скептически протянуло юное создание. – Все знают, что вы встречаетесь. Вот и спроси её, пажалста, когда увидишь.</text:p>
      <text:p text:style-name="P51">– Кто это «все»?</text:p>
      <text:p text:style-name="P51">– Ну, прислуга, стража, мой па…</text:p>
      <text:p text:style-name="P51">Ох! Во что же это такое я вляпался, а? За кого они меня, чёрт побери, принимают?</text:p>
      <text:p text:style-name="P51">Я присел на лавочку и наклонился пониже, чтобы наши головы были на одном уровне.</text:p>
      <text:p text:style-name="P51">– А твоего «па» не смущает, что я и Селестия м-м-м… немного разных видов? Точнее, совсем разных?</text:p>
      <text:p text:style-name="P51">– И чо? – без малейшего замешательства спросила кроха.</text:p>
      <text:p text:style-name="P51">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1">–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1">–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1">– <text:s/>Кха-кхе-гррхмм... Э-э-э... м-м-м... ну-у-у...</text:p>
      <text:p text:style-name="P51">У меня в голове произошло короткое замыкание. Слова пропали. Уши начали гореть.</text:p>
      <text:p text:style-name="P51">– <text:s/>Как, ты говоришь, тебя зовут? – в конце-концов выдавил осипшим голосом я, стараясь перевести тему. – Про чей день рождения я должен рассказать?</text:p>
      <text:p text:style-name="P51">–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1">У меня в памяти зажглась лампочка.</text:p>
      <text:p text:style-name="P51">– Постой-постой, не части. Твой отец, случайно, не Хорст Мэдтроттер?</text:p>
      <text:p text:style-name="P51">– Агась. А ты откуда знаешь?</text:p>
      <text:p text:style-name="P51">– Да так, один пони сказал. – я полез за пазуху и достал красную коробочку. – Вот тебе подарок.</text:p>
      <text:p text:style-name="P51">–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1">– Вообще-то, это не мой подарок. Его просил передать один старик, Норф Каррус из каретной мастерской.</text:p>
      <text:p text:style-name="P51"><text:soft-page-break/>– Аааа, я его знаю! Мы с Шейлой ходили к нему играть, пока она не пропала. У Норфа интересно!</text:p>
      <text:p text:style-name="P51">Индиго открыла коробочку. Внутри на подстилке из тырсы лежала крохотная модель кареты в мельчайших подробностях.</text:p>
      <text:p text:style-name="P51">– Ух ты! – благоговейно прошептала Индиго. – Королева Лорен! Я даже управляла ею немножко.</text:p>
      <text:p text:style-name="P51">– Как ею можно управлять, если она не запряжена? Уж не Норф ли таскал её? – усомнился я.</text:p>
      <text:p text:style-name="P51">–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1">Я остался сидеть в полнейшем замешательстве. </text:p>
      <text:p text:style-name="P51"/>
      <text:p text:style-name="P53">***</text:p>
      <text:p text:style-name="P51">&lt;<text:span text:style-name="T45">Depeche Mode - Painkiller</text:span>&gt;</text:p>
      <text:p text:style-name="P5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1"/>
      <text:p text:style-name="P51">В дверях библиотеки появился знакомый силуэт.</text:p>
      <text:p text:style-name="P51">– Привет, твоё высочество! Тебя уже выпустили, или опять от докторов смылась?</text:p>
      <text:p text:style-name="P51">Аликорница прошла в комнату и устало уселась рядом со мной.</text:p>
      <text:p text:style-name="P51">–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1">Я с подозрением посмотрел на Селестию. Где-то я уже видел эту улыбочку на хитрой роже.</text:p>
      <text:p text:style-name="P51">–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1">– Вот ещё! – возмущению Селестии не было предела. Аликорница встала и демонстративно повернулась ко мне задом.</text:p>
      <text:p text:style-name="P51">–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1">Я подёргал замок на накрупнике. Таки не врёт.</text:p>
      <text:p text:style-name="P51">– Убедился? Вообще-то, такое недоверие меня оскорбляет. Ни один пони так бы себя не вёл со мной. – Селестия улеглась возле кресла и надулась.</text:p>
      <text:p text:style-name="P51">– Разумеется, твои подданные вели бы себя с большим пиететом. Но я же не твой подданный, твоё высочество!</text:p>
      <text:p text:style-name="P51">Аликорница вскинула копыто к виску.</text:p>
      <text:p text:style-name="P51">–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1">– Окей, как хочешь. Никаких больше высочеств.</text:p>
      <text:p text:style-name="P51"><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0">расписать сложности общения и мороку с этикетом</text:span>&gt;</text:p>
      <text:p text:style-name="P51">Селестия сморщила нос в улыбке и спросила, прикрывшись крылом:</text:p>
      <text:p text:style-name="P51">– К слову, а что говорят мои подданные про нас? Что означает «чёрте-что»?</text:p>
      <text:p text:style-name="P51">Я вспомнил разговор с Индиго и почувствовал, как снова начинают гореть уши.</text:p>
      <text:p text:style-name="P51">– Чёрте-что — это значит «ерунда». Большая ерунда.</text:p>
      <text:p text:style-name="P51">– Оу, как интересно! – Селестия приблизила ко мне морду и повернула уши. – Расскажи-ка поподробнее. Я вся во внимании.</text:p>
      <text:p text:style-name="P51">–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1">Аликорница, широко раскрыв глаза, медленно тянула ко мне морду. Наконец, когда наши носы почти соприкоснулись, она не выдержала.</text:p>
      <text:p text:style-name="P51">– А-ха-ха-ха-ха-ха-ха!!! О-у-у-у-у-у-ха-ха-ха! И-и-и-и-ха-ха-ха! – Селестия перевернулась на спину и дёргала от смеха копытами.</text:p>
      <text:p text:style-name="P51">– <text:s/>Очень смешно! Ей говорят, что она подозревается в сексуальных извращениях, а она регочет! Мне-то пофиг, а тебе ещё править придётся!</text:p>
      <text:p text:style-name="P51">– <text:s/>И-и-изви-ни, Макс, не-мо-гу-у-у-у… Ох! Давненько я так не смеялась! Лет двести — так точно!</text:p>
      <text:p text:style-name="P51">Я потянул её за копыто и перевернул обратно на живот.</text:p>
      <text:p text:style-name="P51">– Что смешного-то?</text:p>
      <text:p text:style-name="P51">Аликорница вытерла крылом выступившие слёзы и объяснила:</text:p>
      <text:p text:style-name="P51">–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1">– Ты не видишь ничего странного в межвидовых спариваниях? – охренел я. – Куда я, блин, попал???</text:p>
      <text:p text:style-name="P51">Селестия развернула моё кресло к себе и задумчиво посмотрела мне в глаза.</text:p>
      <text:p text:style-name="P51">– Очевидно, мне стоит рассказать тебе, Макс, откуда произошли пегасы и единороги.</text:p>
      <text:p text:style-name="P51">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1">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1">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1">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1"><text:soft-page-break/>– А как выглядят сами истинные единороги? – спросил я.</text:p>
      <text:p text:style-name="P51">–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1">– Ха! – ответил я. – В моём мире они также известны. Правда, как несуществующий, сказочный вид.</text:p>
      <text:p text:style-name="P51">–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1">– Хм. А что было дальше?</text:p>
      <text:p text:style-name="P51">–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1">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1"/>
      <text:p text:style-name="P51">Селестия встала, потянувшись по-кошачьи, и направилась к выходу. У двери она обернулась ко мне.</text:p>
      <text:p text:style-name="P51">– Сто лет не гуляла по парку. Составишь мне компанию?</text:p>
      <text:p text:style-name="P51">Я поднялся с кресла, гадая, шутила Селестия про сто лет, или нет?</text:p>
      <text:p text:style-name="P51">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1">–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1">–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1">Селестия грустно засмеялась своим мыслям.</text:p>
      <text:p text:style-name="P51">–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1">– А о чём ты грустила?</text:p>
      <text:p text:style-name="P51">–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1">– Но ты не выглядишь сумасшедшей.</text:p>
      <text:p text:style-name="P51">–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1"><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1">– Постой, а как же Луна? Мне показалось, она питала тёплые чувства к Кимеринну?</text:p>
      <text:p text:style-name="P51">Селестия задумалась, автоматически ковыряя копытом ямку под валуном.</text:p>
      <text:p text:style-name="P51">–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1">– А Дискорд? Ты говорила, он от древности вообще сбрендил. Тем-не-менее, он определённо «подъезжал» к Луне тогда, в развалинах.</text:p>
      <text:p text:style-name="P51">–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1">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1">–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1">Селестия рассмеялась.</text:p>
      <text:p text:style-name="P51">–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1">Селестия вскочила с места.</text:p>
      <text:p text:style-name="P51">– АЙ-Я-Я-Я-Я-Й!</text:p>
      <text:p text:style-name="P51">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1">– Раньше тут не было муравейника!!! – Селестия с мольбой взглянула на меня. – Мааакс!! Помоги! Они кусаются! Я <text:s/>сейчас свихнусь почище Дискорда!</text:p>
      <text:p text:style-name="P51">Аликорница подпрыгнула и, взбрыкнув, начала кружиться в обратную сторону.</text:p>
      <text:p text:style-name="P51">– Вот нечего землю ковырять там, где не надо! Стой!!! – я схватил её за хвост, останавливая. Затем осторожно завёл руку под накрупник.</text:p>
      <text:p text:style-name="P51">…</text:p>
      <text:p text:style-name="P51">–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1">– Да ладно! Мне это ничего не стоило.</text:p>
      <text:p text:style-name="P51">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1">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1">– Эммм... Селестия?</text:p>
      <text:p text:style-name="P51">– Дааа? – ответила аликорница, не повернув головы. В её тоне слышались смешливые нотки.</text:p>
      <text:p text:style-name="P51">Я вытащил руку из-под накрупника.</text:p>
      <text:p text:style-name="P51">– Всё в порядке?</text:p>
      <text:p text:style-name="P51">Селестия повернула голову, и я ясно увидел широкую улыбку и фирменный ехидный прищур из-под чёлки.</text:p>
      <text:p text:style-name="P51">– А почему ты спрашиваешь? Ты разобрался с муравьями?</text:p>
      <text:p text:style-name="P51">– Вроде да. Хотя, по-моему, дело уже не в муравьях.</text:p>
      <text:p text:style-name="P51">– По-моему, тоже. – рассмеялась аликорница. – Продолжай...</text:p>
      <text:p text:style-name="P51"/>
      <text:h text:style-name="P132" text:outline-level="2">6. Стыд</text:h>
      <text:p text:style-name="P51"/>
      <text:p text:style-name="P57">~~~ Завтра на семь в библиотеке ~~~</text:p>
      <text:p text:style-name="P57"/>
      <text:p text:style-name="P51">–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1">Норф носился по мастерской, окрылённый новообретённым учеником.</text:p>
      <text:p text:style-name="P51">–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1">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1"><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1">Я посмотрел на часы. До семи оставалось двадцать минут — как раз, чтоб успеть дойти до библиотеки. Я намеренно уронил на пол тяжёлый рашпиль.</text:p>
      <text:p text:style-name="P51">– На сегодня довольно. Я ж вижу, ты торопишься. – заметил Норф, просыпаясь.</text:p>
      <text:p text:style-name="P51">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1">Я закрыл пенал и сунул его во внутренний карман куртки.</text:p>
      <text:p text:style-name="P51">– Завтра будешь? – спросил Норф. – Надо бы закончить заказ из <text:s/>Троттингема.</text:p>
      <text:p text:style-name="P51">– В это же время. – подтвердил я.</text:p>
      <text:p text:style-name="P51"/>
      <text:p text:style-name="P53">***</text:p>
      <text:p text:style-name="P51"/>
      <text:p text:style-name="P51">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1">– Здрасьте!</text:p>
      <text:p text:style-name="P51">Аликорница не ответила, всматриваясь в глобус.</text:p>
      <text:p text:style-name="P51">– Привет, говорю! – я подошёл вплотную и легонько сжал ей холку.</text:p>
      <text:p text:style-name="P51">– А, это ты, Макс? Привет. – аликорница, наконец, оторвалась от разноцветной сферы. – Как осваиваешься?</text:p>
      <text:p text:style-name="P51">– Нормально осваиваюсь. Работу себе нашёл. К <text:s/>Норфолку Каррусу в ученики записался.</text:p>
      <text:p text:style-name="P51">–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1">–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1">– Да, уже пять дней. Так здорово снова чувствовать свои мышцы! Корсет был ужасен.</text:p>
      <text:p text:style-name="P51">Аликорница прошлась передо мной с раскрытыми крыльями, демонстрируя восстановленную работоспособность.</text:p>
      <text:p text:style-name="P51">– Ну что же, и я рад за тебя. – я отвернулся, присел на край стола и стал изучать потолок. – Зачем вызывала?</text:p>
      <text:p text:style-name="P51"><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1">– Ты сердишься?</text:p>
      <text:p text:style-name="P51">Её ресницы щекотали мне щёку. Я отодвинул её морду от лица и сказал скучающим тоном:</text:p>
      <text:p text:style-name="P51">– Та не, с чего бы? За что мне на тебя сердиться?</text:p>
      <text:p text:style-name="P51">– Но ты ведёшь себя как чужой. Как будто мы незнакомы! Ещё чуть-чуть, и станешь называть меня на «Вы» и «Ваше Высочество».</text:p>
      <text:p text:style-name="P51">Меня прорвало.</text:p>
      <text:p text:style-name="P51">–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1">Я вытащил из заднего кармана брюк смятую записку с королевскими вензелями и бросил её под ноги Селестии.</text:p>
      <text:p text:style-name="P51">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1">Наконец Селестия развернулась и глубоко выдохнула.</text:p>
      <text:p text:style-name="P51">–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1">Я подошёл к аликорнице и прикоснулся к её шее.</text:p>
      <text:p text:style-name="P51">– Всё в порядке. Я тебя понимаю — и ценю твоё признание. Сам бы ещё и не так себя повёл на твоём месте.</text:p>
      <text:p text:style-name="P51">– Да? А как бы ты себя повёл? – заинтересовалась Селестия.</text:p>
      <text:p text:style-name="P51">Я вспомнил свои неудачные попытки завязать личную жизнь с девушками. Конечно, те были далеки от совершенства. Но так ли безгрешен был я сам?</text:p>
      <text:p text:style-name="P51">– Я бы не извинился. Огрызался бы и считал себя правым до последнего. Ещё и послал бы подальше.</text:p>
      <text:p text:style-name="P51">Аликорница насмешливо покачала головой.</text:p>
      <text:p text:style-name="P51">–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1">Я снова присел на столик, теперь уже лицом к аликорнице.</text:p>
      <text:p text:style-name="P51">– Так что случилось? Куда ты пропадала? Рассказывай.</text:p>
      <text:p text:style-name="P51">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1">– Что ты видишь? – спросила она напряжённо.</text:p>
      <text:p text:style-name="P51">–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1"><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1">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1">– Ты не ошиблась? Нет тут никакого города.</text:p>
      <text:p text:style-name="P51">– Сейчас нет. Раньше был. – еле слышно прошептала аликорница.</text:p>
      <text:p text:style-name="P51">– Чего ты так волнуешься? Может, на более подробной карте есть? Я бы на точность глобуса не слишком полагался.</text:p>
      <text:p text:style-name="P51">–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1">– Так, может, его и не было? – заметил я цинично.</text:p>
      <text:p text:style-name="P51">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1">–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1">– А как ты сама помнишь о том заклинании, если оно стёрто из бытия? – резонно подметил я.</text:p>
      <text:p text:style-name="P51">– У меня есть защита памяти. Я поставила её, когда сражалась с Иггусом… Правда, защита еле действует, так как прошло очень много времени.</text:p>
      <text:p text:style-name="P51">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1">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1">Аликорница потёрла висок и растерянно посмотрела на меня.</text:p>
      <text:p text:style-name="P51">–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1">Я обнял аликорницу, успокаивая.</text:p>
      <text:p text:style-name="P51">– Не волнуйся, принцесса. Ты делаешь всё, что от тебя зависит. Не твоя вина, если это происходит.</text:p>
      <text:p text:style-name="P51">Селестия рассеянно мотнула головой, не соглашаясь со мной.</text:p>
      <text:p text:style-name="P51">–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51">Она проследовала к выходу, кивком головы приглашая меня следовать за ней.</text:p>
      <text:p text:style-name="P51">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1">–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1">– Да так, ни о чём. – покраснел я, вернувшись на дорожку.</text:p>
      <text:p text:style-name="P51">Селестия всмотрелась в меня внимательно и всё поняла.</text:p>
      <text:p text:style-name="P51">– <text:s/>Нам не туда. Не сейчас. Я хочу показать тебе Эквестрию. – тихо сказала она.</text:p>
      <text:p text:style-name="P51">&lt;<text:span text:style-name="T46">Pet Shop Boys — A Man Could Get Arrested</text:span>&gt;</text:p>
      <text:p text:style-name="P51">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1"><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1">Она ещё сочувствует! Я старался не смотреть в её сторону, отводя глаза. Так мы дошли до городской стены.</text:p>
      <text:p text:style-name="P51">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1">Взобравшись на галерею по винтовой лестнице крохотной сторожевой башенки, мы остановились у зубца.</text:p>
      <text:p text:style-name="P51">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1">– Что ты чувствуешь? – спросила аликорница.</text:p>
      <text:p text:style-name="P51">– У меня нет слов. Ничего прекраснее я в жизни не видел! – только и смог выговорить я.</text:p>
      <text:p text:style-name="P51">Селестия склонила голову, соглашаясь.</text:p>
      <text:p text:style-name="P51">–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1">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1">– Прошлогодний выпуск. – заметила Селестия. – Отличная работа, хотя жеребячливости хватает. Что неудивительно, учитывая их возраст.</text:p>
      <text:p text:style-name="P51">–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0"> </text:span>И вообще, зачем вам учиться летать, если вы и так это умеете с рождения?</text:p>
      <text:p text:style-name="P51">–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1">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1">– Проблемы? Что за проблемы? Извини, я таки прослушал.</text:p>
      <text:p text:style-name="P51">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1">– Когда твоя жизнь длится тысячи лет, начинаешь тонко чувствовать гармонию мира. – начала она.</text:p>
      <text:p text:style-name="P51"/>
      <text:h text:style-name="Heading_20_2" text:outline-level="2"><text:span text:style-name="T1">7</text:span>. Нелетающие пегасы</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7">–</text:span> Постой, постой, <text:span text:style-name="T7">–</text:span> я попыталась удержать ускользающую тень сомнения. <text:span text:style-name="T7">–</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7">–</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7">–</text:span> По состоянию здоровья? <text:span text:style-name="T7">–</text:span> переспросила я, не спуская с него взгяд.</text:p>
      <text:p text:style-name="P1"><text:span text:style-name="T7">–</text:span> Да, Ваше Высочество, <text:span text:style-name="T7">–</text:span> гонец потупил взгляд, глаза его забегали, <text:span text:style-name="T7">–</text:span> по состоянию здоровья.</text:p>
      <text:p text:style-name="P4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7">–</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7">–</text:span> Эммм… Они… м-м-м… не больны… в некотором смысле… <text:span text:style-name="T7">–</text:span> гонец изо всех сил ковырял копытом <text:s/>литку, пряча взгляд. <text:span text:style-name="T7">–</text:span> Они… мнэээ… сами… в некотором роде… кхм. Нервный срыв. Переутомление и бессонница… Кхм.</text:p>
      <text:p text:style-name="P1"><text:span text:style-name="T7">–</text:span> Сами <text:span text:style-name="T7">—</text:span> что? <text:span text:style-name="T7">–</text:span> Я постепенно начала понимать причину смущения гонца.</text:p>
      <text:p text:style-name="P1"><text:span text:style-name="T7">–</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7">—</text:span> в возможности летать. И добровольно отказаться от полётов для него <text:span text:style-name="T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7">–</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7">– </text:span>Добрый день, Ваше Высочество! <text:span text:style-name="T7">–</text:span> склонились они в поклоне. После некоторого перешёптывания, они всё же назвались по очереди.</text:p>
      <text:p text:style-name="P1"><text:span text:style-name="T7">–</text:span> А где восьмой? <text:span text:style-name="T7">–</text:span> удивилась я. <text:span text:style-name="T7">–</text:span> Мне сказали, вас было восемь. Восемь отказавшихся летать.</text:p>
      <text:p text:style-name="P1"><text:span text:style-name="T7">–</text:span> Да, Ваше Высочество, п-принцесса Селестия, <text:span text:style-name="T7">–</text:span> старший из них запинался от волнения. <text:span text:style-name="T7">–</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7">–</text:span> Успокойтесь, <text:span text:style-name="T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7">–</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1">старший. </text:span><text:span text:style-name="T2">–</text:span><text:span text:style-name="T4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7">— и втайне немного завидовала этому</text:span>. Если бы сестра со своими способностями к магии умела обуздывать свои эмоции <text:span text:style-name="T7">—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text:soft-page-break/>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1">–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1">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1">Ну что же, основное искусство правления <text:span text:style-name="T7">— умение делегировать полномочия. Вечером того же дня я села за письменный стол.</text:span></text:p>
      <text:p text:style-name="P45">“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1"/>
      <text:p text:style-name="P53">***</text:p>
      <text:p text:style-name="P51"/>
      <text:p text:style-name="P51">– Так ты поручила Твайлайт Спаркл расследование необычных снов жеребят?</text:p>
      <text:p text:style-name="P51">– Да, их и других подобных, начавшихся у многих пони. Мы назвали подобные сны «потусторонними» <text:span text:style-name="T7">—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7"> Они засыпают, а на утро находят лишь примятую простыню в постели.</text:span></text:p>
      <text:p text:style-name="P51">– А что стало с жеребятами? – спросил я. – Они перестали бояться экзаменов?</text:p>
      <text:p text:style-name="P51">–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1">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1">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1">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1">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text:soft-page-break/>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1">Описав круг, Селестия перелетела через стену и приземлилась в парке. Я скатился на траву, пытаясь вдохнуть.</text:p>
      <text:p text:style-name="P51">– Что... Это... Было?</text:p>
      <text:p text:style-name="P51">Селестия осторожно, но настойчиво повалила меня на траву и принялась ощупывать рёбра.</text:p>
      <text:p text:style-name="P51">– Так больно? А так?</text:p>
      <text:p text:style-name="P51">–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1">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1">–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1">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1">– Не могу поверить. В Кантерлоте никогда не было землетрясений. Это неестественно. – пробормотала аликорница растерянно. – Слишком быстро.</text:p>
      <text:p text:style-name="P51">– Что <text:span text:style-name="T7">— </text:span>быстро? – не выдержал я.</text:p>
      <text:p text:style-name="P51">–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1">– Нет проблем, Селестия. Я всё понимаю.</text:p>
      <text:p text:style-name="P51">Аликорница приготовилась было взлетать, но в последний момент, приняв какое-то решение, остановилась.</text:p>
      <text:p text:style-name="P51">– Макс?</text:p>
      <text:p text:style-name="P51">– Да?</text:p>
      <text:p text:style-name="P51">– Мы уже достаточно неплохо знаем друг друга. Могу сказать, что ты меня знаешь лучше, чем кто-либо ещё во дворце, за исключением Луны.</text:p>
      <text:p text:style-name="P51">– Да?</text:p>
      <text:p text:style-name="P51">– Да. Зови меня Тия&lt;<text:span text:style-name="T14">Сел !!!</text:span>&gt;. Если хочешь.</text:p>
      <text:p text:style-name="P51">– Хорошо. До встречи, Тия.</text:p>
      <text:p text:style-name="P51">– До встречи, Макс.</text:p>
      <text:p text:style-name="P51"/>
      <text:h text:style-name="Heading_20_2" text:outline-level="2"><text:span text:style-name="T1">8</text:span>. <text:span text:style-name="T7">40-6</text:span></text:h>
      <text:p text:style-name="P69">Mark Knopfler — Hill Farmers Blues — или на следующую главу (прощание)</text:p>
      <text:p text:style-name="P51"/>
      <text:p text:style-name="P5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0">Истончения </text:span>(быть может, к счастью). Всё, что я могу <text:span text:style-name="T7">— оставить тебе напутствие.</text:span></text:p>
      <text:p text:style-name="P57"><text:soft-page-break/><text:span text:style-name="T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7"><text:span text:style-name="T7">Тебе может не нравиться этот мир. Тебе могут не нравиться пони. Ты можешь быть удивлён и обижен </text:span>их <text:span text:style-name="T7">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7">Будь снисходителен. Будь терпелив, добр и, по возможности, мудр <text:span text:style-name="T7">— </text:span>и ты увидишь, как мир меняется к лучшему. Он очень молод и гибок. Он горит желанием изменяться. Но в этом его слабость <text:span text:style-name="T7">— </text:span>он может меняться и в плохую сторону. От тебя зависит, в какую.</text:p>
      <text:p text:style-name="P57">Эх, хотел бы я поменяться с тобой местами <text:span text:style-name="T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7">Удачи!</text:p>
      <text:p text:style-name="P45">…</text:p>
      <text:p text:style-name="P45"/>
      <text:p text:style-name="P51">Тоже мне, философ выискался, Диоген копытный! Вот не люблю, когда всякие "гуру" с глубокомысленным видом порют чушь. Эквестрия <text:span text:style-name="T9">—</text:span> отличная страна, пони <text:span text:style-name="T9">— </text:span><text:span text:style-name="T7">прекрасные создания, порядки тут отличные! Чисто, культурно, вежливо. Дворецкий </text:span><text:span text:style-name="T9">—</text:span><text:span text:style-name="T7">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7">– </text:span>Её Высочество Принцесса Селестия хочет видеть вас, человек Макс.</text:p>
      <text:p text:style-name="P1">Я захлопнул трактат<text:span text:style-name="T7">.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7">–</text:span> Уже иду. Где я могу её найти?</text:p>
      <text:p text:style-name="P1"><text:span text:style-name="T7">–</text:span> Я проведу вас, человек Макс. <text:span text:style-name="T7">–</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7"> </text:span><text:span text:style-name="T36">— вся архитектура явно </text:span><text:span text:style-name="T32">была </text:span><text:span text:style-name="T36">заточена под крылатых. Таких, для которых приземлиться на балкон в тронном зале или уйти через портик на крыше</text:span><text:span text:style-name="T47"> </text:span><text:span text:style-name="T36">— обычное дело. </text:span><text:span text:style-name="T47">Хорошо, что ежедневные посещения каретной мастерской подняли мой тонус, изрядно посаженный сидячим образом жизни.</text:span></text:p>
      <text:p text:style-name="P1"><text:span text:style-name="T47">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7">–</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36"> </text:span><text:span text:style-name="T32">Его центр занимал высокий </text:span><text:span text:style-name="T36">кругл</text:span><text:span text:style-name="T32">ый</text:span><text:span text:style-name="T36"> </text:span><text:span text:style-name="T32">футон</text:span><text:span text:style-name="T36"> </text:span><text:span text:style-name="T32">с</text:span><text:span text:style-name="T36"> велик</text:span><text:span text:style-name="T32">им</text:span><text:span text:style-name="T36"> множество</text:span><text:span text:style-name="T32">м</text:span><text:span text:style-name="T3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5">– Рада тебя видеть, Макс. – знакомый силуэт на балконе повернулся в мою сторону. Гардины раздвинулись и Селестия вошла в комнату.</text:p>
      <text:p text:style-name="P45">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20">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5">Аликорница смотрела на меня из под чёлки с фирменной саркастической улыбочкой.</text:p>
      <text:p text:style-name="P45">– <text:span text:style-name="T1">Такое впечатление, что ты увидел не меня, а василиска! Отомри!</text:span></text:p>
      <text:p text:style-name="P51">Я выдохнул.</text:p>
      <text:p text:style-name="P45">– <text:span text:style-name="T1">Как ты это делаешь? Я видел тебя и раньше, но ты никогда не была такой... Такой...</text:span></text:p>
      <text:p text:style-name="P4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1">Селестия тихо рассмеялась.</text:p>
      <text:p text:style-name="P45">– <text:span text:style-name="T1">Могу же я расслабиться хотя бы раз в сто лет? Я тоже живое существо, что бы там ни говорили подпольщики.</text:span></text:p>
      <text:p text:style-name="P51">Она кивком указала мне на тапочки в углу рядом с накопытниками. Я переобулся и вошёл в комнату.</text:p>
      <text:p text:style-name="P45">– <text:span text:style-name="T1">О каких подпольщиках ты говоришь? В Эквестрии зреет революция?</text:span></text:p>
      <text:p text:style-name="P45">Селестия подошла к фонтанчику и начала набирать воду в серебряный чайник.</text:p>
      <text:p text:style-name="P45">–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1"><text:soft-page-break/>Аликорница смутилась.</text:p>
      <text:p text:style-name="P51">–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5"><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4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5"><text:span text:style-name="T1">–</text:span> Спасибо, Селестия. Пожалуй, буду “кантерлотский королевский”.</text:p>
      <text:p text:style-name="P51">Аликорница искоса зыркнула на меня, недовольно сморщив нос.</text:p>
      <text:p text:style-name="P45"><text:span text:style-name="T1">–</text:span> Мы же договорились! Тия! Не хватало мне ещё слышать официоз у себя дома. Его в моей жизни и так хватает.</text:p>
      <text:p text:style-name="P45">Она открыла шкафчик и, потянув зубами золотой шнурок, вытащила чёрный с золотом пакетик.</text:p>
      <text:p text:style-name="P45"><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5">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5"><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5">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5"><text:span text:style-name="T1">–</text:span> Не стой столбом, Макс! Об тебя можно взгляд поцарапать!</text:p>
      <text:p text:style-name="P45">Я присел на краешек. Она немного придвинулась ко мне и смешливо сощурилась.</text:p>
      <text:p text:style-name="P45"><text:span text:style-name="T1">–</text:span> Ты не против, если мы продолжим знакомство? Я хотела пригласить тебя на чай ещё вчера, но землетрясение…</text:p>
      <text:p text:style-name="P45">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5">Тия виновато сморщила нос.</text:p>
      <text:p text:style-name="P45"><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5">Я молчал, раздумывая, чтобы такое остроумное ляпнуть в ответ, когда аликорница шутливо ткнула меня копытом в плечо. </text:p>
      <text:p text:style-name="P45"><text:span text:style-name="T1">–</text:span> Ну же, Макс, ты как деревянный! Расслабься! Можно подумать, тебя никогда раньше не приглашали на свидания!</text:p>
      <text:p text:style-name="P45">От неожиданности я повалился на ложе.</text:p>
      <text:p text:style-name="P45"><text:span text:style-name="T1">–</text:span> Эй, полегче! Ты пихаешься, как бульдозер!</text:p>
      <text:p text:style-name="P45"><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5">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5"><text:span text:style-name="T1">–</text:span> Ты чего??? <text:span text:style-name="T1">–</text:span> я непонимающе уставился на аликорницу.</text:p>
      <text:p text:style-name="P45"><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0">Мне печалиться не стоит</text:p><text:p text:style-name="P110">Жизнь прекрасна и ярка</text:p><text:p text:style-name="P110">Телом молода, душою —</text:p><text:p text:style-name="P110">Как дракон морской мудра</text:p><text:p text:style-name="P110"/><text:p text:style-name="P110">Я видала взлёт империй,</text:p><text:p text:style-name="P110">Я жила среди легенд,</text:p><text:p text:style-name="P110">Древней магии мистерий</text:p><text:p text:style-name="P110">Я прилежнейший студент</text:p><text:p text:style-name="P110"/><text:p text:style-name="P110">Обожаема народом,</text:p><text:p text:style-name="P110">Уважаема врагом,</text:p><text:p text:style-name="P110">Но друзей моих немного,</text:p><text:p text:style-name="P110">Но жжёт душу холодом</text:p><text:p text:style-name="P110"/><text:p text:style-name="P110">Одинока и печальна,</text:p><text:p text:style-name="P110">Недоступна и строга,</text:p><text:p text:style-name="P110">Потеряла изначальный</text:p><text:p text:style-name="P110">Смысл жизни навсегда</text:p><text:p text:style-name="P110"/><text:p text:style-name="P110">Жизнь моя теперь публична,</text:p><text:p text:style-name="P110">Жизнь моя теперь для всех,</text:p><text:p text:style-name="P110">В этом — горе, в этом — счастье,</text:p><text:p text:style-name="P110">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5">Аликорница поводила носом над чашками и заметила:</text:p>
      <text:p text:style-name="P45">–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45">Я трогал пальцем ноги воду, сидя на бортике бассейна, когда дверь открылась и внутрь сунулся нос аликорницы.</text:p>
      <text:p text:style-name="P45">– Тебе в чай класть мёд или сахар? – спросила она, невинно наблюдая за моими тщётными попытками прикрыться.</text:p>
      <text:p text:style-name="P4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5">– Ты бы предупреждала, прежде чем войти, что ли? – просипел я. </text:p>
      <text:p text:style-name="P45"><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5">– Мёд. Или сахар. На твоё усмотрение.</text:p>
      <text:p text:style-name="P45">– Как скажешь. – нос Тии скрылся за дверью.</text:p>
      <text:p text:style-name="P4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5">– О, ты уже?</text:p>
      <text:p text:style-name="P45">Аликорница поставила на поднос чашки и плетёнку с бубликами и подошла с ним к тюфяку.</text:p>
      <text:p text:style-name="P45">– А почему ты опустила жалюзи на окне в ванной? Оттуда такой прекрасный вид!</text:p>
      <text:p text:style-name="P45">–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5">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5">–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5">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5">Я повернулся к Тие. Мне пришлось осторожно напрягать мускулы шеи, чтобы они случайно не отвернули голову нафиг.</text:p>
      <text:p text:style-name="P45">– Это просто бомба! Я чувствую себя богом! Кажется, я понял секрет вашей силы и долголетия: вы пьёте эту траву каждый день.</text:p>
      <text:p text:style-name="P45">Аликорница громко и заразительно рассмеялась. Я присоединился к ней. <text:span text:style-name="T1">По телу прошлась волна лёгкого покалывания.</text:span><text:span text:style-name="T2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1">Копыто легло мне на плечо и мягко повалило на постель. Тия легла рядом и тепло дунула мне в ухо.</text:p>
      <text:p text:style-name="P45">– <text:span text:style-name="T1">Ты готов познакомиться поближе? Совсем близко?</text:span></text:p>
      <text:p text:style-name="P45">–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1">Тия фыркнула.</text:p>
      <text:p text:style-name="P51">–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7">У нас до утра — если сестрица ничего не напутает — девять часов. И все они — наши.</text:span></text:p>
      <text:p text:style-name="P51">Её ресницы щекотали мне щеку. Я повернулся к ней и буквально растворился в ласковом взгляде огромных фиалковых глаз.</text:p>
      <text:p text:style-name="P51">– Ты предлагаешь мне заняться сексом? С тобой? Но... как?</text:p>
      <text:p text:style-name="P4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1">Тия подняла голову.</text:p>
      <text:p text:style-name="P51">–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роль правителя!</text:p>
      <text:p text:style-name="P51">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51">Как во сне я разделся и зашёл к ней сзади. "Это неправильно!» – пискнули во мне остатки ханжества и замолкли, раздавленные желанием.</text:p>
      <text:p text:style-name="P51">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1">Через некоторое время Тия осторожно высвободилась из-под меня и встала с постели. </text:p>
      <text:p text:style-name="P51">– Лежи, я сейчас. – муркнула она, поцеловав меня в ухо.</text:p>
      <text:p text:style-name="P51">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1">В открывшемся мини-баре я углядел ряд вычурных бутылок и пузатых графинчиков. Их содержимое не вызывало у меня никаких сомнений.</text:p>
      <text:p text:style-name="P43"><text:span text:style-name="T7">–</text:span> Иногда хочется забыться, <text:span text:style-name="T7">–</text:span> перехватила мой взгляд аликорница, <text:span text:style-name="T7">–</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3"><text:span text:style-name="T7">–</text:span> А водку у вас принято пить?</text:p>
      <text:p text:style-name="P43"><text:span text:style-name="T7">–</text:span> Некоторые употребляют. Но правительница Эквестрии, пьющая <text:span text:style-name="T1">яблочную </text:span>водку <text:span text:style-name="T1">—</text:span> это уже черезчур. <text:span text:style-name="T7">–</text:span> засмеялась Селестия. <text:span text:style-name="T7">–</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1"><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51">–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1">–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1">Тия покачала головой и прошла с бокалами в ванную, кивком пригласив меня следовать за ней.</text:p>
      <text:p text:style-name="P51">–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7">— сильнейший энергетик, он многократно усиливает чувства и возможности организма, но он же и иссушает его.</text:span></text:p>
      <text:p text:style-name="P51"><text:span text:style-name="T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7">—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1">Наконец, я со вздохом отпрянул.</text:p>
      <text:p text:style-name="P51"><text:span text:style-name="T7">– Я несказанно рада, что, наконец-то, могу назвать тебя своим другом. </text:span>– мурлыкнула Тия. – <text:span text:style-name="T7">За дружбу! </text:span>– подняла бокал она.</text:p>
      <text:p text:style-name="P51">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1"><text:span text:style-name="T7">– Это ты называешь “дружбой”? – с </text:span>улыбкой хмыкнул<text:span text:style-name="T7"> я. – </text:span>Мне нравится твоё чувство юмора.</text:p>
      <text:p text:style-name="P51">Аликорница нахмурилась.</text:p>
      <text:p text:style-name="P51"><text:span text:style-name="T7">– </text:span>Тебе не нравится моя дружба? Ты не принимаешь её? Ты чем-то недоволен?</text:p>
      <text:p text:style-name="P51">Я расхохотался, чуть не поперхнувшись водой, плескавшейся у подбородка.</text:p>
      <text:p text:style-name="P51"><text:span text:style-name="T7">– </text:span>Нет, что ты, Тия, не мели ерунды! Я всем доволен, я просто в восторге. Мне вообще кажется, что я попал в рай, а ты <text:span text:style-name="T7">— </text:span>мой ангел-хранитель. И называть ЭТО дружбой <text:span text:style-name="T7">—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7">— не друг, я — нечто большее. Я тебя </text:span>лю...</text:p>
      <text:p text:style-name="P51">Копыто аликорницы закрыло мне рот прежде чем я успел договорить заветное слово.</text:p>
      <text:p text:style-name="P45">– Макс, не надо! – умоляюще произнесла аликорница. – Не продолжай! Пожалуйста!</text:p>
      <text:p text:style-name="P45">Слова встали у меня поперёк горла. Я медленно отодвинул копыто от лица и потрясённо уставился на неё.</text:p>
      <text:p text:style-name="P45">– Но почему? – в конце-концов выдавил я. – Что не так? Это из-за того, что я — человек?</text:p>
      <text:p text:style-name="P45"><text:soft-page-break/>Тия виновато закусила губу и отвернулась.</text:p>
      <text:p text:style-name="P45">–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5">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5">– Макс… Я не смогу сделать тебя бессмертным… Мне очень жаль… Извини…</text:p>
      <text:p text:style-name="P45">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5">Слёзы злости душили меня, но я сдержался.</text:p>
      <text:p text:style-name="P45">– Охренеть. – сказал я холодно. – А я прям напрашивался!</text:p>
      <text:p text:style-name="P45">Одиночество, отступившее перед мягким, но настойчивым натиском аликорницы в последние недели, снова сковало душу стужей.</text:p>
      <text:p text:style-name="P45">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5">“...пожалуйста, останься...”</text:p>
      <text:p text:style-name="P45">Где этот чёртов носок?</text:p>
      <text:p text:style-name="P45">“...пойми, это эффект лазурного вина...”</text:p>
      <text:p text:style-name="P45">Джинсы узкие, блядь! На мокрое тело хрен натянешь...</text:p>
      <text:p text:style-name="P45">“...ох, я глупая...”</text:p>
      <text:p text:style-name="P45">Так, всё. Шмотки на мне, вроде, ничего не забыл.</text:p>
      <text:p text:style-name="P51">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51"/>
      <text:h text:style-name="Heading_20_2" text:outline-level="2">9. <text:span text:style-name="T1">Прощание</text:span></text:h>
      <text:p text:style-name="P51"/>
      <text:p text:style-name="P45">– <text:span text:style-name="T1">Норф!.. Эй, Норф! Ты где?..</text:span></text:p>
      <text:p text:style-name="P51">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1">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5"/>
      <text:p text:style-name="P53">***</text:p>
      <text:p text:style-name="P45"/>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36">– </text:span><text:span text:style-name="T32">Говорят, в </text:span><text:span text:style-name="T16">Додж </text:span><text:span text:style-name="T17">Джанкшн</text:span><text:span text:style-name="T32">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6">– </text:span><text:span text:style-name="T39">А из Пинто Крика уже месяц нет новостей...</text:span></text:p>
      <text:p text:style-name="P5"><text:span text:style-name="T36">– </text:span><text:span text:style-name="T3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1">…</text:p>
      <text:p text:style-name="P14"><text:span text:style-name="T39">– </text:span>“<text:span text:style-name="T1">Что я могу сделать, чтобы вернуть всё назад?</text:span>”</text:p>
      <text:p text:style-name="P14"><text:span text:style-name="T39">– </text:span><text:span text:style-name="T32">Так и сказала?</text:span></text:p>
      <text:p text:style-name="P1"><text:span text:style-name="T36">–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39">– </text:span><text:span text:style-name="T32">Что бы это значило, Флер?</text:span></text:p>
      <text:p text:style-name="P14"><text:span text:style-name="T39">– </text:span><text:span text:style-name="T32">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1">…</text:p>
      <text:p text:style-name="P63">–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3">– Куда проваливаться?</text:p>
      <text:p text:style-name="P63">– Они не знают. В тех провалах не видно дна...</text:p>
      <text:p text:style-name="P63">…</text:p>
      <text:p text:style-name="P6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3">– Леди и джентлькольты! Приём окончен! Её Высочество Принцесса Селестия будет рада видеть <text:s/>вас в следующую среду!</text:p>
      <text:p text:style-name="P6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7">–</text:span> Ты? <text:span text:style-name="T7">–</text:span> повернулась она ко мне.</text:p>
      <text:p text:style-name="P44">– Привет, Селестия. – подчёркнуто нейтрально обратился я. – Как дела?</text:p>
      <text:p text:style-name="P44">– Привет… Макс. <text:s/>Не очень, мягко говоря.</text:p>
      <text:p text:style-name="P43"><text:span text:style-name="T7">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7">олоски и даже целые пряди розового цвета выбивались </text:span><text:span text:style-name="T1">и</text:span><text:span text:style-name="T7">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7"> </text:span><text:span text:style-name="T1">И даже м</text:span><text:span text:style-name="T7">астерски наложенный макияж не мог скрыть мешки под глазами.</text:span></text:p>
      <text:p text:style-name="P44"><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7">–</text:span> Пятьдесят шесть из шестидесяти четырёх? Хренасе! <text:span text:style-name="T7">–</text:span> я вспомнил рассказ Селестии про восьмёрку пегасов прошлогоднего выпуска. <text:span text:style-name="T7">–</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7">–</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5">—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7">–</text:span> А почему вы не поселитесь в более пригодном для земледелия месте?</text:p>
      <text:p text:style-name="P44">–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4">Селестия подошла к фонтанчику, обмакнула в него копыто и провела им по лбу.</text:p>
      <text:p text:style-name="P44">–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4">Я сделал вид, что не заметил полунамёка в последнем предложении. Выяснять отношения и мириться мне не хотелось.</text:p>
      <text:p text:style-name="P44">– Порадовать, к сожалению, нечем. Твой приятель, Норфолк Каррус, исчез. Судя по всему, во сне.</text:p>
      <text:p text:style-name="P44">– И Норф? О-о-о, нет!</text:p>
      <text:p text:style-name="P44">Селестия в отчаянии села на пол, прижав копыто к виску и опустошенно качая головой.</text:p>
      <text:p text:style-name="P44">–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4">Аликорница подняла голову и <text:span text:style-name="T14">растерянно</text:span> посмотрела на меня.</text:p>
      <text:p text:style-name="P44">–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4">– Может, спросишь Луну, куда деваются пони? Сон по её части.</text:p>
      <text:p text:style-name="P43"><text:span text:style-name="T7">– </text:span><text:span text:style-name="T1">Она</text:span><text:span text:style-name="T7"> отказывается разговаривать со мной со времени нашего возвращения из Вечнодикого леса. </text:span><text:span text:style-name="T1">Прямо как ты в последнее время. </text:span><text:span text:style-name="T7">– </text:span><text:span text:style-name="T1">горько заметила аликорница. </text:span><text:span text:style-name="T7">–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4">– Может, мне поговорить с ней?</text:p>
      <text:p text:style-name="P43"><text:span text:style-name="T7">–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8">— так точно.</text:span></text:p>
      <text:p text:style-name="P45"><text:soft-page-break/>– Ну ок. Тогда она обрадуется следующей новости: я ухожу.</text:p>
      <text:p text:style-name="P45">Селестия еле заметно дрогнула ушами. Она отвернулась и молча смотрела в окно, не выказывая эмоций.</text:p>
      <text:p text:style-name="P45">Я продолжил.</text:p>
      <text:p text:style-name="P45">–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5">Поза аликорницы стала чуть менее скованной. На грани слышимости я уловил её вздох. Она наконец повернулась ко мне и слабо улыбнулась.</text:p>
      <text:p text:style-name="P45">–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5">– А в мешочке что?</text:p>
      <text:p text:style-name="P45">–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5">Я хотел было оскорбиться такой опекой со стороны аликорницы, но, глянув в её глаза, передумал.</text:p>
      <text:p text:style-name="P45">– Твоё высочество<text:span text:style-name="T1">, ты, вообще, спишь по ночам? У тебя глаза красные, как у кролика-альбиноса.</text:span></text:p>
      <text:p text:style-name="P4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5">–<text:span text:style-name="T1"> Отправляйся, Макс. Очень надеюсь на успех твоей миссии.</text:span></text:p>
      <text:p text:style-name="P51">Она повернулась и вышла из зала, почти подметая хвостом пол.</text:p>
      <text:p text:style-name="P43"><text:span text:style-name="T8">&lt;</text:span><text:span text:style-name="T26">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8">&gt;</text:span></text:p>
      <text:p text:style-name="P1"><text:span text:style-name="T37">&lt;</text:span><text:span text:style-name="T49">Mark Knopfler - </text:span><text:span text:style-name="T48">Hill Farmer's Blues</text:span><text:span text:style-name="T37">&gt;</text:span></text:p>
      <text:p text:style-name="P48">***</text:p>
      <text:p text:style-name="P45"/>
      <text:p text:style-name="P50">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text:soft-page-break/>временем магии стало меньше, а мир стал более <text:span text:style-name="T1">твёрд и реален</text:span>.</text:p>
      <text:p text:style-name="P50">–<text:span text:style-name="T1"> Но магия есть и сейчас, мам!</text:span></text:p>
      <text:p text:style-name="P50"><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0"><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7">Так возникли пони и многие другие.</text:p>
      <text:p text:style-name="P50"><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0">–<text:span text:style-name="T1"> Весь мир как Вечнодикий лес?</text:span></text:p>
      <text:p text:style-name="P57">–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7">– Мааам, а со мной связан элементаль?</text:p>
      <text:p text:style-name="P57">– Конечно, Эйприл. В каждом из нас есть её бессмертная искорка.</text:p>
      <text:p text:style-name="P1"><text:span text:style-name="T3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0"><text:span text:style-name="T1">– Конечно, мам! «День горящего очага» </text:span>— <text:span text:style-name="T1">верно?</text:span></text:p>
      <text:p text:style-name="P57">–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7">Так возникли аликорны.</text:p>
      <text:p text:style-name="P5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7">Имя её было Селестия.</text:p>
      <text:p text:style-name="P57">За ней последовала и сестра её, Луна.</text:p>
      <text:p text:style-name="P5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7">То есть, всегда.</text:p>
      <text:p text:style-name="P57">Тут и сказке конец. А теперь, Эйприл, залазь на полку и закрывай глазки.</text:p>
      <text:p text:style-name="P57">– Ну мааам! Раскажи ещё что-нибудь! Про Сомбру!</text:p>
      <text:p text:style-name="P57">– Про Сомбру <text:span text:style-name="T7">— в следующий раз. А е</text:span>сли мы не уснём в ближайшие десять минут, придёт древесный волк и заберёт меня в Вечнодикий лес!</text:p>
      <text:p text:style-name="P57"><text:soft-page-break/>– А почему только тебя? А меня? А дядю-горгулия?</text:p>
      <text:p text:style-name="P57">– <text:s/>Тебя я забрать ему не дам. А в дядю не тыкай копытом, это невежливо! Спи уже, мой маленький!</text:p>
      <text:p text:style-name="P57">– Поцелуй меня на ночь, мам!</text:p>
      <text:p text:style-name="P57">– Конечно, мой хороший...</text:p>
      <text:p text:style-name="P57"/>
      <text:p text:style-name="P45">Вагоны убаюкивающе перестукивались по рельсам, унося меня прочь от Кантерлота. Я перевернулся на другой бок и провалился в сон.</text:p>
      <text:p text:style-name="P45"/>
      <text:h text:style-name="Heading_20_2" text:outline-level="2">10. Понивилль</text:h>
      <text:p text:style-name="P45"/>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3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5">–<text:span text:style-name="T1"> Вот этот подойдёт. </text:span>–<text:span text:style-name="T1"> ткнул я в квадратик на карте, расположенный на окраине.</text:span></text:p>
      <text:p text:style-name="P51">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text:soft-page-break/>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6">–</text:span><text:span text:style-name="T32"> Эй, верзила, поосторожнее, лягать тя в круп!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5">– Ты что, как-тя-там, впервые на базаре? Так таращишься по сторонам, как будто морковку с картохой впервые в жизни увидел.</text:p>
      <text:p text:style-name="P4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5">Я перегнулся через прилавок, стараясь рассмотреть кьютимарку кобылки. </text:p>
      <text:p text:style-name="P45">–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5">Так и есть! На крупе кобылки красовались три яблока. Вот только, блин, как её звали-то?</text:p>
      <text:p text:style-name="P45">– <text:s/>Прошу прощения, Аппл.. Эппл.. Эпплхэт?</text:p>
      <text:p text:style-name="P45">– Ща залеплю оплеуху. – мрачно процедила пони. – Мало того, что таращится, как василиск, так ещё и издевается!</text:p>
      <text:p text:style-name="P45">– Да ладно тебе, Эй-Джей! Вполне милое имя. – хихикнул дракончик с кукурузой, проходя мимо.</text:p>
      <text:p text:style-name="P45">Ага, вот!</text:p>
      <text:p text:style-name="P45">– Извините меня пожалуйста, Эй-Джей, просто мне показалось, что вы напоминаете одну мою знакомую.</text:p>
      <text:p text:style-name="P45">– Эй-Джей я для друзей! – сварливо заметила поняха, – А для всех остальных — тебя тоже! — Эпплджек.</text:p>
      <text:p text:style-name="P45">Блин, опять облажался. Как-то хреново начинается знакомство с Понивиллем.</text:p>
      <text:p text:style-name="P45">– Понял. А меня зовут Макс. Приятно было познакомиться, Эпплджек.</text:p>
      <text:p text:style-name="P45">Я повернулся было уходить.</text:p>
      <text:p text:style-name="P45">– Э-э-э… Макс?</text:p>
      <text:p text:style-name="P45">– Да? – я повернулся обратно.</text:p>
      <text:p text:style-name="P45">Поняха водила копытом по прилавку. Надвинутая на лоб шляпа скрывала выражение мордочки. </text:p>
      <text:p text:style-name="P45">–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5">Я вернулся к прилавку.</text:p>
      <text:p text:style-name="P45">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5">– Сколько стоят вот эти? – указал я на пирамидку красных яблок размером с треть арбуза каждое.</text:p>
      <text:p text:style-name="P45">– Ред Делишес? Две серебряшки.</text:p>
      <text:p text:style-name="P45"><text:soft-page-break/>– Куча?</text:p>
      <text:p text:style-name="P45">– Ну ты даёшь! – хмыкнула Эпплджек. – Даже не смешно.</text:p>
      <text:p text:style-name="P45">– Неужели штука?</text:p>
      <text:p text:style-name="P45">Поняшка выпрыгнула из-за прилавка и смерила меня долгим взглядом.</text:p>
      <text:p text:style-name="P45">–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5">Я улыбнулся и кивнул в ответ. Ситуация начала выправляться.</text:p>
      <text:p text:style-name="P45">–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7">Додж Джанкшена.</text:span> Через пару недель вишни и у нас появятся, тогда цена на них упадёт.</text:p>
      <text:p text:style-name="P45">– А сколько стоит вот это? – указал я на небольшую прикрытую от солнца мешковиной баночку с содержимым удивительной радужной расцветки.</text:p>
      <text:p text:style-name="P45">–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5">Поняшка набрала ложечку джема и предложила мне. </text:p>
      <text:p text:style-name="P45">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5">– Это просто восхитительно! Чудесно! Никогда такого не пробовал! И даже представить не мог, что такая вкуснотень существует!</text:p>
      <text:p text:style-name="P45">Эпплджек просто расцвела от моих дифирамбов.</text:p>
      <text:p text:style-name="P45">– Тебе, сахарок, как гостю города, сделаю скидку. Забирай за шестьдесят. Раньше меньше чем золотой не отдавала.</text:p>
      <text:p text:style-name="P45">Расплачиваясь, я спросил:</text:p>
      <text:p text:style-name="P45">– Ты, случаем, не знаешь, как пройти к городской библиотеке?</text:p>
      <text:p text:style-name="P45">Эпплджек, вскинув копыто ко лбу, запричитала:</text:p>
      <text:p text:style-name="P45">–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5">Тут Эпплджек прервалась и что есть силы замахала кому-то:</text:p>
      <text:p text:style-name="P45">– Рэр! Эй! Рэр! Давай к нам!</text:p>
      <text:p text:style-name="P4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5"><text:soft-page-break/>–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5">– Эпплджек! Сколько можно повторять: модельер, а не рукодельница! Проведу, конечно. – устало произнесла Рэрити.</text:p>
      <text:p text:style-name="P45">– А какая разница? – беспечно махнула копытом Эпплджек, не обращая внимание на нахмурившуюся единорожку. – Шмотки — они и в Эппллузе шмотки.</text:p>
      <text:p text:style-name="P45">– Разница, как если бы тебя вместо огородницы назвали… ммм… <text:s/>реднеком. Пойдёмте, Макс.</text:p>
      <text:p text:style-name="P4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5">–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5">– Огородница!.. Ишь, чего выдумала! По мне, так уж лучше “реднек”, чем “огородница”! – слышалось бурчание Эпплджек нам вдогонку.</text:p>
      <text:p text:style-name="P45">Единорожка с серьёзным видом завела меня за угол и только после этого звонко расхохоталась. </text:p>
      <text:p text:style-name="P45">– Я думал, вы друзья. – заметил я.</text:p>
      <text:p text:style-name="P4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5">–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5">– Буду только рад. Сам бы предложил, да не успел.</text:p>
      <text:p text:style-name="P4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5">– Не сомневаюсь. Мы в конце-концов неплохо поладили и она даже сделала мне скидку на вольт-яблочном джеме.</text:p>
      <text:p text:style-name="P45">– А почём продала, если не секрет?</text:p>
      <text:p text:style-name="P45">– За шестьдесят бит.</text:p>
      <text:p text:style-name="P45">–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5">Единорожка чуть не подпрыгивала от любопытства. Заметив мою отвалившуюся челюсть, она вновь рассмеялась.</text:p>
      <text:p text:style-name="P4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5">–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5">– От недосыпа. – перебил я Рэрити. – Красные от недосыпа глаза я не спутаю ни с чем. Сам такие двадцать лет наблюдал в зеркале.</text:p>
      <text:p text:style-name="P45">–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5">Мы остановились перед деревом.</text:p>
      <text:p text:style-name="P45">Даже не так. </text:p>
      <text:p text:style-name="P45">Мы остановились перед ДЕРЕВОМ! </text:p>
      <text:p text:style-name="P45">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5">–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5">Единорожка удалилась, оставив <text:span text:style-name="T1">после себя лёгкий запах жасмина.</text:span></text:p>
      <text:p text:style-name="P45"><text:soft-page-break/></text:p>
      <text:h text:style-name="Heading_20_2" text:outline-level="2">11. Библиотека Золотого Дуба</text:h>
      <text:p text:style-name="P45"/>
      <text:p text:style-name="P45">– Э-э-э… Добрый день?</text:p>
      <text:p text:style-name="P45">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1">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1">Мне показалось, единорожка смотрела на меня малость раздражённо. Фолиант с громким стуком хлопнулся на пол.</text:p>
      <text:p text:style-name="P45">–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5">Йопт! Ещё один Шерлок Холмс на мою голову!</text:p>
      <text:p text:style-name="P45">–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2">под твоим руководством</text:span><text:span text:style-name="T36">. Подожди немного, я отсистематизирую нужную информацию и расскажу тебе, насколько далеко смогла продвинуться.</text:span></text:p>
      <text:p text:style-name="P43">“Вот неугомонная” <text:span text:style-name="T8">–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5">Твайлайт аж затопала на месте.</text:p>
      <text:p text:style-name="P45">–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5">...</text:p>
      <text:p text:style-name="P45">– И оборудовать подвал библиотеки бронекапсулой для безопасных испытаний!</text:p>
      <text:p text:style-name="P45">–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5">–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5"><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1">–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1">– Хм. Странно. А я помню, как ты, вертясь перед зеркалом, говорила: ну почему я не…</text:p>
      <text:p text:style-name="P51">–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1"/>
      <text:p text:style-name="P47">***</text:p>
      <text:p text:style-name="P45"/>
      <text:p text:style-name="P98"><text:tab/>Свеча отбрасывала мягкие тени на книжные полки. Спайк положил обглоданную кочерыжку на горку и принялся облизывать пальцы.</text:p>
      <text:p text:style-name="P51">– Так. – <text:s/>я ткнул в позицию в длинном списке оснащения. – Зачем тебе преобразователь пси-поля?</text:p>
      <text:p text:style-name="P51">–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1">–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1">– Спайк! Ковыряться когтем в зубах некрасиво! Тем более, при посторонних!</text:p>
      <text:p text:style-name="P51"><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1">– СПАЙК!!! Откуда ты взял этот листок?!! – Твайлайт покраснела, как варёный рак и выхватила бумажку у меня из рук.</text:p>
      <text:p text:style-name="P51">– У тебя в черновиках, естественно. Ты сама сказала экономить бумагу. – пожал плечами дракончик.</text:p>
      <text:p text:style-name="P51">Я осторожно взял листок назад, перевернув его обратно.</text:p>
      <text:p text:style-name="P51">– Электростимулятор гипоталамуса. Драконий. В комплекте с усиленной больничной койкой и набором фиксаторов.</text:p>
      <text:p text:style-name="P51">– Это ещё чего??? – удивился Спайк. – я что-то не помню, чтоб ты такое хотела!</text:p>
      <text:p text:style-name="P51">–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7">— то есть крыльев. И я подумала: а что, если…</text:span></text:p>
      <text:p text:style-name="P51"><text:span text:style-name="T7">– Вот ещё! </text:span>– возмутился дракончик. – Никогда на такое не соглашусь!</text:p>
      <text:p text:style-name="P51">– Но ты сам подумай, как было бы здорово обладать крыльями! – мечтательно возразила Твайлайт.</text:p>
      <text:p text:style-name="P51"><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1">– Угу. Только шар ты же и прожёг, соревнуясь с Рэйнбоу Дэш по силе отрыжки.</text:p>
      <text:p text:style-name="P51">–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1">– Ну, достичь удалось не слишком многого. – повесила нос единорожка. – Собственно, сами работы шли только первые два месяца <text:span text:style-name="T7">— потом меня отстранили от экспериментов. И после этого от меня требуют ускорить исследования!&lt;</text:span><text:span text:style-name="T25">Луна является изо сна и запрещает Твайлайт дальнейшие исследования – потом Макс встречается с ней во сне</text:span><text:span text:style-name="T7">&gt;</text:span></text:p>
      <text:p text:style-name="P51">– А почему тебя отстранили?</text:p>
      <text:p text:style-name="P51">– Из-за первых результатов. – единорожка насупилась ещё больше. – Они были ужасными.</text:p>
      <text:p text:style-name="P51"/>
      <text:p text:style-name="P53">***</text:p>
      <text:p text:style-name="P45"/>
      <text:p text:style-name="P4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5">Со слов Луны, оболочка реальности истончилась и начала прорываться. И первой она начала рваться во снах, где она и так тонка.</text:p>
      <text:p text:style-name="P45">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5">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57"/>
      <text:p text:style-name="P57">– Ага, он был закладкой в четвёртом номере «PlayMare», в разделе «Тридцать две позы, которые удивят вашего френдкольта».</text:p>
      <text:p text:style-name="P57">– Спайк! Немедленно ложись спать!</text:p>
      <text:p text:style-name="P57">– Уже иду. Кукурузу доем только и иду.</text:p>
      <text:p text:style-name="P57">– Кстати, а почему Индре считали одержимым?</text:p>
      <text:p text:style-name="P57">–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1">— далеко не у всякого опытного мага хватит силы его вызвать</text:span>.</text:p>
      <text:p text:style-name="P57">– Так у вас знают про людей? Вот это новость!. В Кантерлоте, да и в Понивилле все обращаются со мной, как с диковинкой.</text:p>
      <text:p text:style-name="P57">–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етесь <text:soft-page-break/>на землю и предлагаете колени, чтобы единорог мог положить на них свою голову и отдохнуть.</text:p>
      <text:p text:style-name="P57">– Хм. Ясно. Продолжай, Твайлайт.</text:p>
      <text:p text:style-name="P51"/>
      <text:p text:style-name="P51">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1">–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1">–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1">–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1">– Так давай сюда весь Понивилль притащим! Это ж будет на 20% круче! Представляю себе видок Биг Мака в теле мисс Черили, гы-гы!</text:p>
      <text:p text:style-name="P51">–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7">—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1">–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1">–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51">–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1">– Скажи уж прямо, поближе к королевскому дворцу, Рэр! Все в курсе твоих интересов, сахарок!</text:p>
      <text:p text:style-name="P51">– Эпплджек, я попрошу! Я же никому не говорю, ЧТО ты делаешь с огурцами!</text:p>
      <text:p text:style-name="P51">– !!!</text:p>
      <text:p text:style-name="P51">–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7">. Это поможет мне в моей монографии на тему аликорнизации.</text:span></text:p>
      <text:p text:style-name="P51">Я уселась на пуфике, а подруги заняли места на матрасах…</text:p>
      <text:p text:style-name="P57"><text:soft-page-break/></text:p>
      <text:p text:style-name="P57">– Спайк, будь добр, принеси дневник эксперимента. Он в подвале, за шкафом с ретортами, в...</text:p>
      <text:p text:style-name="P57">– В сейфе, я в курсе.</text:p>
      <text:p text:style-name="P57"/>
      <text:p text:style-name="P59">***</text:p>
      <text:p text:style-name="P68">&lt;Seal — Amazing <text:span text:style-name="T1">(T</text:span><text:span text:style-name="T7">hin White Duke Remix)</text:span>&gt;</text:p>
      <text:p text:style-name="P57">Дата: 12.04.1003 А.С.</text:p>
      <text:p text:style-name="P57">Эксперимент: заклинание Воплощения Индрэ</text:p>
      <text:p text:style-name="P57">Испытуемая: Эпплджек</text:p>
      <text:p text:style-name="P57">Синопсис: запись сна со слов испытуемой</text:p>
      <text:p text:style-name="P57">Замечания: замечаний нет</text:p>
      <text:p text:style-name="P57"/>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6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8">— солнце. Моё солнце.</text:span><text:span text:style-name="T5">»</text:span></text:p>
      <text:p text:style-name="P12">Я остановилась перед дверью. Два фута брони отделяли меня от Эквестрии. Два фута и двадцать пять лет.</text:p>
      <text:p text:style-name="P22"><text:span text:style-name="T5">«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5">»</text:span></text:p>
      <text:p text:style-name="P5">Я прошла сквозь дверь.</text:p>
      <text:p text:style-name="P5">Снаружи вставало солнце.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text:soft-page-break/>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7">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7"/>
      <text:p text:style-name="P57">Примечания: ПипБак? Стойло? Двойники? Параллельные Эквестрии?</text:p>
      <text:p text:style-name="P1"/>
      <text:p text:style-name="P3">***</text:p>
      <text:p text:style-name="P1"/>
      <text:p text:style-name="P57">Дата: 12.04.1003 А.С.</text:p>
      <text:p text:style-name="P57">Эксперимент: заклинание Воплощения Индрэ</text:p>
      <text:p text:style-name="P57">Испытуемая: Рэйнбоу Дэш</text:p>
      <text:p text:style-name="P57">Синопсис: описание пробуждения испытуемой</text:p>
      <text:p text:style-name="P57">Замечания: испытуемая отказалась дать описание сна. «Гы-гы... Хренасе... Человеки рулят...» <text:span text:style-name="T10">—</text:span><text:span text:style-name="T11"> </text:span><text:span text:style-name="T52">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1">&lt;<text:span text:style-name="T51">d.notive — Talking Flight</text:span>&gt;</text:p>
      <text:p text:style-name="P57">Дата: 12.04.1003 А.С.</text:p>
      <text:p text:style-name="P57">Эксперимент: заклинание Воплощения Индрэ</text:p>
      <text:p text:style-name="P57">Испытуемая: Рэрити</text:p>
      <text:p text:style-name="P57">Синопсис: запись сна со слов испытуемой</text:p>
      <text:p text:style-name="P57">Замечания: замечаний нет</text:p>
      <text:p text:style-name="P57"/>
      <text:p text:style-name="P1"><text:span text:style-name="T32">Я летела сквозь мглу, усеянную звёздочками, к той единственной, к которой меня тянуло с </text:span><text:soft-page-break/><text:span text:style-name="T32">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7">—</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0">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52"> </text:span><text:span text:style-name="T38">— чёрный экран. Он высасывает из </text:span>эгрегора Эквестрии (места, откуда берутся и куда уходят <text:span text:style-name="T1">всепони</text:span><text:span text:style-name="T5">, </text:span><text:span text:style-name="T38">в магических трактатах представляется сферой, состоящей из душ пони</text:span><text:span text:style-name="T5">) пони. </text:span>Куда ведёт чёрный экран? Необходимы дальнейшие исследования с увеличенной мощностью заклинания.</text:p>
      <text:p text:style-name="P57"/>
      <text:p text:style-name="P59">***</text:p>
      <text:p text:style-name="P57"/>
      <text:p text:style-name="P57">Дата: 12.04.1003 А.С.</text:p>
      <text:p text:style-name="P57">Эксперимент: заклинание Воплощения Индрэ</text:p>
      <text:p text:style-name="P57">Испытуемая: Флаттершай</text:p>
      <text:p text:style-name="P57">Синопсис: описание пробуждения испытуемой</text:p>
      <text:p text:style-name="P5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7"/>
      <text:p text:style-name="P57">* Примечания: при виде кексиков истерика случилась с Пинки Пай.</text:p>
      <text:p text:style-name="P57"/>
      <text:p text:style-name="P53">***</text:p>
      <text:p text:style-name="P51"/>
      <text:p text:style-name="P57">Дата: 12.04.1003 А.С.</text:p>
      <text:p text:style-name="P57">Эксперимент: заклинание Воплощения Индрэ</text:p>
      <text:p text:style-name="P57">Испытуемая: Пинки Пай</text:p>
      <text:p text:style-name="P57">Синопсис: описание пробуждения испытуемой</text:p>
      <text:p text:style-name="P57">Замечания: испытуемая отказалась дать описание сна.</text:p>
      <text:p text:style-name="P57"/>
      <text:p text:style-name="P57">После пробуждения испытуемая долго лежала свернувшись калачиком и прижав копыта к глазам. <text:soft-page-break/>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7"/>
      <text:p text:style-name="P57">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text:p>
      <text:p text:style-name="P1"/>
      <text:h text:style-name="Heading_20_2" text:outline-level="2">12. День сурка</text:h>
      <text:p text:style-name="P14">&lt;<text:span text:style-name="T46">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7">—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7">—</text:span> так и в дурку попасть недолго. Вот и сейчас перегар такой, что снег плавится. Пройди реабилитацию и вернись в проект. А не примут <text:span text:style-name="T7">— найти новую работу. Так даже лучше: быстрее забудешь всю эту хренотень с рогатыми кобылами. </text:span>Будь мужиком, блеать! <text:span text:style-name="T7">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1">– Здравствуй, Макс.</text:p>
      <text:p text:style-name="P51">Я молча смотрел на неё, слегка пошатываясь. В голове воцарилась звенящая пустота.</text:p>
      <text:p text:style-name="P51">Селестия шагнула мне навстречу.</text:p>
      <text:p text:style-name="P51">– Пожалуйста, прошу тебя, не думай так. Мы — не плод твоего воображения, мы — живые, мы — существуем! Когда ты так думаешь, я чувствую, как мир тает.</text:p>
      <text:p text:style-name="P51">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1">– <text:s/>Думаю как?</text:p>
      <text:p text:style-name="P51">– Думаешь, что мы — плод твоего воображения, отравленного наркотиком. Это не так. Прошу тебя...</text:p>
      <text:p text:style-name="P51">– А если ты — действительно мой бред? – съязвил я. – Вот сейчас протрезвею, и ты исчезнешь.</text:p>
      <text:p text:style-name="P51"><text:soft-page-break/>Порыв ветра скрыл аликорницу в вихре снежинок. Её очертания расплылись.</text:p>
      <text:p text:style-name="P51">– Эй, постой, ты куда? Я пошутил! Погоди, не исчезай! Стой! Не оставляй меня здесь!!! Я пошутил!!!</text:p>
      <text:p text:style-name="P51">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1">– Ты напугала меня! – пожаловался я ей. – Не исчезай больше!</text:p>
      <text:p text:style-name="P51">Аликорница прижала меня к себе крыльями и устало усмехнулась.</text:p>
      <text:p text:style-name="P51">– Мне трудно оставаться с тобой здесь,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39">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1">– Знаешь, я всё думал над твоими словами тогда, ну, ты помнишь... В бассейне. Они всё ещё в силе? Я могу быть твоим другом?</text:p>
      <text:p text:style-name="P51">Аликорница тихо засмеялась, защекотав мне ухо.</text:p>
      <text:p text:style-name="P51">–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1">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1">– Времени осталось немного. Мне надо, чтобы ты запомнил одну вещь.</text:p>
      <text:p text:style-name="P51">– А?</text:p>
      <text:p text:style-name="P51">–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1">– Я доведу! Обещаю! Но что может случиться с тобой, Тия?</text:p>
      <text:p text:style-name="P5">Стук стал громче.</text:p>
      <text:p text:style-name="P51">–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1">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1">–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1">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1"><text:soft-page-break/>– Что за ерунда? – Я схватился за голову, пытаясь не дать ей взорваться. Потом взглянул вниз и схватился за другое. – Что за херня??!</text:p>
      <text:p text:style-name="P51">Я вскочил и в спешке начал одеваться.</text:p>
      <text:p text:style-name="P51">БАЦ-БАЦ-БАЦ!!!</text:p>
      <text:p text:style-name="P51">– Уже бегу!</text:p>
      <text:p text:style-name="P51">Одевая штаны, я попрыгал к двери на одной ноге. На пороге стояла серая пегаска с косящим взглядом.</text:p>
      <text:p text:style-name="P51">– Привет, Макс. Тебе корреспонденция. – пегаска порылась в сумке и выудила зубами пухлый пакет.</text:p>
      <text:p text:style-name="P51">– «Особенности поведения, питания и размножения приматов». – прочитал я на стикере.</text:p>
      <text:p text:style-name="P51">–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7">Солнечный лучик настойчиво пробивался сквозь плотно сомкнутые веки. Ветерок через открытое окно </text:span><text:span text:style-name="T1">щекотал уши и шуршал</text:span><text:span text:style-name="T7"> </text:span><text:span text:style-name="T1">занавесками</text:span><text:span text:style-name="T7">. Я раскрыл глаза, в который раз наслаждаясь ясной головой и абсолютной выспанностью </text:span><text:span text:style-name="T36">—</text:span><text:span text:style-name="T7"> роскошью, недоступной мне </text:span><text:span text:style-name="T1">годами</text:span><text:span text:style-name="T7">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text:span><text:span text:style-name="T6">вы</text:span><text:span text:style-name="T1">плюнул в окно. В ответ мне </text:span><text:span text:style-name="T6">с попутным ветерком прилетела из сада бумажка и прилипла к </text:span><text:span text:style-name="T1">фейсу. Я снял её с лица, </text:span><text:span text:style-name="T6">скомкал</text:span><text:span text:style-name="T1"> и машинально положил в карман.</text:span></text:p>
      <text:p text:style-name="P5">Дом, который я арендовал под жилищ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text:span text:style-name="T55">глубине сада в </text:span>приземистой кирпичной будке с массивными воротами. И вот из <text:span text:style-name="T55">этой-</text:span>то <text:span text:style-name="T55">будки</text:span> отчётливо раздавалась перебранка.</text:p>
      <text:p text:style-name="P5">…</text:p>
      <text:p text:style-name="P51">– Но нигде не сказано, какие частицы надо ускорять! Мне за эти самоцветы от сестры влетит!</text:p>
      <text:p text:style-name="P51">–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7">— и о</text:span>н<text:span text:style-name="T7"> з</text:span>нает, как приготовить<text:span text:style-name="T7"> </text:span>из них особенный вольт-сидр, который больше никто не сделает<text:span text:style-name="T7">.</text:span></text:p>
      <text:p text:style-name="P45">– Эээ! Это что же получается? Выходит, зря я яблоки <text:span text:style-name="T1">притащила</text:span>? Нам же не сидр нужен?</text:p>
      <text:p text:style-name="P4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 По поводу полётов.</text:span></text:p>
      <text:p text:style-name="P51">– А, по-моему, ты перепутала, Скуталу. Мыслью направляется <text:span text:style-name="T7">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1">– Эээ! Я не собираюсь ни с чем сталкивать свои яблоки! И перегонять тоже! Давайте лучше их съедим.</text:p>
      <text:p text:style-name="P51">– Тише, поняши! Нас могут услышать! Зачем сейчас спорить о том, о чём мы уже спорили вчера и <text:soft-page-break/>позавчера?</text:p>
      <text:p text:style-name="P51">– Тебе легко говорить, Ску! Ты никакой своей особенной частицы не притащила! Давай мы твой скутер к ускорителю пришпандорим?</text:p>
      <text:p text:style-name="P45"><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1">– Так причём тут ускоритель, Скуталу?! Говорю ж, это для заклинания Индрэ...</text:p>
      <text:p text:style-name="P51">…</text:p>
      <text:p text:style-name="P51">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1">Вот уже неделю я праздно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она даже попыталась обучить меня нескольким простейшим заклинаниям. Впрочем, безрезультатно <text:span text:style-name="T7">— то ли я был глух к магии, то ли она ко мне, но с заклинаниями у меня не складывалось.</text:span></text:p>
      <text:p text:style-name="P51">Закрыв дверь, я отправился в город.</text:p>
      <text:p text:style-name="P51">…</text:p>
      <text:p text:style-name="P51">– Ты не понимаешь! Магия подобна струе воды, исходящей из садового шланга. А заклинание <text:span text:style-name="T7">—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1">– Ну, если по аналогии с садовым шлангом, струя воды сметёт весь песок и может облить всех рядом присутствующих.</text:p>
      <text:p text:style-name="P51">– Правильно! – единорожка кивнула в одобрении. – А ускоритель <text:span text:style-name="T7">—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1">– А ты неопытный маг? – парировал я.</text:p>
      <text:p text:style-name="P51">–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сам сгорел на второй минуте работы. И это не потому, что я не умею контролировать магию <text:span text:style-name="T7">—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6"> </text:span><text:span text:style-name="T32">Мощнее ускорителя только магия драконов, аликорнов и Элементов Гармонии. Если бы я была...</text:span><text:span text:style-name="T7"> </text:span>Ааай!</text:p>
      <text:p text:style-name="P1">Твайлайт, погружённая в свои мысли, не заметила вылезшего из своей корзинки зевающего Спайка.</text:p>
      <text:p text:style-name="P1"><text:span text:style-name="T7">–</text:span> Элементы-шмелементы, <text:span text:style-name="T7">–</text:span> проворчал Спайк, выкарабкиваясь из-под Твайлайт, <text:span text:style-name="T7">–</text:span> доброе утро, Макс. Твай, ты не ушиблась?.</text:p>
      <text:p text:style-name="P1"><text:span text:style-name="T7">–</text:span> Дет, всё в порядке. <text:span text:style-name="T7">–</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7">–</text:span> 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7">– Вот и отлично. Итак, на чём мы остановились? Я уговариваю Селестию помочь тебе с заклинанием </text:span><text:soft-page-break/><text:span text:style-name="T7">Индрэ,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7">–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7">– </text:span><text:span text:style-name="T1">Ерунда! Там стоит запрет только для пони. На приматах Луна экспериментировать не запрещала</text:span><text:span text:style-name="T32">.</text:span></text:p>
      <text:p text:style-name="P51">…</text:p>
      <text:p text:style-name="P51">Вырвавшись от всезнайки на свежий воздух, я направился в центр.</text:p>
      <text:p text:style-name="P51">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1"><text:span text:style-name="T7">– </text:span>Привет, Эй-Джей! У тебя проблемы?</text:p>
      <text:p text:style-name="P51"><text:span text:style-name="T7">– </text:span>Привет, сахарок. <text:span text:style-name="T7">– </text:span>озабоченно поприветствовала меня поняшка. <text:span text:style-name="T7">–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1">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1"><text:span text:style-name="T7">– </text:span>А ты, Большой Мак, вместо того, чтоб хихикать, лучше б тележку починил! Уже полдень! Не успеем распродать яблоки <text:span text:style-name="T7">— </text:span>придётся домой везти. И можешь быть уверен, бабуля тя за это по головке не погладит!</text:p>
      <text:p text:style-name="P51">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1"><text:span text:style-name="T7">– </text:span>Думаю, я могу починить телегу. Только больших нагрузок эта ось уже не выдержит. Но до фермы худо-бедно доедете.</text:p>
      <text:p text:style-name="P51">Эпплджек с сомнением посмотрела на меня.</text:p>
      <text:p text:style-name="P51"><text:span text:style-name="T7">– </text:span>Хошь сказать, ты в Кантерлоте у Селестии под крылышком телеги чинил? Или Рэр сбрехала?</text:p>
      <text:p text:style-name="P51">Я мысленно ругнулся на языкатую единорожку и молча достал пенал с инструментами.</text:p>
      <text:p text:style-name="P51">…</text:p>
      <text:p text:style-name="P51">Собрав инструмент, я потолкал тележку назад-вперёд.</text:p>
      <text:p text:style-name="P51"><text:span text:style-name="T7">– Г</text:span>отово. Принимай работу, хозяйка!</text:p>
      <text:p text:style-name="P51">Эпплджек стиснула меня в сокрушающих объятиях.</text:p>
      <text:p text:style-name="P51"><text:span text:style-name="T7">– </text:span>Спасибо, сахарок! Ты не представляешь, как ты нас выручил! Стыдно сказать, но в последнее время дома ни гроша: дела идут совсем плохо. Продаём почти задаром, лишь бы брали. А перегруза не будет, половину товара Макинтош дотащит.</text:p>
      <text:p text:style-name="P51">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1"><text:span text:style-name="T7">– </text:span>Этой... Бери... Сам делал... Ток не говори никому, лады?</text:p>
      <text:p text:style-name="P51">Я сунул флягу за пазуху. Биг Мак молниеносно накрыл дерюгой подсумок и через мгновение за телегу заглянула Эпплджек.</text:p>
      <text:p text:style-name="P51"><text:span text:style-name="T7">– </text:span>Чегой-то вы тут скрытничаете, а?</text:p>
      <text:p text:style-name="P51">Мак невозмутимостью мог бы посоперничать с кирпичной кладкой. Я неопределённо пожал плечами. Поняшка подошла ко мне, неся на спине корзинку яблок.</text:p>
      <text:p text:style-name="P51"><text:span text:style-name="T7">– </text:span>Бери, сахарок. Для тебя <text:span text:style-name="T7">— </text:span>самые <text:span text:style-name="T7">о</text:span>тборные. И помни: в Яблочной Аллее тебе всегда будут рады!</text:p>
      <text:p text:style-name="P51"><text:soft-page-break/>Телега с яблоками укатилась по направлению к рынку. Я проводил её глазами, чувствуя, что хочу жрать и удовлетворение от сделанной работы <text:span text:style-name="T11">— </text:span><text:span text:style-name="T52">именно в такой последовательности.</text:span></text:p>
      <text:p text:style-name="P51">Яблоки Эпплджек лишь раздразнили голод,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1">— </text:span><text:span text:style-name="T52">объявляла вывеска.</text:span></text:p>
      <text:p text:style-name="P51">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1"><text:span text:style-name="T7">– </text:span>Свободно? <text:span text:style-name="T7">– </text:span>спросил я у единственной пони, сидящей за столиком.</text:p>
      <text:p text:style-name="P51"><text:span text:style-name="T7">– </text:span>Да-да, конечно. <text:span text:style-name="T7">–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1"><text:span text:style-name="T7">– <text:s/></text:span>Пирог с грибами, яишницу и чизкейк<text:span text:style-name="T7"> – </text:span>сообщил я подошедшей официантке.</text:p>
      <text:p text:style-name="P51"><text:span text:style-name="T7">– </text:span>Советую выбрать салат «по-Кантерлотски». <text:span text:style-name="T7">– </text:span>так же убито пробормотала моя соседка по столу. <text:span text:style-name="T7">– </text:span>Очень вкусно. Копыта оближешь. И мягкий.</text:p>
      <text:p text:style-name="P51"><text:span text:style-name="T7">–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7">– </text:span>Вы, наверное, ждёте кого-то?</text:p>
      <text:p text:style-name="P54"><text:span text:style-name="T7">– </text:span>Неа.</text:p>
      <text:p text:style-name="P54"><text:span text:style-name="T7">– </text:span>Просто обедаете?</text:p>
      <text:p text:style-name="P54"><text:span text:style-name="T7">– </text:span>Неа.</text:p>
      <text:p text:style-name="P54"><text:span text:style-name="T7">– </text:span>Просто сидите и мрачно смотрите на меня?</text:p>
      <text:p text:style-name="P54"><text:span text:style-name="T7">– </text:span>Неа.</text:p>
      <text:p text:style-name="P54">Хм, а эта пони не из разговорчивых. Ну ладно.</text:p>
      <text:p text:style-name="P54"><text:span text:style-name="T7">– </text:span>А что же вы делаете?</text:p>
      <text:p text:style-name="P54"><text:span text:style-name="T7">– </text:span>Веселюсь. <text:span text:style-name="T7">– </text:span>мрачно заявила пони.</text:p>
      <text:p text:style-name="P54"><text:span text:style-name="T7">– </text:span>Если я вас достал, то так и скажите. Извините.</text:p>
      <text:p text:style-name="P54">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pan text:style-name="T7">– </text:span>Привет, Макс!</text:p>
      <text:p text:style-name="P54">Вот Дискорд! То есть, чёрт! Обитатели этого городка в который раз поражали меня своей проницательностью. У меня на лбу, что ли, написано?!</text:p>
      <text:p text:style-name="P54"><text:span text:style-name="T7">– </text:span>Мы с вами раньше встречались?</text:p>
      <text:p text:style-name="P54"><text:span text:style-name="T7">– </text:span>Неа! <text:span text:style-name="T7">– </text:span>пони улыбалась уже широкой улыбкой от уха и до уха. <text:span text:style-name="T7">– </text:span>Это моя пинки-чуйка! Она вернулась!! И поэтому я знаю, что тебя зовут Макс, и ты программист, и тебе сорок три года,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text:soft-page-break/>опередила.</text:p>
      <text:p text:style-name="P54"><text:span text:style-name="T7">– </text:span>Оставь, Салвер.<text:span text:style-name="T7"> </text:span>Ему за счёт заведения.</text:p>
      <text:p text:style-name="P51"><text:span text:style-name="T7">– </text:span>Ясно, мисс Пинки. <text:span text:style-name="T7">– </text:span>официантка кивнула и ушла.</text:p>
      <text:p text:style-name="P51"><text:span text:style-name="T7">– Ч</text:span>его-о-о?<text:span text:style-name="T7"> </text:span>Так это твой бар?</text:p>
      <text:p text:style-name="P51"><text:span text:style-name="T7">– </text:span>Агась. <text:span text:style-name="T7">– </text:span>поняха пожала плечами. <text:span text:style-name="T7">– </text:span>Надо же мне было чем-то заниматься после увольнения от Кейков<text:span text:style-name="T7">? </text:span>Ты даже не представляешь, в какой депрессии я была! Я даже смотреть на кексики не могла, не то, что дела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7">– </text:span>Пинки понизила голос до шёпота, <text:span text:style-name="T7">–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1">Говоря это, кобылка оттянула передними копытами нижние веки, став похожей на маньяка.</text:p>
      <text:p text:style-name="P51"><text:span text:style-name="T7">– </text:span>Тихо-тихо. <text:span text:style-name="T7">– </text:span>я оглянулся на посетителей. Шёпот Пинки, наверное, был слышен даже на улице. <text:span text:style-name="T7">– </text:span>Не вспоминай опять. Давай лучше выпьем на брудершафт. За знакомство.</text:p>
      <text:p text:style-name="P51"><text:span text:style-name="T7">– </text:span>Агась! <text:span text:style-name="T7">– </text:span>кивнула пони, придвигая ко мне бутылку. <text:span text:style-name="T7">– </text:span>Хотя <text:span text:style-name="T56">т</text:span>ы и так уже знаком <text:span text:style-name="T56">со мной</text:span>, глупенький человек, я не прочь познакомиться ещё раз!</text:p>
      <text:p text:style-name="P51">Ну да, поняха меня таки уела, я помни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1"><text:span text:style-name="T7">– </text:span>У меня есть идея получше. <text:span text:style-name="T7">– </text:span>на свет показалась фляга Большого Макинтоша.</text:p>
      <text:p text:style-name="P51"><text:span text:style-name="T7">– </text:span>Ух ты-ы-ы! <text:span text:style-name="T7">– </text:span>Пинки понюхала горлышко. <text:span text:style-name="T7">–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1"><text:span text:style-name="T7">– </text:span>Починил телегу. Только молчок про самогон, раз уж ты в курсе. <text:span text:style-name="T7">– </text:span>я разлил сидр по чашкам.</text:p>
      <text:p text:style-name="P51"><text:span text:style-name="T7">– </text:span>Да ты что?! Чтоб я выболтала главную тайну Биг Мака, про которую не знают целых две пони в Понивилле? За кого ты меня принимаешь? <text:span text:style-name="T7">– </text:span>Пинки прочертила копытом крест у себя на груди, проговорила какую-то непонятную скороговорку и в конце ткнула себе копытом в глаз.</text:p>
      <text:p text:style-name="P51"><text:s/>Сидр Биг Мака на вкус был безобидным, чуть забродившим яблочным соком. Я выпил полную чашку и заявил Пинки:</text:p>
      <text:p text:style-name="P51"><text:span text:style-name="T7">– </text:span>Эт-то ты наззваешь ссуфер-ддуфер-ссильн...?</text:p>
      <text:p text:style-name="P51">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1"><text:span text:style-name="T7">– У </text:span>тебя такая смешная мордочка! <text:span text:style-name="T7">– </text:span>захихикала Пинки, покачиваясь. <text:span text:style-name="T7">– </text:span>Как будто ты <text:span text:style-name="T52">подкову </text:span>в пироге обнаружил. Или Селестию в ванной.</text:p>
      <text:p text:style-name="P51">Её сравнение пробудило во мне полузабытое воспоминание.</text:p>
      <text:p text:style-name="P51"><text:span text:style-name="T7">– </text:span>Эммм... Скажи-ка мне, мой друг П-п-пинки... Легенда про фаэри <text:span text:style-name="T11">— </text:span><text:span text:style-name="T52">эт правда?</text:span></text:p>
      <text:p text:style-name="P51"><text:span text:style-name="T11">– </text:span><text:span text:style-name="T52">Какая из? Их много, вообще-то. Ик!</text:span></text:p>
      <text:p text:style-name="P51"><text:span text:style-name="T11">– </text:span><text:span text:style-name="T52">Про принцесс. Про то, что они были фаэри и спустились с неба во плоти, чтоб помогать пони управлять Эквестрией?</text:span></text:p>
      <text:p text:style-name="P51"><text:span text:style-name="T11">– </text:span><text:span text:style-name="T52">Макс, </text:span><text:span text:style-name="T11">– </text:span><text:span text:style-name="T52">захихикала Пинки, взъерошив копытами розовые кудряшки и попытавшись соорудить из них бороду, </text:span><text:span text:style-name="T11">– </text:span><text:span text:style-name="T52">если бы я могла ответить на этот вопрос, то я была бы не Пинки Пай, а Стар Свирлом Бородатым, не меньше. Моё пинки-чутьё не работает по заказу. </text:span><text:span text:style-name="T53">Ик!</text:span><text:span text:style-name="T52">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А почему тебе интересна эта тема? Ик!</text:span></text:p>
      <text:p text:style-name="P51"><text:span text:style-name="T11">– </text:span><text:span text:style-name="T52">Да так. Всё думаю, насколько это одиноко — быть бессмертной в мире смертных. Когда сам никого не любишь, и тебя никто не любит...</text:span></text:p>
      <text:p text:style-name="P51"><text:soft-page-break/><text:span text:style-name="T11">– </text:span><text:span text:style-name="T52">Ты что-о-о! Нельзя любить фаэри! Она похитит твоё сердце, и ты будешь искать её, пока не... </text:span><text:span text:style-name="T11">– </text:span><text:span text:style-name="T52">Пинки погрузилась в так и не съеденный салат «по-Кантерлотски» и захрапела.</text:span></text:p>
      <text:p text:style-name="P51"><text:span text:style-name="T11">– </text:span><text:span text:style-name="T52">Пока не умру?</text:span></text:p>
      <text:p text:style-name="P51"><text:span text:style-name="T11">– </text:span><text:span text:style-name="T52">Нет, глупенький, </text:span><text:span text:style-name="T11">– </text:span><text:span text:style-name="T52">пробулькала Пинки из миски. </text:span><text:span text:style-name="T11">– </text:span><text:span text:style-name="T52">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text:span text:style-name="T57">салфетку</text:span>, прилетевшую ко мне утром из сада, достал её и вытер Пинки мордочку. Присев рядом, я скомкал <text:span text:style-name="T57">бумажку снова</text:span> и кинул е<text:span text:style-name="T57">ё</text:span>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text:span text:style-name="T57">И</text:span>ЕРВЕРКОВ». Голова пони обозначалась стрелочкой, как «СКУТАЛУ И ДР. АСОБ. ЧАСТИЦЫ». В низу листочка была приписка: «<text:span text:style-name="T57">з</text:span>апуск ускарителя <text:span text:style-name="T57">ровна</text:span> в 6 вечера».</text:p>
      <text:p text:style-name="P55">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бежа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pan text:style-name="T7">– </text:span>Судя по тому, как ты стремительно сбежал от меня не попрощавшись, у тебя проблемы. <text:span text:style-name="T7">– </text:span>заметила с укором кобылка.</text:p>
      <text:p text:style-name="P55"><text:span text:style-name="T7">– </text:span>Пинки, <text:span text:style-name="T7">– </text:span>несчастным голосом сообщил я ей. <text:span text:style-name="T7">– </text:span>Если я до шести не окажусь дома, проблемы будут у одной маленькой пони. Очень большие проблемы.</text:p>
      <text:p text:style-name="P55"><text:span text:style-name="T7">– </text:span>Хм. <text:span text:style-name="T7">– </text:span>кобылка через окно посмотрела на часы в баре. <text:span text:style-name="T7">– </text:span>Тогда нам надо поторопиться! У нас есть шесть минут!</text:p>
      <text:p text:style-name="P55"><text:span text:style-name="T7">– </text:span>У нас?</text:p>
      <text:p text:style-name="P55">Пинки молча поддела меня носом и буквально закинула на спин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полне выветрился из кудрявой головки — и иногда мы впечатывались боками в стены домов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oft-page-break/><text:span text:style-name="T7">– </text:span>Стооой! <text:span text:style-name="T7">– </text:span>заорал я. <text:span text:style-name="T7">– </text:span>Выпрыгивай из бочки!!!</text:p>
      <text:p text:style-name="P55">Кобылка улыбнулась и постукала копытцем по шлему, показывая, что не слышит меня.</text:p>
      <text:p text:style-name="P55"><text:span text:style-name="T7">– </text:span>Выпрыгивааа... <text:span text:style-name="T7">– </text:span>мой крик утонул в рёве рвущихся фейерверков.</text:p>
      <text:p text:style-name="P55">Удивительным было то, что несмотря на хлипкость и несбалансированность конструкции, агрегат всё же начал взлетать. Извергая фонтаны разноцветных искр, бочколёт поднялся было над крышей дома, когда один из ускорителей оторвался от его борта и отправился в самостоятельное путешествие. Аппарат резко накренился и принялся падать по параболе, постепенно разгоняясь оставшимися ускорител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о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Радужная молния пересекла курс падающего аппарата и выхватила пилота из бочки. Вместе они скрылись за горизонтом под восторжённый писк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7">– </text:span>Эммм... Уже можно открывать? <text:span text:style-name="T7">– л</text:span>имонная поняшка отняла копыта от висков и открыла глаза. <text:span text:style-name="T7">–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7">– </text:span>Смотри, вот те и ответ на вопрос, куда деваются пони!</text:p>
      <text:p text:style-name="P55"><text:span text:style-name="T7">– </text:span>Где? <text:span text:style-name="T7">– </text:span>единорожка начала оглядываться.</text:p>
      <text:p text:style-name="P55"><text:span text:style-name="T7">– </text:span>Да ты не туда, ты сюда смотри! Вишь, прямо перед тобой! <text:span text:style-name="T7">– </text:span>жёлтая ткнула копытом прямо в меня. <text:span text:style-name="T7">–</text:span> Вот! Его тут до икс-пи-ри-мен-та не было. А терь он есть! Значит, это и есть ответ! Смекаешь?</text:p>
      <text:p text:style-name="P55"><text:span text:style-name="T7">– </text:span>И что? Я всё равно не пойму, куда они деваются?</text:p>
      <text:p text:style-name="P55"><text:span text:style-name="T7">– М</text:span>ожет, он их ест? Вот и Скуталу куда-то пропала...</text:p>
      <text:p text:style-name="P55">Две поняши некоторое время сидели смирно, переваривая информацию. Потом, как по команде, они сорвались с места и пронзительно пища, пропали из виду...</text:p>
      <text:p text:style-name="P55"/>
      <text:p text:style-name="P56">***<text:line-break/></text:p>
      <text:p text:style-name="P5">Со скрипом восстановив в памяти предыдущий день, я начал подниматься с крыльца. Взгляд упал на письмо, машинально свёрнутое трубочкой в кулаке.</text:p>
      <text:p text:style-name="P7"/>
      <text:p text:style-name="P7">Кому: Человеку Максу, Понивилль.</text:p>
      <text:p text:style-name="P7">От кого: Принцессы Селестии, Кантерлот, дворец.</text:p>
      <text:p text:style-name="P51"/>
      <text:p text:style-name="P60">Приветствую тебя, мой маленький человек!</text:p>
      <text:p text:style-name="P60">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0">Разумеется, я окажу тебе полное содействие в контроле магии при эксперименте с усиленным заклинанием.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7">— </text:span>место, из которого приходят в мир при рождении и куда в конечном итоге возвращаются всепони. И в её сне можно наблюдать крайне тревожащую меня вещь: <text:soft-page-break/>утечку эгрегора. Вот т<text:span text:style-name="T54">у</text:span> цепочку пони, уходящую в <text:span text:style-name="T54">чёрный</text:span> экран. Разгадка экрана <text:span text:style-name="T7">— </text:span>ключ к разгадке тайны исчезновения пони.</text:p>
      <text:p text:style-name="P60"><text:span text:style-name="T12">C</text:span>он, <text:span text:style-name="T54">увиденный Эпплджек, поверг меня в шок. </text:span>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text:span text:style-name="T54">Если бы это был обычный сон, от него можно было бы просто отмахнуться, как от ещё одного баловства моей сестры. Но, к моему горю, это не так. </text:span>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text:span text:style-name="T65">у нас </text:span>не случится!</text:p>
      <text:p text:style-name="P86"><text:span text:style-name="T54">Этот сон </text:span>не так легко читается, <text:span text:style-name="T54">как сон Рэрити</text:span>, но всё же в нём просматриваются <text:span text:style-name="T58">очертания другой проблемы</text:span>. <text:span text:style-name="T58">В конце видения можно видеть множество параллельных миров Эквестрии. Не знаю, что это означает, но заклинание явно хотело обратить на это внимание.</text:span></text:p>
      <text:p text:style-name="P61"><text:span text:style-name="T59">Флаттершай, скорее всего, видела уже знакомый жеребятами пегасов кошмар с радужной фабрикой. Могу предположить, что подобные видения из параллельных реальностей наблюдали и Пинки Пай с Рэйнбоу Дэш. </text:span><text:span text:style-name="T60">Проблема здесь ясна и уже описана моей сестрой: </text:span><text:span text:style-name="T61">наша </text:span><text:span text:style-name="T60">реальность истончается и сквозь дыры к нам начинают просачиваться другие миры. </text:span><text:span text:style-name="T62">Причину истончения нам предстоит определить.</text:span></text:p>
      <text:p text:style-name="P62"><text:span text:style-name="T63">Думаю </text:span>обра<text:span text:style-name="T63">титься</text:span> <text:span text:style-name="T63">за помощью </text:span>к Луне. Она н<text:span text:style-name="T63">а</text:span>много лучше меня ориентируется в этой теме. <text:span text:style-name="T64">Мы ещё поговорим об этом все вместе при встрече. Как же мне хочется поскорее увидеть всех вас за чаем с вкуснейшим тортиком от Пинки! Даю слово Селестии, сильнее моих обнимашек будет только моё желание остаться с вами подольше.</text:span></text:p>
      <text:p text:style-name="P62">Со своей стороны, к сожалению, не могу тебя обрадовать.</text:p>
      <text:p text:style-name="P60"/>
      <text:p text:style-name="P39">Потому что всё остальное не радует. Эквестрия быстро деградирует<text:span text:style-name="T7">. </text:span>Из-за исчезновения пони разрушается экономика. Из мира продолжает уходить магия, меня тоже становится меньше. Остатки магии стекаются в узловые точки, такие, как Вечнодикий лес или остров на другом краю Эквуса, и там вследствие высокой концентрации магии всё живое подвергается магической мутации.</text:p>
      <text:p text:style-name="P39">Отвечая на твой запрос, посылаю тебе свой приказ о передаче Мэйнхэттенского ускорителя в распоряжение Твайлайт Спаркл. Изготовить новый, к сожалению, не получится: компания алмазных псов, производящая магические резонаторы для ускорителей, перестала существовать вместе с подземным городом алмазных псов.</text:p>
      <text:p text:style-name="P35">P.S. <text:span text:style-name="T1">Посылаю это письмо не через Спайка, а обычной почтой, так как не хочу, чтобы Твайлайт узнала про реальное состояние дел в Эквестрии. Её это может отвлечь от исследований.</text:span></text:p>
      <text:p text:style-name="P50">P.S.P.S. <text:span text:style-name="T1">Я немного обострила ТОГДА твою восприимчивость к алкоголю, чтобы ты не перегружал свой организм токсинами, и стобы ТОЙ реальности было сложнее охотиться за тобой. Ну, ты в курсе.</text:span></text:p>
      <text:p text:style-name="P57"/>
      <text:p text:style-name="P57">.<text:span text:style-name="T20">..Макс! Запрошенный тобой </text:span><text:span text:style-name="T25">&lt;</text:span><text:span text:style-name="T20">синхрофазотрон</text:span><text:span text:style-name="T25">&gt; </text:span><text:span text:style-name="T20">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51"/>
      <text:p text:style-name="P5">&lt;<text:span text:style-name="T20">Селестия отсылает письмо с Дёрпи, а не Спайком, чтобы его не прочла Твайлайт и не узнала о бедственном положении Эквестрии и самой Селестии. Макс в ответ шлёт ей письмо Спайком о том, что он решил принять участие в эксперименте с заклинанием Индрэ для того, чтобы всемерно помось. Но пискьо не отправляется — при попытке Спайка его отослать, оно возвращается и ударяет Спайка по голове (Селестия уже пропала)</text:span>&gt;</text:p>
      <text:p text:style-name="P1">В конце-концов он читает письмо — в нём Селестия отказывает ему в приборе (жалуется на бедственное положение в экономике, на огромную усталость и тоску), но посылает в &lt;Клаудсдейл за прибором&gt; с Рэйнбоу (они доезжают до тени Клаудсдейла на поезде, потом — глава 34 с Дэш. В <text:soft-page-break/>Клаудсдейле Макса чуть не убивают — доходит весть об исчезновении Селестии, все думают на него. Дэш его спасает, они тайными тропами пробираются в Понивилль. Там — он ставит эксперимент с Воплощением Индрэ на себе. Видит Селестию в очереди на вылет. Видит, куда ведёт чёрный экран. ).&gt;&gt;&gt;</text:p>
      <text:p text:style-name="P45"/>
      <text:p text:style-name="P45"/>
      <text:p text:style-name="P45">&lt;<text:span text:style-name="T21">Заговорщики таки подняли восстание после исчезновения Селестии. Они обвинили Луну и Макса в узурпации власти</text:span>&gt;</text:p>
      <text:p text:style-name="P37">&lt;<text:span text:style-name="T1">Добавить рассуждения на этическую тему на грани катастрофы</text:span>&gt;</text:p>
      <text:p text:style-name="P45"/>
      <text:p text:style-name="P45">&lt;<text:span text:style-name="T21">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8">- В соответствии с законом от … «Об отсутствии одного из соправителей диархии» принимаю всю власть на себя!</text:p>
      <text:p text:style-name="P38">- <text:s/>Но этот закон Её Высочество, принцесса Селестия принимала для себя, чтобы разрешить ситуацию с вашим … ммм... пребыванием на Луне!</text:p>
      <text:p text:style-name="P45"><text:span text:style-name="T21">- В законе не указана конкретный соправитель Диархии!</text:span>&gt;</text:p>
      <text:p text:style-name="P51"/>
      <text:p text:style-name="P14"><text:span text:style-name="T39">&lt;</text:span><text:span text:style-name="T23">Макс с Дэш едут за ядром ускорителя в пригород Мэйнхеттена — Фетлок. На обратном пути рельсы проваливаются из-за пролома в земле. Дэш тащит Макса по воздуху (34). По прибытию в Понивилль узнают из газет, что Селестия исчезла, а Макс в розыске (как подозреваемый в её исчезновении). Потом — заклинание Индрэ с помощью ускорителя и Элементов Гармонии — Макс видит, что за экраном (его мир), и Тию в очереди к экрану (экскурс в прошлое). Потом — бегство из понивилля (Макса заметили при входе в библиотеку) через туннель в подвале — выжжен ускорителем в прошлый эксперимент — ведёт на обрывистый берег реки. Потом встреча с Луной — Макс встречается с ней во сне и она приходит к нему наяву после бегства</text:span><text:span text:style-name="T39">&gt;</text:span></text:p>
      <text:p text:style-name="P14"/>
      <text:p text:style-name="P51">Но реальная пони здорово отличалась от сериальной (как и все остальные, надо сказать). </text:p>
      <text:p text:style-name="P51"/>
      <text:p text:style-name="P51"/>
      <text:p text:style-name="P2"><text:span text:style-name="T7">–</text:span> Заклинания Свирла Бородатого обычно срабатывают без ошибок.</text:p>
      <text:p text:style-name="P2"><text:span text:style-name="T7">–</text:span> Если их правильно вызывают, <text:span text:style-name="T7">–</text:span> пробурчал возвратившийся Спайк, укладываясь в корзинку.</text:p>
      <text:p text:style-name="P2"><text:span text:style-name="T7">–</text:span> Что он имел ввиду?</text:p>
      <text:p text:style-name="P2"><text:span text:style-name="T7">–</text:span> Нууу, - Твайлайт смутилась, <text:span text:style-name="T7">–</text:span> заклинание сработало со второй попытки. В первый раз, с <text:span text:style-name="T2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7">–</text:span> Единорожка опустила голову.</text:p>
      <text:p text:style-name="P2"/>
      <text:p text:style-name="P2"><text:span text:style-name="T7">&lt;</text:span><text:span text:style-name="T20">Селестия проснётся на Терре в облике кибермозга, т.к. в своём мире она на ступень выше пони (а </text:span><text:soft-page-break/><text:span text:style-name="T20">кибермозг на Терре на ступень выше людей)</text:span><text:span text:style-name="T7">&gt;</text:span></text:p>
      <text:p text:style-name="P2"><text:span text:style-name="T7">–</text:span> Да, печально получилось <text:span text:style-name="T7">&lt;</text:span><text:span text:style-name="T21">и всего-то</text:span><text:span text:style-name="T1">?</text:span><text:span text:style-name="T7">&gt;</text:span>. Но вернёмся к заклинанию. Во второй раз вы вызвали его правильно <text:span text:style-name="T7">—</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7">–</text:span> Нет, она мне ничего не говорила. Но, видишь ли, ваше королевство и вы сами описаны в моём мире в детском сериале.</text:p>
      <text:p text:style-name="P2"><text:span text:style-name="T7">–</text:span> Мы? Описаны? <text:span text:style-name="T7">–</text:span> Твайлайт от удивления открыла рот. <text:span text:style-name="T7">–</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7">–</text:span> Вряд ли кто-то из людей побывал здесь до меня. До вас ведь никто не вызывал это заклинание Свирла?</text:p>
      <text:p text:style-name="P2"><text:span text:style-name="T7">–</text:span> Нет. Собрание столь сильных магов запомнилось бы.</text:p>
      <text:p text:style-name="P2"><text:span text:style-name="T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7">–</text:span> Вам нравятся рассказы про Эквестрию? <text:span text:style-name="T7">–</text:span> Твайлайт улыбнулась.</text:p>
      <text:p text:style-name="P2"><text:span text:style-name="T7">–</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7">–</text:span> Брони?</text:p>
      <text:p text:style-name="P2"><text:span text:style-name="T7">–</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7">–</text:span> Ого! У нас есть поклонники! Интересно было бы поговорить об этом с твоим другом.</text:p>
      <text:p text:style-name="P2"><text:span text:style-name="T7">–</text:span> Его нет. Он погиб полгода назад.</text:p>
      <text:p text:style-name="P2"><text:span text:style-name="T7">–</text:span> О, мои соболезнования! <text:span text:style-name="T7">–</text:span> Твайлайт подошла ко мне и положила переднюю ногу мне на плечо (когда я сидел, она вполне могла достать до него). <text:span text:style-name="T7">–</text:span> Друзей терять очень тяжко.</text:p>
      <text:p text:style-name="P2"><text:span text:style-name="T7">–</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7">–</text:span> Подумать только! <text:span text:style-name="T7">–</text:span> бормотала она про себя, <text:span text:style-name="T1">—</text:span> мы и наша страна описана в жеребячьих книжках в другом мире!</text:p>
      <text:p text:style-name="P51"/>
      <text:p text:style-name="P51"/>
      <text:p text:style-name="P2">Я помолчал, собираясь с мыслями. Мысли собирались туго, но самое тупое решение мне пришло в голову ещё в Кантерлоте.</text:p>
      <text:p text:style-name="P2"><text:span text:style-name="T7">–</text:span> Я помню, ваша магия Элементов Гармонии обладает большой силой.</text:p>
      <text:p text:style-name="P2"><text:span text:style-name="T7">–</text:span> Да. <text:span text:style-name="T7">–</text:span> <text:span text:style-name="T1">к</text:span>ивнула Твайлайт. <text:span text:style-name="T7">–</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oft-page-break/><text:span text:style-name="T7">–</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7">–</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7">–</text:span> Для восстановления гармонии, говришь, <text:span text:style-name="T7">–</text:span> я почесал затылок.</text:p>
      <text:p text:style-name="P2"><text:span text:style-name="T7">–</text:span> Ну да, это так. Большие возмущения гармонии можно исправить только с помощью… Ой!..</text:p>
      <text:p text:style-name="P2"><text:span text:style-name="T7">–</text:span> Угу, вот именно. Сейчас имеем “большое возмущение гармонии”.</text:p>
      <text:p text:style-name="P2">Твайлайт прижала копыта к вискам.</text:p>
      <text:p text:style-name="P15"/>
      <text:p text:style-name="P2"><text:span text:style-name="T7">–</text:span> Ты не понимаешь… Я сейчас расскажу.</text:p>
      <text:p text:style-name="P2"/>
      <text:p text:style-name="P2"/>
      <text:p text:style-name="P2"/>
      <text:p text:style-name="P2"><text:span text:style-name="T7">–</text:span> Найтмэр Мун и Дискорд не разорвались и не сгорели.</text:p>
      <text:p text:style-name="P2"><text:span text:style-name="T7">–</text:span> Они очень могущественные маги, одни из лучших. У них сильный антимагический иммунитет. К тому же они биологически бессмертны.</text:p>
      <text:p text:style-name="P15">&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0">***</text:p>
      <text:p text:style-name="P58">&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8">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0">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oft-page-break/><text:span text:style-name="T7">&lt;</text:span><text:span text:style-name="T21">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7">&gt;</text:span></text:p>
      <text:p text:style-name="P1"><text:span text:style-name="T7">&lt;</text:span><text:span text:style-name="T28">В разговоре в Кантерлоте с Луной после исчезновения Селестии Макс узнаёт, что она (Селестия) холодна к сексу.</text:span><text:span text:style-name="T7">&gt;</text:span></text:p>
      <text:p text:style-name="P1"/>
      <text:p text:style-name="P1">&lt;<text:span text:style-name="T27">Это уже видит Макс в своём сне — он проследит за Рэрити и остальными. Но проговорится об этом только в разговоре с Анакорном — для интриг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51"/>
      <text:h text:style-name="P135"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7">&lt;</text:span><text:span text:style-name="T20">Влад рассказывает Максу о своём сне </text:span><text:span text:style-name="T25">—</text:span><text:span text:style-name="T20"> как он был поняхой, а потом проснулся в мире Терры</text:span><text:span text:style-name="T7">&gt;</text:span></text:p>
      <text:p text:style-name="P15"/>
      <text:p text:style-name="P2"><text:span text:style-name="T7">– </text:span>... я слишком приблизилась к экрану и меня стало тянуть к нему. Пони, ждущий своей очереди, еле увернулся от меня <text:span text:style-name="T7">—</text:span> так быстро я неслась к экрану, <text:span text:style-name="T7">–</text:span> возбуждённо говорила Рэрити, <text:span text:style-name="T7">–</text:span> но тут… <text:span text:style-name="T7">–</text:span> она запнулась.</text:p>
      <text:p text:style-name="P2"><text:span text:style-name="T7">–</text:span> Да? Что “тут”? <text:span text:style-name="T7">–</text:span> Твайлайт была вся внимание.</text:p>
      <text:p text:style-name="P2"><text:span text:style-name="T7">–</text:span> Тут я проснулась.</text:p>
      <text:p text:style-name="P2"><text:soft-page-break/><text:span text:style-name="T7">–</text:span> О, понятно. Я была вынуждена прервать ваше сновидение, так как Макс очень плохо выглядел. <text:span text:style-name="T7">–</text:span> <text:span text:style-name="T1">о</text:span>бъяснила Твайлайт. <text:span text:style-name="T7">–</text:span> В твоих манекенах в бутике больше жизни, чем тогда было в нём <text:span text:style-name="T7">–</text:span> она указала копытом на меня. <text:span text:style-name="T7">–</text:span> Но даже то, что ты успела увидеть, очень интересно. Сфера из светящихся пони <text:span text:style-name="T7">–</text:span> это, конечно же, Эгрегор Эквестрии. Место, откуда берутся и куда уходят все пони</text:p>
      <text:p text:style-name="P2">(<text:span text:style-name="T7">&lt;</text:span><text:span text:style-name="T20">согласовать с тем, что говорил Анакорн о Р/Д</text:span><text:span text:style-name="T7">&gt;</text:span>). </text:p>
      <text:p text:style-name="P2">Об этом Эгрегоре пишется в книге <text:span text:style-name="T7">&lt;</text:span><text:span text:style-name="T20">Изменчивой Магии</text:span><text:span text:style-name="T7">&gt;</text:span>. То, что Рэрити удалось его увидеть <text:span text:style-name="T7">—</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7">–</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7">–</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5"/>
      <text:p text:style-name="P2"><text:span text:style-name="T7">&lt;</text:span><text:span text:style-name="T20">обоснование сна для Р/Д. РД видит несколько вариантов историй с Mane6 </text:span><text:span text:style-name="T25">—</text:span><text:span text:style-name="T20"> и с собой + Леро </text:span><text:span text:style-name="T25">—</text:span><text:span text:style-name="T20"> намёк на несовместимые фанфики</text:span></text:p>
      <text:p text:style-name="P2"><text:span text:style-name="T20">Пинки видит кошмар (кексики) и сходит с ума. И ещё она видит как Селестия стала Матрицей (подпрограммой Нексуса)</text:span><text:span text:style-name="T7">&gt;</text:span></text:p>
      <text:p text:style-name="P2"/>
      <text:p text:style-name="P2"><text:span text:style-name="T7">–</text:span> Хммм… <text:span text:style-name="T7">–</text:span> Твайлайт в задумчивости остановилась перед одной из полок. <text:span text:style-name="T7">–</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7">–</text:span> И самое главное… <text:span text:style-name="T7">–</text:span> Рэрити задумчиво потерла висок. <text:span text:style-name="T7">–</text:span> В той очереди, совсем близко к экрану стояла она…</text:p>
      <text:p text:style-name="P2"><text:span text:style-name="T7">–</text:span> Кто <text:span text:style-name="T7">—</text:span> она? <text:span text:style-name="T7">–</text:span> повернулась Твайлайт.</text:p>
      <text:p text:style-name="P2"><text:span text:style-name="T7">–</text:span> Её Высочество, принцесса Селестия...</text:p>
      <text:p text:style-name="P52"/>
      <text:p text:style-name="P51"/>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
      <text:p text:style-name="P2"/>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text:soft-page-break/>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46"><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45"/>
      <text:p text:style-name="P45"/>
      <text:p text:style-name="P45">&lt;<text:span text:style-name="T20">–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2"><text:span text:style-name="T7">–</text:span> М-м-м. В описании заклинания Свирл упоминал гармонию. Я и подумал, а что, если это кат-то связано с тобой и твоими друзьями?</text:p>
      <text:p text:style-name="P2"><text:span text:style-name="T7">–</text:span> Хм. Ты так думаешь? <text:span text:style-name="T7">–</text:span> Единорожка вытащила с помощью магии засаленый том из угловой полки с знакомым названием: “Основы магического искусства”.</text:p>
      <text:p text:style-name="P2"><text:span text:style-name="T7">–</text:span> М-м-м… “...на укрепление гармонии нашего континуума...”.</text:p>
      <text:p text:style-name="P45">&gt;</text:p>
      <text:p text:style-name="P1"/>
      <text:p text:style-name="P4">***</text:p>
      <text:p text:style-name="P2"><text:span text:style-name="T7">–</text:span> Нууу, я не думаю, что это описан наша Терра. У нас ничего подобного не водится.</text:p>
      <text:p text:style-name="P2"><text:span text:style-name="T7">–</text:span> Да? Ну ладно. В конце-концов, это всего лишь миф. Свирл Бородатый, правда, упоминал о двух случаях встреч с существами, похожими на вас. <text:span text:style-name="T7">–</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7">–</text:span> Печенье испёк Спайк. Он на удивление искусный повар, когда на него находит вдохновение.</text:p>
      <text:p text:style-name="P2"><text:span text:style-name="T7">–</text:span> М-м-м. Вкусно. Очень вкусно.</text:p>
      <text:p text:style-name="P15"/>
      <text:p text:style-name="P2"><text:span text:style-name="T7">&lt;</text:span><text:span text:style-name="T20">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7">&gt;</text:span></text:p>
      <text:p text:style-name="P15"><text:soft-page-break/></text:p>
      <text:p text:style-name="P2"><text:span text:style-name="T7">–</text:span> Хорошо, у тебя есть какие-то встречные предложения?</text:p>
      <text:p text:style-name="P2">Твайлайт задумчиво прошлась вдоль книжной полки.</text:p>
      <text:p text:style-name="P2"><text:span text:style-name="T7">–</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7">–</text:span> Для духа я слишком материален.</text:p>
      <text:p text:style-name="P2"><text:span text:style-name="T7">–</text:span> Я знаю. Но ничего более подходящего в голову не приходит. Приходи завтра после обеда. Хорошо?</text:p>
      <text:p text:style-name="P2"><text:span text:style-name="T7">–</text:span> Хорошо, Твайлайт. Приду. Спокойной ночи!</text:p>
      <text:p text:style-name="P2"><text:span text:style-name="T7">–</text:span> Спокойной ночи, Макс!</text:p>
      <text:p text:style-name="P14"/>
      <text:p text:style-name="P14"/>
      <text:p text:style-name="P14"/>
      <text:p text:style-name="P15"><text:span text:style-name="T41">&lt;</text:span><text:span text:style-name="T24">самолёт в эквестрию проваливается во время </text:span><text:span text:style-name="T22">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0">&gt;</text:span></text:p>
      <text:p text:style-name="P49">&lt;<text:span text:style-name="T1">О рейде пони-рейнджеров Максу рассказывает Луна во время его возвращения в Кантерлот после исчезновения Селестии.</text:span>&gt;</text:p>
      <text:p text:style-name="P45"/>
      <text:p text:style-name="P52">&lt;<text:span text:style-name="T2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2"/>
      <text:p text:style-name="P2"><text:span text:style-name="T7">–</text:span> Ты могла бы нести меня телекинезом. Я, после того, как узнал о ваших способностях, удивлялся, почему ты этого не сделала?</text:p>
      <text:p text:style-name="P2"><text:span text:style-name="T7">–</text:span> Шутишь? <text:span text:style-name="T7">–</text:span> Селестия скосила на меня фиалковый глаз, продолжая колдовать с мешочком. <text:span text:style-name="T7">–</text:span> Ты бы потом не захотел бы видеть меня от перенесенного унижения.</text:p>
      <text:p text:style-name="P32"><text:span text:style-name="T7">&lt;Селестия </text:span>хочет любым способом (34) расположить к себе Макса, чтоб получить союзника в борьбе за спасение Эквестрии<text:span text:style-name="T7">&gt;</text:span></text:p>
      <text:p text:style-name="P2"/>
      <text:p text:style-name="P2"><text:span text:style-name="T7">–</text:span> А дальше всё было хуже, намного хуже...</text:p>
      <text:p text:style-name="P2"/>
      <text:p text:style-name="P1"/>
      <text:p text:style-name="P2"/>
      <text:p text:style-name="P4">***</text:p>
      <text:p text:style-name="P15"/>
      <text:p text:style-name="P2"><text:span text:style-name="T7">&lt;Луна - </text:span><text:span text:style-name="T2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7">&gt;</text:span></text:p>
      <text:p text:style-name="P15"/>
      <text:h text:style-name="P135" text:outline-level="2">Рейд пони-рэйнджеров</text:h>
      <text:p text:style-name="P2">&lt;Магия изо всех окраин Эквестрии бежит к её центру — в Вечнодикий лес&gt;</text:p>
      <text:p text:style-name="P30"><text:soft-page-break/>(леденящий душу триллер, музыка тревожная)</text:p>
      <text:p text:style-name="P6">&lt;<text:span text:style-name="T2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7">–</text:span> Тьфу ты, б-бестия! <text:span text:style-name="T7">–</text:span> Мэдтроттер принялся протирать окровавленное лезвие. <text:span text:style-name="T7">–</text:span> Впервые такую тварь встречаю.</text:p>
      <text:p text:style-name="P2"><text:span text:style-name="T7">–</text:span> Не думаю, что она появится ещё. <text:span text:style-name="T7">–</text:span> Калрус вслушивался в лесной шум. Уши его поворачивались по ветру. <text:span text:style-name="T7">–</text:span> Ты её хорошенько угостил. По первому разряду!</text:p>
      <text:p text:style-name="P2"><text:span text:style-name="T7">–</text:span> У нас, в Аппалузе, это называется “салют легионера”, <text:span text:style-name="T7">–</text:span> усмехнулся Хорст. <text:span text:style-name="T7">–</text:span> Мало кто из врагов его переживает.</text:p>
      <text:p text:style-name="P2"><text:span text:style-name="T7">–</text:span> Первым дежуришь ты, Мэдди. Потом я. Калрус <text:span text:style-name="T7">—</text:span> последним, <text:span text:style-name="T7">–</text:span> решил я. <text:span text:style-name="T7">–</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7">–</text:span> Что за чертовщина? <text:span text:style-name="T7">–</text:span> Мэдтроттер трогал копытом лежащую на земле плеть лианы, которая медленно уползала в чащу, сворачиваясь в колючий клубок.</text:p>
      <text:p text:style-name="P2"><text:span text:style-name="T7">–</text:span> Не нравится мне это, <text:span text:style-name="T7">–</text:span> пробормотал Калрус, стряхивая с крыла зелёную плеть, свесившуюся с дерева и попытавшуюся обвить его махательный сустав. <text:span text:style-name="T7">–</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7">–</text:span> Да уж, <text:span text:style-name="T7">–</text:span> Мэдтроттер обнажил алебарду и закрепил её на ноге остриём вверх. <text:span text:style-name="T7">–</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soft-page-break/>***</text:p>
      <text:p text:style-name="P2"><text:span text:style-name="T7">–</text:span> Шанту?</text:p>
      <text:p text:style-name="P2"><text:span text:style-name="T7">–</text:span> Ваше Высочество? Мы никогда не встречали такое существо раньше и я…</text:p>
      <text:p text:style-name="P2"><text:span text:style-name="T7">–</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7">–</text:span> Хотя кое-кто за за тысячу лет воздержания накопил столько силы, что может жонглировать планетами, не думаю, что он <text:span text:style-name="T7">&lt;</text:span><text:span text:style-name="T19">вот эту-то энергию Дискорд и потратил на превращение в дракона в мире Терры</text:span><text:span text:style-name="T7">&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7">&lt;</text:span><text:span text:style-name="T21">Добавить кокатрикса, мантикору и древесных волков. Тентаклианы переименовать в пландерсиды</text:span><text:span text:style-name="T7">&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7">–</text:span> Что за ерунда? <text:span text:style-name="T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7">–</text:span> Не знаю, что за ерунда, но теперь становится ясно, откуда тут те черепа. <text:span text:style-name="T7">–</text:span> Я вытер накрыльный нож о траву и показал на две продолговатости, тускло белевшие в траве у самого ствола граба. <text:span text:style-name="T7">–</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7">–</text:span> Пхе, будет несколько <text:span text:style-name="T7">—</text:span> выберешь для них самый подходящий! <text:span text:style-name="T7">–</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7">&lt;</text:span><text:span text:style-name="T20">короткий</text:span><text:span text:style-name="T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7">–</text:span> Ходят слухи, Стар <text:span text:style-name="T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7">–</text:span> Мечтательно разглагольствовал Калрус.</text:p>
      <text:p text:style-name="P2"><text:span text:style-name="T7">–</text:span> Смотри, как бы ты сам после такой встречи не стал чудным материалом для <text:s/>чудовища, <text:span text:style-name="T7">–</text:span> проворчал Мэдтроттер. <text:span text:style-name="T7">–</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7">–</text:span> Странно, кто-то ходил к замку после того, как он был заброшен, <text:span text:style-name="T7">–</text:span> пробормотал Мэдтроттер. <text:span text:style-name="T7">–</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text:soft-page-break/>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7">–</text:span> Дискорд! Что их убило? <text:span text:style-name="T7">–</text:span> присвистнул обошедший Хорста с другой стороны Калрус.</text:p>
      <text:p text:style-name="P2"><text:span text:style-name="T7">–</text:span> Что бы их ни убило, нам с этим знакомиться ни к чему, <text:span text:style-name="T7">–</text:span> пробормотал Мэдтроттер озираясь. <text:span text:style-name="T7">–</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7">–</text:span> Это королевский конвой. Такие были на службе у принцесс ещё лет двадцать назад, до Раздора.</text:p>
      <text:p text:style-name="P2"><text:span text:style-name="T7">–</text:span> Такое впечатление, что… <text:span text:style-name="T7">–</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7">–</text:span> ...тут была засада <text:span text:style-name="T7">–</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7">—</text:span> туда мы и помчались, сопровождаемые хлопками и свистом вращающихся шаров.</text:p>
      <text:p text:style-name="P4">***</text:p>
      <text:p text:style-name="P2"><text:span text:style-name="T7">–</text:span> Откуда там останки пегасов? Кто мог поймать их там? Они могут уйти от любой засады.</text:p>
      <text:p text:style-name="P2"><text:span text:style-name="T7">–</text:span> Не знаю, как насчёт летунов, принцессса, но когда мы осматривали кости, на нас было совершено нападение...</text:p>
      <text:p text:style-name="P2"><text:span text:style-name="T7">–</text:span> Вот как? На королевскую стражу в центре Эквестрии? Кто же это был?</text:p>
      <text:p text:style-name="P2"><text:span text:style-name="T7">–</text:span> Лианы, принцесса. <text:span text:style-name="T7">–</text:span> Кимеринн отчеканил последнюю фразу, глядя прямо перед собой. <text:span text:style-name="T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7">– </text:span>сорок. Мы назвали их <text:span text:style-name="T7">&lt;</text:span><text:span text:style-name="T20">???</text:span><text:span text:style-name="T7">&gt;</text:span></text:p>
      <text:p text:style-name="P2">Луна обошла Кимеринна. </text:p>
      <text:p text:style-name="P2"><text:span text:style-name="T7">–</text:span> У вас рассечен бок. И колотая рана на шее.</text:p>
      <text:p text:style-name="P2"><text:span text:style-name="T7">–</text:span> Не уследил за лианой, Ваше Высочество. Ерунда. Калрус вовремя отсёк плеть. <text:span text:style-name="T7">–</text:span> Голубые глаза Кимеринна смотрели прямо сквозь Луну, не мигая.</text:p>
      <text:p text:style-name="P2"><text:span text:style-name="T7">–</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7">–</text:span> Я ценю вашу службу и хочу достойно наградить вас. Спрашивайте.</text:p>
      <text:p text:style-name="P2"><text:span text:style-name="T7">–</text:span> Мне… мне ничего не нужно, Ваше Высочество. <text:span text:style-name="T7">–</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7">–</text:span> Кимеринн, вы окажете своей принцессе услугу, если согласитесь <text:s/>принять от неё награду! <text:span text:style-name="T7">–</text:span> Если бы он понял… Как когда-то понял Амарок… Аликорны <text:span text:style-name="T7">—</text:span> тоже живые существа. И они очень одиноки…</text:p>
      <text:p text:style-name="P2"><text:span text:style-name="T7">–</text:span> Хорошо, Ваше Высочество. <text:span text:style-name="T7">–</text:span> Кимеринн смотрел не мигая в точку прямо перед собой. <text:span text:style-name="T7">–</text:span> Я хочу… в награду… обращаться к вам на “ты”!</text:p>
      <text:p text:style-name="P2">Туман застилал глаза Луне. Она смотрела на него <text:span text:style-name="T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text:soft-page-break/>Он был высок для пони и Луне понадобилось всего лишь немного склонить шею, чтобы тихо выдохнуть ему в ухо:</text:p>
      <text:p text:style-name="P2"><text:span text:style-name="T7">–</text:span> Ну что же… Я рада оказать такую услугу… Тебе…</text:p>
      <text:p text:style-name="P2"><text:span text:style-name="T7">–</text:span> Принцесса…</text:p>
      <text:p text:style-name="P2"><text:span text:style-name="T7">–</text:span> Луна, мой дорогой. Для тебя <text:span text:style-name="T7">—</text:span> Луна…</text:p>
      <text:p text:style-name="P2">...</text:p>
      <text:p text:style-name="P2"/>
      <text:h text:style-name="P135" text:outline-level="2">Рейд пони-рэйнджеров-2 (<text:span text:style-name="T20">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7">&lt;</text:span><text:span text:style-name="T20">гидрорысью</text:span><text:span text:style-name="T7">&gt;</text:span> и нападением <text:span text:style-name="T7">&lt;</text:span><text:span text:style-name="T20">тентаклиан</text:span><text:span text:style-name="T7">&gt;</text:span> казался мне ещё опаснее. А если этот корабль обследовать как следует…</text:p>
      <text:p text:style-name="P2"><text:span text:style-name="T7">–</text:span> Заночуем внутри. - <text:span text:style-name="T1">р</text:span>ешил я.</text:p>
      <text:p text:style-name="P2"><text:span text:style-name="T7">&lt;</text:span><text:span text:style-name="T20">Нужен ли тут самолёт? Нужен артефакт из Fallout Equestria - летучий корабль</text:span>?<text:span text:style-name="T7">&gt;</text:span></text:p>
      <text:p text:style-name="P2">Утро встретило нас туманом. Я пытался рассмотреть руины замка на противоположном берегу.</text:p>
      <text:p text:style-name="P2"><text:span text:style-name="T7">–</text:span> Идти опасно. Засаду прозевать <text:span text:style-name="T7">—</text:span> как два пера об мостовую. Хорст, я слетаю в разведку. Не нравится мне это болото.</text:p>
      <text:p text:style-name="P2"><text:span text:style-name="T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7">–</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text:soft-page-break/>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7">–</text:span> Заметил что-то. <text:span text:style-name="T7">–</text:span> Хорст приставил копыто ко лбу, пытаясь рассмотретьчто-то против солнца. <text:span text:style-name="T7">–</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7">–</text:span> Поворачивайте, уходите от болота! <text:span text:style-name="T7">–</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7">–</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7">–</text:span> Не в крыло, а в ногу, <text:span text:style-name="T7">–</text:span> проворчал я, стаскивая зубами с задней ноги толстую плеть плюща, гладко отрубленную стилетом. <text:span text:style-name="T7">–</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7">– </text:span>Схватил бы за крыло <text:span text:style-name="T7">—</text:span> я бы не вырвался.</text:p>
      <text:p text:style-name="P2">Я взглянул вверх. На металлической стенке чётко отпечатались четыре полукруга копыт. </text:p>
      <text:p text:style-name="P2"><text:span text:style-name="T7">–</text:span> И пришлось бы тебе за меня во дворце отдуваться.</text:p>
      <text:p text:style-name="P2"><text:span text:style-name="T7">–</text:span> Нашел что-нибудь интересное в развалинах?</text:p>
      <text:p text:style-name="P2"><text:span text:style-name="T7">–</text:span> А как же! Странное такое. Похожее на обезьяну. Но стройнее и грациознее. И оно было одето…</text:p>
      <text:p text:style-name="P2"><text:span text:style-name="T7">–</text:span> Одето?</text:p>
      <text:p text:style-name="P2"><text:span text:style-name="T7">–</text:span> Да, в потёртые джинсы и куртку. И на спине было что-то вроде перемётной сумки. Не успел как следует расмотреть <text:span text:style-name="T7">—</text:span> оно скрылось в кустах. Что его отличало от обезьяны <text:span text:style-name="T7">—</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7">–</text:span> Ещ одно неизвестное чудовище! <text:s/>Что-то их тут много развелось.</text:p>
      <text:p text:style-name="P2">Я крепко задумался. Принцесса приказывала <text:span text:style-name="T7">—</text:span> нет, не приказывала <text:span text:style-name="T7">—</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text:soft-page-break/>отступлении.</text:p>
      <text:p text:style-name="P2">Я забросил на спину перемётные сумки и дал команду сбора.</text:p>
      <text:p text:style-name="P2"><text:span text:style-name="T7">–</text:span> Куда идём, Кэп? <text:span text:style-name="T7">–</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7">–</text:span> Вы ведь в неопасное место идёте, да?</text:p>
      <text:p text:style-name="P2"><text:span text:style-name="T7">–</text:span> Да, Силк Мэйн, в неопасное.</text:p>
      <text:p text:style-name="P2"><text:span text:style-name="T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7">–</text:span> Силк, не волнуйся, если будет опасно, мы сразу же повернём. (И пойдём другой дорогой <text:span text:style-name="T7">—</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7">—</text:span> ничтожны.</text:p>
      <text:p text:style-name="P2"><text:span text:style-name="T7">–</text:span> Возвращаемся, Мэдди, <text:span text:style-name="T7">–</text:span> решил я. <text:span text:style-name="T7">–</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35"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7">–</text:span> Пони умеют переносить тяготы, Макс. <text:span text:style-name="T7">–</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7">&lt;</text:span><text:span text:style-name="T2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7">&gt;</text:span></text:p>
      <text:p text:style-name="P2"><text:span text:style-name="T7">&lt;</text:span><text:span text:style-name="T2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text:span><text:soft-page-break/><text:span text:style-name="T20">Принцесс. (тело Влада разбилось, но сущность успела перенестись в Эквестрию).</text:span><text:span text:style-name="T7">&gt;</text:span></text:p>
      <text:p text:style-name="P2"/>
      <text:p text:style-name="P2"/>
      <text:p text:style-name="P2"/>
      <text:p text:style-name="P2"><text:span text:style-name="T7">–</text:span> Тия, я…</text:p>
      <text:p text:style-name="P2"><text:span text:style-name="T7">–</text:span> Не говори ничего! Твайлайт нашла в архиве северного крыла полузаконченное заклинание <text:span text:style-name="T7">C</text:span>вирла Бородатого. “Защита от неведомой угрозы” <text:span text:style-name="T7">—</text:span> так он назвал его. Синопсис восстановить не удалось <text:span text:style-name="T7">—</text:span> Свирл записал его на некачественной бумаге. Треть заклинания Твайли восстановила экстраполяцией <text:span text:style-name="T7">—</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7">—</text:span> всего лишь появился ты! <text:span text:style-name="T7">–</text:span> это слово Селестия выдохнула мне в лицо, буквально ткнув меня носом. <text:span text:style-name="T7">–</text:span> И всё это время я думала <text:span text:style-name="T7">—</text:span> кто ты? Наше спасение, или всего лишь горькая шутка судьбы? И я до сих пор не знаю. </text:p>
      <text:p text:style-name="P2">Ты извини, Макс, я разнервничалась/ <text:span text:style-name="T7">–</text:span> Селестия отвернулась от меня. Я протянул руку и осторожно поправил локон переливающейся гривы. <text:span text:style-name="T7">–</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7">–</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7">–</text:span> Я не смогу сделать тебя счастливой, Тия, <text:span text:style-name="T7">–</text:span> я покачал головой. <text:span text:style-name="T7">– </text:span>Я не знаю, чем вам помочь. Скорее всего, я попал сюда случайно.</text:p>
      <text:p text:style-name="P2"><text:span text:style-name="T7">–</text:span> Я так и думала, <text:span text:style-name="T7">–</text:span> кивнула головой Селестия. <text:span text:style-name="T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85"/>
      <text:p text:style-name="P52">Она вытянула шею и начала по очереди сгибать-разгибать ноги, разминая суставы.</text:p>
      <text:p text:style-name="P52"><text:span text:style-name="T7">–</text:span> Слишком поздно, <text:span text:style-name="T7">–</text:span> пробормотала она, глядя через панорамное окно на ночное небо. <text:span text:style-name="T7">–</text:span> Даже, скорее, рано. Сестра скоро вернётся.</text:p>
      <text:p text:style-name="P2"/>
      <text:p text:style-name="P2"><text:span text:style-name="T7">–</text:span> Макс, <text:span text:style-name="T7">–</text:span> обернулась она ко мне, <text:span text:style-name="T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7">—</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7">–</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35" text:outline-level="2"><text:soft-page-break/>В библиотеке замка Селестии</text:h>
      <text:p text:style-name="P91"/>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7">&lt;</text:span><text:span text:style-name="T20">название книги</text:span><text:span text:style-name="T7">&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7">&lt;</text:span><text:span text:style-name="T20">название библиотеки</text:span><text:span text:style-name="T7">&gt;</text:span>, пытаясь найти хоть какую-нибудь зацепку. Но всё тщётно.</text:p>
      <text:p text:style-name="P2">Если верить заклинанию, я <text:span text:style-name="T7">—</text:span> внешняя сила, и если меня хорошо попросить <text:span text:style-name="T7">&lt;</text:span><text:span text:style-name="T20">см. выше - ночь с Селестией</text:span><text:span text:style-name="T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35" text:outline-level="2">Понивилль</text:h>
      <text:p text:style-name="P2"/>
      <text:h text:style-name="P135"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oft-page-break/><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oft-page-break/><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0"/>
      <text:h text:style-name="P135" text:outline-level="2">Первый сеанс двойного сна. Рэрити</text:h>
      <text:p text:style-name="P2"/>
      <text:p text:style-name="P2"><text:span text:style-name="T7">&lt;</text:span><text:span text:style-name="T20">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0">Сон одновременно смотрели Рэрити, Пинки и РД. Флатти и ЭйДжей не успели подойти вовремя, т.к. жили за городом.</text:span><text:span text:style-name="T7">&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7">–</text:span> Кровать для тебя маловата, Макс, <text:span text:style-name="T7">–</text:span> извиняющимся тоном сообщила Твайлайт. <text:span text:style-name="T7">–</text:span> Мы сдвинули два <text:soft-page-break/>матраса на полу. Вы с Рэрити должны поместиться.</text:p>
      <text:p text:style-name="P2"><text:span text:style-name="T7">–</text:span> Может, и поместимся. Но, вообще, я во сне верчусь.</text:p>
      <text:p text:style-name="P2"><text:span text:style-name="T7">–</text:span> Не страшно, ты не успеешь… <text:span text:style-name="T7">–</text:span> её слова были заглушены звоном входного колокольчика. Хлопнула дверь и в читальный зал вошла светлая единорожка.</text:p>
      <text:p text:style-name="P2"><text:span text:style-name="T7">–</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7">—</text:span> всё это придавало Рэрити неожиданный шарм.</text:p>
      <text:p text:style-name="P2"><text:span text:style-name="T7">–</text:span> Рэрити, ты выглядишь… Замечательно выглядишь! <text:span text:style-name="T7">–</text:span> растерянно пролепетала Твайлайт.</text:p>
      <text:p text:style-name="P2"><text:span text:style-name="T7">–</text:span> Дааааааа… Замечательно! <text:span text:style-name="T7">–</text:span> наконец-то смог закрыть рот <text:span text:style-name="T1">и втянуть слюни </text:span>Спайк.</text:p>
      <text:p text:style-name="P2"><text:span text:style-name="T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7">–</text:span> смущённо сказала Рэрити, глядя мимо меня своими фиолетовыми глазами.</text:p>
      <text:p text:style-name="P2"><text:span text:style-name="T7">–</text:span> Спасибо, Рэрити. Ты выглядишь потрясно. <text:span text:style-name="T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7">–</text:span> Ну что же, если готовы <text:span text:style-name="T1">—</text:span> ложитесь на матрас и расслабьтесь. Вы должны касаться друг-друга. <text:span text:style-name="T7">–</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7">–</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7">–</text:span> Готовы? <text:span text:style-name="T7">–</text:span> Спросила Твайлайт.</text:p>
      <text:p text:style-name="P2"><text:span text:style-name="T7">–</text:span> Я готова. <text:span text:style-name="T7">–</text:span> <text:span text:style-name="T1">о</text:span>тозвалась Рэрити.</text:p>
      <text:p text:style-name="P2"><text:span text:style-name="T7">–</text:span> Готов. <text:span text:style-name="T7">–</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35" text:outline-level="2">Сон Макса</text:h>
      <text:p text:style-name="P91"/>
      <text:p text:style-name="P2"><text:span text:style-name="T7">&lt;</text:span><text:span text:style-name="T20">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oft-page-break/><text:span text:style-name="T25">–</text:span><text:span text:style-name="T20"> Готова, </text:span><text:span text:style-name="T25">–</text:span><text:span text:style-name="T20"> процедила она.</text:span><text:span text:style-name="T7">&gt;</text:span></text:p>
      <text:p text:style-name="P4">***</text:p>
      <text:p text:style-name="P2"><text:span text:style-name="T7">–</text:span> Вставай, Макс! <text:span text:style-name="T7">–</text:span> Маленькое копыто надавливало мне на грудь, делая энергичные круговые движения.</text:p>
      <text:p text:style-name="P2"><text:span text:style-name="T7">–</text:span> Твайлайт? <text:span text:style-name="T7">–</text:span> Взгляд сфокусировался на лавандовой единорожке, озабоченно осматривающей меня и продолжающей массаж в области сердца.</text:p>
      <text:p text:style-name="P2"><text:span text:style-name="T7">–</text:span> Мне не понравился цвет твоей мордочки. Ты стал слишком бледный. Я решила прервать твой сон. Как ты себя ...</text:p>
      <text:p text:style-name="P2"><text:span text:style-name="T7">–</text:span> … чувствуешь, дорогая Рэрити?! Я могу чем-нибудь помочь? Вот, выпей воды! <text:span text:style-name="T7">–</text:span> <text:span text:style-name="T1">д</text:span>ракончик метался вокруг светлой единорожки, в волнении заламывая лапки.</text:p>
      <text:p text:style-name="P2"><text:span text:style-name="T7">–</text:span> Спасибо, Спайк! Ты очень любезен! <text:span text:style-name="T7">–</text:span> Рэрити приподнялась на матрасе и сделала пару глотков из услужливо поднесенного Спайком стакана.</text:p>
      <text:p text:style-name="P2"><text:span text:style-name="T7">–</text:span> Я в порядке. Что-то удалось узнать? <text:span text:style-name="T7">–</text:span> обратился я к Рэрити.</text:p>
      <text:p text:style-name="P2"><text:span text:style-name="T7">–</text:span> Я всё расскажу, <text:span text:style-name="T7">–</text:span> кивнула единорожка. <text:span text:style-name="T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7">–</text:span> Годится, <text:span text:style-name="T7">–</text:span> кивнула Твайлайт. <text:span text:style-name="T7">–</text:span> Тогда до завтрашнего вечера каждый свободен и занимается своими делами.</text:p>
      <text:p text:style-name="P2"><text:span text:style-name="T7">– </text:span>Да, Макс?</text:p>
      <text:p text:style-name="P2"><text:span text:style-name="T7">–</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7">–</text:span> Я помогу-у-у-у! <text:span text:style-name="T7">–</text:span> <text:span text:style-name="T1">з</text:span>апрыгала на месте Пинки.</text:p>
      <text:p text:style-name="P2"><text:span text:style-name="T7">–</text:span> Я помогу! <text:span text:style-name="T7">–</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7">–</text:span> Я первая предложила! <text:span text:style-name="T7">–</text:span> возмутилась Пинки.</text:p>
      <text:p text:style-name="P2"><text:span text:style-name="T7">–</text:span> Предложила не ты, а Твайлайт. <text:span text:style-name="T7">–</text:span> <text:span text:style-name="T1">п</text:span>арировала Рэйнбоу Дэш.</text:p>
      <text:p text:style-name="P2"><text:span text:style-name="T7">–</text:span> Не ссорьтесь, <text:span text:style-name="T1">кобылки</text:span>! Давайте сегодня мне показывает Понивилль Пинки, а завтра <text:span text:style-name="T1">—</text:span> ты, Рэйнбоу. <text:span text:style-name="T7">–</text:span> <text:span text:style-name="T1">п</text:span>редложил я. <text:span text:style-name="T7">–</text:span> Годится?</text:p>
      <text:p text:style-name="P2"><text:span text:style-name="T7">–</text:span> Лады. <text:span text:style-name="T7">–</text:span> проворчала пегаска. <text:span text:style-name="T7">–</text:span> Приходи завтра на девять к библиотеке. Нет, лучше на десять.</text:p>
      <text:p text:style-name="P2"><text:span text:style-name="T7">–</text:span> Хорошо, Рэйнбоу Дэш. Договорились.</text:p>
      <text:p text:style-name="P2"><text:span text:style-name="T7">–</text:span> Пошли-пошли-пошли-пошли, <text:span text:style-name="T7">–</text:span> подталкивала меня головой к выходу Пинки. <text:span text:style-name="T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35" text:outline-level="2">День с Пинки</text:h>
      <text:p text:style-name="P2"/>
      <text:p text:style-name="P2"><text:soft-page-break/>…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7">–</text:span> <text:span text:style-name="T1">э</text:span>нергия Пинки была неиссякаема.</text:p>
      <text:p text:style-name="P2"><text:span text:style-name="T7">–</text:span> Ффух! Дай отдышаться.</text:p>
      <text:p text:style-name="P2"><text:span text:style-name="T7">–</text:span> Устал? <text:span text:style-name="T7">–</text:span> <text:span text:style-name="T1">у</text:span>частливо спросила Пинки.</text:p>
      <text:p text:style-name="P2"><text:span text:style-name="T7">–</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7">–</text:span> Да? Тогда пойдём перекусим.</text:p>
      <text:p text:style-name="P2">Манерный пони-оффициант выслушал наши пожелания и удалился.</text:p>
      <text:p text:style-name="P2"><text:span text:style-name="T7">–</text:span> А какой у тебя был образ жизни?</text:p>
      <text:p text:style-name="P2"><text:span text:style-name="T7">–</text:span> В основном, <text:span text:style-name="T1">э</text:span>сидячий.</text:p>
      <text:p text:style-name="P2"><text:span text:style-name="T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7">–</text:span> А у нас сидячая работа в порядке вещей.</text:p>
      <text:p text:style-name="P2"><text:span text:style-name="T7">–</text:span> Ужас-ужас! <text:span text:style-name="T7">–</text:span> Пинки прижала копыта передних ног к голове. <text:span text:style-name="T7">–</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7">&lt;</text:span><text:span text:style-name="T20">Рэйнбоу объясняет Максу, почему Пинки расплатилась за него </text:span><text:span text:style-name="T21">—</text:span><text:span text:style-name="T20"> и вспоминает, что когда-то уже объясняла нечто подобное (Леро)</text:span></text:p>
      <text:p text:style-name="P2"/>
      <text:h text:style-name="P135"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7">–</text:span> Привет! Куда это ты собрался? <text:span text:style-name="T7">–</text:span> <text:span text:style-name="T1">п</text:span>розвучало из листвы, как только я взялся за ручку двери. С ветки на землю спланировала Рэйнбоу Дэш.</text:p>
      <text:p text:style-name="P2"><text:span text:style-name="T7">–</text:span> Она ещё спит. Вчера пересидела за книгами. Не стоит её будить. <text:span text:style-name="T7">–</text:span> пегаска <text:span text:style-name="T1">к</text:span>ивнула на дверь. <text:span text:style-name="T7">–</text:span> Ну, пошли?</text:p>
      <text:p text:style-name="P2"><text:span text:style-name="T7">–</text:span> Пошли, Рэйнбоу Дэш. А куда?</text:p>
      <text:p text:style-name="P2"><text:span text:style-name="T7">–</text:span> Слушай, зови меня Дэш. А то и мне придётся звать тебя полным именем, а я этого не выношу.</text:p>
      <text:p text:style-name="P2"><text:span text:style-name="T7">–</text:span> Договорились, Дэш. Так куда мы идём?</text:p>
      <text:p text:style-name="P2"><text:span text:style-name="T7">–</text:span> К <text:span text:style-name="T7">&lt;</text:span><text:span text:style-name="T20">водопаду</text:span><text:span text:style-name="T7">&gt;</text:span>. Там здоровски красивое место.</text:p>
      <text:p text:style-name="P2"><text:span text:style-name="T7">–</text:span> А я думал, ты хочешь показать мне Понивилль.</text:p>
      <text:p text:style-name="P2"><text:span text:style-name="T7">–</text:span> Да ладно, <text:span text:style-name="T7">–</text:span> засмеялась пегаска, скосив на меня смущёную мордочку, <text:span text:style-name="T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text:soft-page-break/>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7">–</text:span> Макс, <text:span text:style-name="T7">–</text:span> нарушила молчание Дэш, <text:span text:style-name="T7">–</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7">–</text:span> Дежа вю? Ты об этом?</text:p>
      <text:p text:style-name="P2"><text:span text:style-name="T7">– </text:span>Что? Какое ещё дежавю?</text:p>
      <text:p text:style-name="P2"><text:span text:style-name="T7">–</text:span> Ложные воспоминания. Ты помнишь о чём-то, чего на самом деле никогда не было.</text:p>
      <text:p text:style-name="P2"><text:span text:style-name="T7">–</text:span> Хм. Может, и дежавю… Может… А если всё же было? Но ты не помнишь когда и как?</text:p>
      <text:p text:style-name="P2"><text:span text:style-name="T7">–</text:span> Дэш, не говори загадками. Если хочешь услышать внятный ответ, задавай внятный вопрос.</text:p>
      <text:p text:style-name="P2"><text:span text:style-name="T7">–</text:span> Не готова я… задать внятный вопрос. <text:span text:style-name="T7">–</text:span> <text:span text:style-name="T1">п</text:span>робормотала пегаска. <text:span text:style-name="T7">–</text:span> Нам туда.</text:p>
      <text:p text:style-name="P2">Дэш указала на тропку, уводящую от путей в молодой берёзово-кленовый лесок.</text:p>
      <text:p text:style-name="P2"><text:span text:style-name="T7">–</text:span> Ну-у-у, так мы до вечера не дойдём. <text:span text:style-name="T7">–</text:span> <text:span text:style-name="T1">н</text:span>едовольно заметила Дэш через пару минут. <text:span text:style-name="T7">–</text:span> Пробежимся?</text:p>
      <text:p text:style-name="P2"><text:span text:style-name="T7">–</text:span> Из меня бегун тот ещё. <text:s/>Я проплыть могу больше, чем пробежать.</text:p>
      <text:p text:style-name="P2"><text:span text:style-name="T7">–</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7">–</text:span> Всё, Дэш. Я больше не могу.</text:p>
      <text:p text:style-name="P2"><text:span text:style-name="T7">–</text:span> Ты шутишь? Мы и полмили не пробежали.</text:p>
      <text:p text:style-name="P2"><text:span text:style-name="T7">–</text:span> Понимаешь, бег <text:span text:style-name="T1">—</text:span> не моя сильная сторона. Никогда не умел долго бегать.</text:p>
      <text:p text:style-name="P2"><text:span text:style-name="T7">–</text:span> Как же ты жил тогда? <text:span text:style-name="T7">–</text:span> недоумённо уставилась на меня пегаска. <text:span text:style-name="T7">– </text:span><text:span text:style-name="T1">Летать-то ты тоже не умеешь?</text:span></text:p>
      <text:p text:style-name="P2"><text:span text:style-name="T7">–</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7">–</text:span> Ничего себе “скорее исключение, чем правило”, <text:span text:style-name="T7">–</text:span> удивлённо повторила Дэш. <text:span text:style-name="T7">–</text:span> Да у нас это такое же исключение, как нелетающий пегас! Какое уж там “правило”! Дискорд, что же нам делать? Так мы не успеем…</text:p>
      <text:p text:style-name="P2"><text:span text:style-name="T7">–</text:span> Мы можем вернуться. А это место ты покажешь мне в другой раз. Выберемся туда в двухдневный поход.</text:p>
      <text:p text:style-name="P2"><text:span text:style-name="T7">–</text:span> Нет уж! Никаких “вернуться”. Если вернёмся, то никогда уже там не побываем. <text:span text:style-name="T7">–</text:span> <text:span text:style-name="T1">с</text:span>ерьёзно заявила Дэш. <text:span text:style-name="T7">–</text:span> Уж поверь мне. Вот что. У тебя передние лапы <text:span text:style-name="T1">—</text:span> те, которые с пальцами, <text:span text:style-name="T1">—</text:span> сильные?</text:p>
      <text:p text:style-name="P2"><text:span text:style-name="T7">&lt;</text:span><text:span text:style-name="T20">Cначала описать попытку усесться сверху. На первой попытке Макс поранился об брошь в гриве РД в виде радужной молнии</text:span><text:span text:style-name="T7">&gt;</text:span></text:p>
      <text:p text:style-name="P2"><text:span text:style-name="T7">–</text:span> Сможешь меня удержать?</text:p>
      <text:p text:style-name="P2"><text:span text:style-name="T7">–</text:span> Ты про руки, что ли? Смогу. А зачем?</text:p>
      <text:p text:style-name="P2"><text:span text:style-name="T7">–</text:span> Тогда держи меня. За задние ноги.</text:p>
      <text:p text:style-name="P2"><text:soft-page-break/>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7">–</text:span> <text:span text:style-name="T1">н</text:span>ачала оправдываться Дэш.</text:p>
      <text:p text:style-name="P2"><text:span text:style-name="T7">–</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7">–</text:span> Ну да, не сообразила сразу насчёт баланса, <text:span text:style-name="T7">–</text:span> рассмеялась пегаска, вставая на ноги. <text:span text:style-name="T7">–</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7">–</text:span> Ю-у-у-у-ху-у-у-у!!! <text:span text:style-name="T7">–</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7">&lt;</text:span><text:span text:style-name="T20">Дэш расплачивается за Макса в кафе. Когда тот спрашивает, почему она и Пинки платят за него, Дэш, вместо ответа, говорит:</text:span></text:p>
      <text:p text:style-name="P2"><text:span text:style-name="T25">–</text:span><text:span text:style-name="T20"> Пинки? </text:span><text:span text:style-name="T25">–</text:span><text:span text:style-name="T20"> Дэш сморщила нос. </text:span><text:span text:style-name="T25">–</text:span><text:span text:style-name="T20"> Я скажу ей, чтоб больше не </text:span><text:span text:style-name="T25">платила.</text:span><text:span text:style-name="T7">&gt;</text:span></text:p>
      <text:p text:style-name="P2"><text:span text:style-name="T7">Хотя</text:span> за то немногое время, что мы провели вместе, я понял, что ожидать от голубой пегаски предсказуемости <text:span text:style-name="T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7">—</text:span> скажем, 35 <text:span text:style-name="T7">– </text:span>40 метров (на 50 я без дыхательной подготовки давно не замахиваюсь, а о 75-ти уже даже и не вспоминаю), но в такой воде <text:span text:style-name="T7">–</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7">–</text:span> Ф-р-р-р. Тьфу! Бр-р-р.</text:p>
      <text:p text:style-name="P2">Дэш выплюнула меня на берег и сама упала рядом.</text:p>
      <text:p text:style-name="P2"><text:span text:style-name="T7">–</text:span> Что ж? Ты? Не? Сказал? Что? <text:s/>Не? Умеешь? Плавать? <text:span text:style-name="T7">–</text:span> <text:span text:style-name="T1">в</text:span> промежутках между вздохами процедила Дэш.</text:p>
      <text:p text:style-name="P2"><text:span text:style-name="T7">–</text:span> С чего ты взяла? Я умею.</text:p>
      <text:p text:style-name="P2"><text:span text:style-name="T7">–</text:span> Ты ушёл под воду! И не выныривал! <text:span text:style-name="T7">–</text:span> <text:span text:style-name="T1">о</text:span>т возмущения пегаска даже забыла дышать.</text:p>
      <text:p text:style-name="P2"><text:span text:style-name="T7">–</text:span> Я не выныривал, потому что решил поплавать под водой. Я, вообще, это дело люблю.</text:p>
      <text:p text:style-name="P2"><text:soft-page-break/><text:span text:style-name="T7">–</text:span> Что??! И ты не предупредил меня?!! Знаешь, как я испугалась?!! Ни одна пони без магии столько под водой не продержится!!</text:p>
      <text:p text:style-name="P2"><text:span text:style-name="T7">–</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7">–</text:span> Да. Это я виновата. Я дура. Извини, <text:span text:style-name="T7">–</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7">–</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7">&lt;</text:span><text:span text:style-name="T20">В Кантерлоте Макс присутствует на церемонии прощания с Кимеринном</text:span><text:span text:style-name="T7">&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7">–</text:span> Ух ты! <text:span text:style-name="T7">–</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7">–</text:span> Как тут…</text:p>
      <text:p text:style-name="P2"><text:span text:style-name="T7">–</text:span> Красиво, правда? <text:span text:style-name="T7">–</text:span> Дэш отследила мой взгляд и кивнула.</text:p>
      <text:p text:style-name="P2"><text:span text:style-name="T7">–</text:span> Красиво <text:span text:style-name="T1">—</text:span> это не то <text:span text:style-name="T1">чувство</text:span>. Тут чудесно! Просто слов нет…</text:p>
      <text:p text:style-name="P2"><text:span text:style-name="T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7">–</text:span> А сейчас? Сейчас у тебя есть такое чувство?</text:p>
      <text:p text:style-name="P2"><text:span text:style-name="T7">–</text:span> Сейчас мне хочется, чтобы ты это видел. Не знаю почему. То есть, не совсем чтобы не знаю. <text:span text:style-name="T7">–</text:span> Дэш отпрянула и посмотрела мне в глаза. <text:span text:style-name="T7">–</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7">–</text:span> Это исключено, Дэш. Я никак не мог повстречаться с тобой в своём мире.</text:p>
      <text:p text:style-name="P2"><text:span text:style-name="T7">–</text:span> Да? Странно. Откуда же это чувство, будто я тебя знаю? <text:span text:style-name="T7">–</text:span> <text:span text:style-name="T1">п</text:span>робормотала пегаска. <text:span text:style-name="T7">–</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7">–</text:span> Тебе надо просушить шерсть. Снимай-ка одежду! <text:span text:style-name="T7">–</text:span> <text:span text:style-name="T1">с</text:span>командовала Дэш.</text:p>
      <text:p text:style-name="P2"><text:span text:style-name="T7">–</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text:soft-page-break/>на солнце и ветру <text:span text:style-name="T1">—</text:span> и она из мокрой станет влажной. А к вечеру её уже вполне можно будет одеть.</text:p>
      <text:p text:style-name="P2"><text:span text:style-name="T7">–</text:span> Куда это ты спрятался? <text:span text:style-name="T7">–</text:span> <text:span text:style-name="T1">з</text:span>аросли вербы раздвинулись, пропуская пегаску.</text:p>
      <text:p text:style-name="P2"><text:span text:style-name="T7">–</text:span> Оп-па! <text:span text:style-name="T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7">–</text:span> Ты чего? <text:span text:style-name="T7">–</text:span> <text:span text:style-name="T1">в</text:span> конце-концов озадаченно спросила она. <text:span text:style-name="T7">–</text:span> Что-то не так?</text:p>
      <text:p text:style-name="P2"><text:span text:style-name="T7">–</text:span> Не так, <text:span text:style-name="T7">–</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7">–</text:span> А с кем не так? Со мной? С тобой? Или вообще? <text:span text:style-name="T7">–</text:span> <text:span text:style-name="T1">д</text:span>опытывалась пегаска.</text:p>
      <text:p text:style-name="P2"><text:span text:style-name="T7">–</text:span> Наверное, со мной. <text:span text:style-name="T7">–</text:span> <text:span text:style-name="T1">я</text:span> завязал рукава куртки за спиной и вышел из-за куста. <text:span text:style-name="T7">–</text:span> Видишь ли, у нас, у людей, не принято находиться без одежды в обществе других… людей.</text:p>
      <text:p text:style-name="P2"><text:span text:style-name="T7">–</text:span> Ну и?</text:p>
      <text:p text:style-name="P2"><text:span text:style-name="T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7">–</text:span> А какой смысл в этом правиле? Какую цель оно преследует?</text:p>
      <text:p text:style-name="P2"><text:span text:style-name="T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7">–</text:span> Я знаю, что такое социальное табу, <text:span text:style-name="T7">–</text:span> важно кивнула Дэш. <text:span text:style-name="T7">–</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7">–</text:span> Вот видишь, ты меня правильно поняла. Описанные тобой табу у нас, кстати, тоже есть.</text:p>
      <text:p text:style-name="P2"><text:span text:style-name="T7">–</text:span> Но, с другой стороны, <text:span text:style-name="T7">–</text:span> продолжала пегаска, подходя ко мне поближе, <text:span text:style-name="T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7">–</text:span> Дэш подошла вплотную, <text:span text:style-name="T7">–</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7">–</text:span> Дэш!.. Блин! <text:span text:style-name="T7">–</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7">– </text:span>Ты так смешно выглядишь, когда пытаешься спрятаться. <text:span text:style-name="T7">–</text:span> <text:span text:style-name="T1">п</text:span>егаска, немного наклонив голову, наблюдала за моими попытками скрестить ноги и обнять колени руками. <text:span text:style-name="T7">–</text:span> Ты выглядишь как Флаттершай, когда её попросили спеть на празднике <text:span text:style-name="T7">&lt;</text:span><text:span text:style-name="T25">zxcbzxcvb</text:span><text:span text:style-name="T7">&gt;</text:span>.</text:p>
      <text:p text:style-name="P2">Я не ответил.</text:p>
      <text:p text:style-name="P2">Пегаска подошла поближе и села, прижавшись тёплым боком ко мне.</text:p>
      <text:p text:style-name="P2"><text:span text:style-name="T7">–</text:span> Ты молчишь. Я опять рассердила тебя, да? У меня постоянно с этим проблемы. <text:span text:style-name="T7">–</text:span> Дэш напряжённо смотрела в одну точку прямо перед собой. Её шерсть не могла скрыть мелко дрожи. <text:span text:style-name="T7">–</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7">–</text:span> А-ХА-ХА-ХА-ХА!!! <text:span text:style-name="T7">–</text:span> я таки разогнулся, не в силах больше сдерживаться. Дэш обалдело <text:soft-page-break/>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7">–</text:span> У тебя оригинальный способ исповедаться, Дэш, <text:span text:style-name="T7">–</text:span> наконец закашлялся я. <text:span text:style-name="T7">–</text:span> Затащить в укромное местечко, попытаться утопить, а под конец сорвать штаны и… <text:span text:style-name="T7">–</text:span> тут Дэш сама прыснула от смеха.</text:p>
      <text:p text:style-name="P2">Вдоволь отсмеявшись, Дэш ткнула меня носом в грудь и спросила:</text:p>
      <text:p text:style-name="P2"><text:span text:style-name="T7">–</text:span> И?</text:p>
      <text:p text:style-name="P2"><text:span text:style-name="T7">–</text:span> Что “и”?</text:p>
      <text:p text:style-name="P2"><text:span text:style-name="T7">–</text:span> Ты сказал: “ А под конец сорвать штаны и…” <text:span text:style-name="T7">–</text:span> вот я и хочу знать, что “и”?</text:p>
      <text:p text:style-name="P2">Я смутился.</text:p>
      <text:p text:style-name="P2"><text:span text:style-name="T7">–</text:span> Да ничего… Не бери в голову.</text:p>
      <text:p text:style-name="P2"><text:span text:style-name="T7">–</text:span> А я хочу брать! Какой ты всё-таки… <text:span text:style-name="T7">–</text:span> Дэш встала, потянувшись сначала передней половиной, потом задней.</text:p>
      <text:p text:style-name="P2"><text:span text:style-name="T7">–</text:span> Какой?</text:p>
      <text:p text:style-name="P2"><text:span text:style-name="T7">–</text:span> Скучный <text:span text:style-name="T1">—</text:span> вот какой! <text:span text:style-name="T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7">–</text:span> Короче, решай. <text:span text:style-name="T7">–</text:span> <text:span text:style-name="T1">е</text:span>ё нос почти касался моего. <text:span text:style-name="T7">–</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7">–</text:span> Дэш, ты..?</text:p>
      <text:p text:style-name="P2"><text:span text:style-name="T7">–</text:span> Да, Дискорд тебя забери! Я предлагаю тебе ЗА-НЯТЬ-СЯ СЕК-СОМ со мной! <text:span text:style-name="T7">–</text:span> <text:span text:style-name="T1">п</text:span>очти зло отчеканила пегаска. <text:span text:style-name="T7">–</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7">–</text:span> Дэш!</text:p>
      <text:p text:style-name="P2"><text:span text:style-name="T7">–</text:span> Да? <text:span text:style-name="T7">–</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7">–</text:span> Ничего себе!</text:p>
      <text:p text:style-name="P2"><text:span text:style-name="T7">–</text:span> А ты как думал, откуда взялись пони-пегасы и пони-единороги?</text:p>
      <text:p text:style-name="P2"><text:span text:style-name="T7">–</text:span> Я думал, они всегда были.</text:p>
      <text:p text:style-name="P2"><text:span text:style-name="T7">–</text:span> Не всегда. Пегасы произошли от земных пони и грифонов. Пони-единороги <text:span text:style-name="T7">–</text:span> от земных пони и диких единорогов.</text:p>
      <text:p text:style-name="P2"><text:span text:style-name="T7">–</text:span> А что это за дикие единороги?</text:p>
      <text:p text:style-name="P2"><text:soft-page-break/><text:span text:style-name="T7">–</text:span> Сейчас они почти не встречаются. У них хвосты как у льва <text:span text:style-name="T1">—</text:span> с кисточкой на конце. И раздвоенные копыта.</text:p>
      <text:p text:style-name="P2"><text:span text:style-name="T7">–</text:span> А аликорны от кого произошли? От пегасов и единорогов?</text:p>
      <text:p text:style-name="P2"><text:span text:style-name="T7">–</text:span> Нет, <text:span text:style-name="T7">–</text:span> отрицательно покачала головой Дэш. <text:span text:style-name="T7">–</text:span> Никто не знает, как появились аликорны. Одно я знаю точно: если единорог спарится с пегасом, аликорна не получится.</text:p>
      <text:p text:style-name="P2"><text:span text:style-name="T7">–</text:span> Что ж, спасибо, что просветила. Однако…</text:p>
      <text:p text:style-name="P2"><text:span text:style-name="T7">–</text:span> Что?</text:p>
      <text:p text:style-name="P2"><text:span text:style-name="T7">–</text:span> Ты лежишь на мне.</text:p>
      <text:p text:style-name="P2"><text:span text:style-name="T7">–</text:span> Ну да, лежу, <text:span text:style-name="T7">–</text:span> Дэш ехидно улыбнулась и заёрзала животом. <text:span text:style-name="T7">–</text:span> А что?</text:p>
      <text:p text:style-name="P2"><text:span text:style-name="T7">–</text:span> А то, что в таком положении я до тебя не достану! У тебя слишком высоко расположена... ммм… анатомия.</text:p>
      <text:p text:style-name="P2"><text:span text:style-name="T7">–</text:span> Потерпи чуть-чуть, <text:span text:style-name="T7">–</text:span> пегаска хихикнула и снова заёрзала животом, прижав его ко мне. <text:span text:style-name="T7">–</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7">–</text:span> Дэш, <text:span text:style-name="T7">–</text:span> прошептал я, <text:span text:style-name="T7">–</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7">–</text:span> Я чувствую тебя, <text:span text:style-name="T7">–</text:span> промурлыкала Дэш. <text:span text:style-name="T7">–</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7">–</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7">–</text:span> Эт-то магия-а-а-а. <text:span text:style-name="T7">–</text:span> <text:span text:style-name="T1">т</text:span>яжело дышала пегаска. <text:span text:style-name="T7">–</text:span> Фактическая поверхность крыльев с помощью магии увеличивается в несколько раз. И... м-м-м… силы отталкивания хватает на то, чтобы… уффф... <text:span text:style-name="T7">–</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7">–</text:span> Чтобы поднять в воздух вес своего тела и ещё примерно такой же… <text:span text:style-name="T7">–</text:span> прошептала пегаска и закрыла глаза, уткнувшись носом мне в предплечье. Дыхание у неё стало прерывистым.</text:p>
      <text:p text:style-name="P2"><text:span text:style-name="T7">–</text:span> А как вы удерживаетесь на облаках? Ведь вы при этом не машете крыльями? <text:span text:style-name="T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7">–</text:span> Макс, не издевайся, <text:span text:style-name="T7">–</text:span> пегаска нервно хихикнула и вдруг стала нежно, кончиками губ, жевать мочку моего уха. <text:span text:style-name="T7">–</text:span> Я не-мо-гу думать в та-ком… ммм… состоянии.</text:p>
      <text:p text:style-name="P2"><text:span text:style-name="T7">–</text:span> Дэш, <text:span text:style-name="T7">–</text:span> рассмеялся я, <text:span text:style-name="T7">–</text:span> отпусти ухо!</text:p>
      <text:p text:style-name="P2"><text:span text:style-name="T7">–</text:span> Отпускаю, <text:span text:style-name="T7">–</text:span> шепнула пегаска мне в ухо. <text:span text:style-name="T7">–</text:span> А ты вытаскивай из меня палец и займись делом.</text:p>
      <text:p text:style-name="P2">С этими словами пегаска встала.</text:p>
      <text:p text:style-name="P4">***</text:p>
      <text:p text:style-name="P2"><text:soft-page-break/>Последние полчаса мы просто лежали на пляже и нежились под вечерним солнцем, когда Дэш вскочила на ноги.</text:p>
      <text:p text:style-name="P2"><text:span text:style-name="T7">–</text:span> Мы опаздываем! Рэрити назначила на восемь часов вечера у Твайлайт!</text:p>
      <text:p text:style-name="P2"><text:span text:style-name="T7">&lt;</text:span><text:span text:style-name="T20">Р/Д отправляется в сон до Рэрити и там вспоминает Леро/Листа.</text:span><text:span text:style-name="T7">&gt;</text:span></text:p>
      <text:p text:style-name="P2">Пока я одевался, пегаска в нетерпении рыла копытом землю.</text:p>
      <text:p text:style-name="P2"><text:span text:style-name="T7">–</text:span> Оделся? Хватайся! <text:span text:style-name="T7">–</text:span> Дэш подпрыгнула и зависла у меня над головой, давая схватиться за ноги.</text:p>
      <text:p text:style-name="P2">И мы понеслись…</text:p>
      <text:p text:style-name="P2"/>
      <text:p text:style-name="P91"/>
      <text:p text:style-name="P91"/>
      <text:p text:style-name="P91"/>
      <text:p text:style-name="P91"/>
      <text:p text:style-name="P2"><text:span text:style-name="T7">&lt;</text:span><text:span text:style-name="T20">Подходя к замку Принцесс, Дэш рассказывает Максу обо сне, который она утаила - с Леро.</text:span><text:span text:style-name="T7">&gt;</text:span> </text:p>
      <text:p text:style-name="P2"><text:span text:style-name="T7">&lt;</text:span><text:span text:style-name="T20">Кто следующий готов рассказывать?</text:span></text:p>
      <text:p text:style-name="P32">Пинки дёрнулась на месте, но промолчала.</text:p>
      <text:p text:style-name="P2"><text:span text:style-name="T25">–</text:span><text:span text:style-name="T20"> Я расскажу, - шагнула вперёд радужная пегаска. </text:span><text:span text:style-name="T25">–</text:span><text:span text:style-name="T20"> Хотя вряд ли ты узнаешь что-то полезное. Там галиматья какая-то…</text:span><text:span text:style-name="T7">&gt;</text:span></text:p>
      <text:p text:style-name="P2"><text:span text:style-name="T7">&lt;</text:span><text:span text:style-name="T20">После рассказа РД рассказывает Пинки. При расказе становится ясно её безумие </text:span><text:span text:style-name="T25">—</text:span><text:span text:style-name="T20"> она становится Пинкаминой из-за её сна </text:span><text:span text:style-name="T25">—</text:span><text:span text:style-name="T20"> “Кексиков”. Также она видит во сне центр Эгрегора Эквестрии </text:span><text:span text:style-name="T25">—</text:span><text:span text:style-name="T20"> Селестию. И она видит, как Селестия превращается в набор цифр и уходит в экран </text:span><text:span text:style-name="T25">—</text:span><text:span text:style-name="T20"> в мир Терры.</text:span></text:p>
      <text:p text:style-name="P32">После чего происходит исчезновение Селестии. Макс + Шестёрка (без Пинки и Рэрити <text:span text:style-name="T7">—</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0">В мире Терры они ищут Селестию. В конце-концов Макс находит её в кибермозге </text:span><text:span text:style-name="T25">—</text:span><text:span text:style-name="T20">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5">—</text:span><text:span text:style-name="T20"> Эгрегором Эквестрии. После чего пееренос на Землю на 10 лет назад. Начало написания “Последнего фанфика”.</text:span><text:span text:style-name="T7">&gt;</text:span></text:p>
      <text:p text:style-name="P15"/>
      <text:p text:style-name="P2"><text:span text:style-name="T7">–</text:span> Ну ладно, посижу ночью над книгами. Кто следующий? <text:span text:style-name="T7">– </text:span>Твайлайт посмотрела на Пинки, но та только тёрла копытом висок и морщила лоб, словно пытаясь что-то вспомнить.</text:p>
      <text:p text:style-name="P2"><text:span text:style-name="T7">–</text:span> Я расскажу, - шагнула вперёд радужная пегаска. <text:span text:style-name="T7">–</text:span> Хотя вряд ли ты узнаешь что-то полезное. Там дискордовщина какая-то…</text:p>
      <text:p text:style-name="P2"/>
      <text:h text:style-name="P135" text:outline-level="2"/>
      <text:p text:style-name="P4">***</text:p>
      <text:p text:style-name="P2"><text:span text:style-name="T7">–</text:span> А дальше ты спихнула меня с него и стала приводить его в чувство. <text:span text:style-name="T7">–</text:span> <text:span text:style-name="T1">з</text:span>акончила рассказа Рэйнбоу Дэш.</text:p>
      <text:p text:style-name="P2"><text:span text:style-name="T7">–</text:span> Хм. Несколько эпизодов, включая рекурсивный сон. И опять сфера из светящихся точек. <text:span text:style-name="T7">–</text:span> <text:span text:style-name="T1">о</text:span>тметила Твайлайт.</text:p>
      <text:p text:style-name="P2"><text:span text:style-name="T7">–</text:span> Что такое “рекурсивный сон”?</text:p>
      <text:p text:style-name="P2"><text:soft-page-break/><text:span text:style-name="T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7">–</text:span> <text:span text:style-name="T1">п</text:span>овернулась Твайлайт к розовой земнопони.</text:p>
      <text:p text:style-name="P2"/>
      <text:h text:style-name="P135"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7">–</text:span> И в твоём мире нет пони-пегасов и пони-единорогов? Есть только земнопони? <text:span text:style-name="T7">–</text:span> допытывалась РД.</text:p>
      <text:p text:style-name="P2"><text:span text:style-name="T7">–</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7">&lt;</text:span><text:span text:style-name="T21">название</text:span><text:span text:style-name="T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7">–</text:span> Ну хорошо, а кто вами правит? Аликорн? Драконикус? Какой-нибудь человек с рогом во лбу? Или у вас нет правителя?</text:p>
      <text:p text:style-name="P2"><text:span text:style-name="T7">–</text:span> Нет, почему? Правитель есть. Только он не постоянный. Его избирают. Раз в несколько лет.</text:p>
      <text:p text:style-name="P2"><text:span text:style-name="T7">–</text:span> Но это же полная ерунда! <text:span text:style-name="T7">–</text:span> <text:span text:style-name="T1">в</text:span>оскликнула Д<text:span text:style-name="T1">эш</text:span>. <text:span text:style-name="T7">–</text:span> С какой стати он будет заботиться о королевстве как о своём, если будет знать, что через несколько лет оно будет не его? <text:span text:style-name="T7">&lt;</text:span><text:span text:style-name="T21">изменить причину удивления</text:span><text:span text:style-name="T7">&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7">–</text:span> Хм. Узнаю походку Твайлайт. Что-то случилось. <text:span text:style-name="T7">–</text:span> заметила <text:span text:style-name="T1">пегаска</text:span>.</text:p>
      <text:p text:style-name="P2">И впрямь, на запыхавшейся единорожке лица не было.</text:p>
      <text:p text:style-name="P2"><text:span text:style-name="T7">–</text:span> Она исчезла!!! <text:span text:style-name="T7">–</text:span> Твайлайт не могла отдышаться.</text:p>
      <text:p text:style-name="P2"><text:span text:style-name="T7">–</text:span> Кто <text:span text:style-name="T1">—</text:span> она??? <text:span text:style-name="T7">–</text:span> <text:span text:style-name="T1">х</text:span>ором воскликнули мы и переглянулись.</text:p>
      <text:p text:style-name="P2"><text:span text:style-name="T7">–</text:span> Прин-цес-са Се-лес-ти-я! <text:span text:style-name="T7">–</text:span> <text:span text:style-name="T1">п</text:span>о слогам отчеканила Твайлайт. <text:span text:style-name="T7">–</text:span> Только это между нами. Государственная тайна. Нас вызывают в Кантерлот.</text:p>
      <text:p text:style-name="P2"><text:span text:style-name="T7">–</text:span> Ну и дела, <text:span text:style-name="T7">–</text:span> покачала головой Д<text:span text:style-name="T1">эш</text:span>. <text:span text:style-name="T7">–</text:span> Я слетаю за остальными. Мы ещё успеем на вечерний поезд.</text:p>
      <text:p text:style-name="P2"><text:span text:style-name="T7">–</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7">–</text:span> Рада видеть вас, мои дорогие, <text:span text:style-name="T7">–</text:span> поприветствовала Луна кобылок. Я удостоился едва заметного кивка. <text:span text:style-name="T7">–</text:span> А где элементы Щедрости и Веселья?</text:p>
      <text:p text:style-name="P2"><text:span text:style-name="T7">–</text:span> Рэрити осталась ухаживать за Пинки. Та очень больна, <text:span text:style-name="T7">–</text:span> выступила за всех Твайлайт. <text:span text:style-name="T7">–</text:span> Что произошло? Стража сказала нам…</text:p>
      <text:p text:style-name="P2"><text:span text:style-name="T7">–</text:span> Увы, они не солгали. Моя сестра пропала вчера утром. Стража видела её накануне вечером, но утром нашли только примятую постель. Я знаю, <text:span text:style-name="T7">–</text:span> тут Луна повернулась ко мне и с едва заметным сарказмом продолжила, <text:span text:style-name="T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oft-page-break/><text:span text:style-name="T7">–</text:span> Не могу ничем помочь. Я знаю не больше твоего.</text:p>
      <text:p text:style-name="P2">Луна как будто ожидала такой ответ.</text:p>
      <text:p text:style-name="P2"><text:span text:style-name="T7">–</text:span> В таком случае мне понадобится твоя помощь, <text:span text:style-name="T7">–</text:span> Луна кивнула Твайлайт. <text:span text:style-name="T7">–</text:span> Ты была её ближайшей и лучшей ученицей и, я надеюсь, поможешь понять мне, где она находится сейчас.</text:p>
      <text:p text:style-name="P2"><text:span text:style-name="T7">–</text:span> Приложу все усилия, Ваше Высочество. Но мне понадобится провести некоторое время в библиотеке Кантерлота.</text:p>
      <text:p text:style-name="P2"><text:span text:style-name="T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35" text:outline-level="2">Поиск решения</text:h>
      <text:p text:style-name="P91"/>
      <text:p text:style-name="P2"><text:span text:style-name="T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text:soft-page-break/>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1">Луна приносит в жертву свою кровь, чтобы путешествие к замку прошло без потерь. Жертва не принимается — Дэш погибает</text:span>&gt;</text:p>
      <text:p text:style-name="P2"><text:span text:style-name="T7">&lt;</text:span><text:span text:style-name="T20">Как Луна, Твайлайт и Дискорд через месяц будут пробираться к замку Принцесс, если к нему уже сейчас пройти почти невозможно?</text:span><text:span text:style-name="T7">&gt;</text:span></text:p>
      <text:p text:style-name="P15"/>
      <text:p text:style-name="P2"><text:span text:style-name="T7">&lt;</text:span><text:span text:style-name="T20">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0"> Луна создаёт обратный коридор в срок.</text:span><text:span text:style-name="T7">&gt;</text:span></text:p>
      <text:p text:style-name="P2"/>
      <text:h text:style-name="P135"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7">—</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7">—</text:span> виднелось под листвой плюща.</text:p>
      <text:p text:style-name="P2"><text:soft-page-break/>“Откуда здесь взялся рухнувший Боинг?” <text:span text:style-name="T7">&lt;</text:span><text:span text:style-name="T21">Дуглас </text:span><text:span text:style-name="T25">—</text:span><text:span text:style-name="T21"> </text:span><text:span text:style-name="T25">DC-3</text:span><text:span text:style-name="T7">&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7">&lt;</text:span><text:span text:style-name="T20">высоко летать нельзя из-за молний</text:span><text:span text:style-name="T7">&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7">—</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7">—</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oft-page-break/><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7">—</text:span> помогают идти Твайлайт. Макс и Дэш <text:span text:style-name="T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7">&lt;</text:span><text:span text:style-name="T20">двухмесячной</text:span><text:span text:style-name="T7">&gt;</text:span> давности осталось лишь направление движения.</text:p>
      <text:p text:style-name="P2">И опять, как <text:span text:style-name="T7">&lt;</text:span><text:span text:style-name="T20">два</text:span><text:span text:style-name="T7">&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7">—</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oft-page-break/><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oft-page-break/><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7">&lt;</text:span><text:span text:style-name="T20">основного потока</text:span><text:span text:style-name="T7">&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text:soft-page-break/>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7">&lt;</text:span><text:span text:style-name="T20">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7">&gt;</text:span></text:p>
      <text:p text:style-name="P2"/>
      <text:h text:style-name="P135" text:outline-level="2">Терра. Прибытие</text:h>
      <text:p text:style-name="P2"/>
      <text:p text:style-name="P2">Провести трёх странно одетых людей по дому, не вызвав вопросов, было бы мудрёной задачей днём. <text:soft-page-break/>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7">—</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7">&lt;</text:span><text:span text:style-name="T20">три месяца</text:span><text:span text:style-name="T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text:soft-page-break/>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35"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7">&gt;</text:span>\Привет, Нексус. Это Макс.</text:p>
      <text:p text:style-name="P2"><text:span text:style-name="T7">&lt;\</text:span>Привет, Макс. Рад тебя видеть.</text:p>
      <text:p text:style-name="P23">Хм. Блок эмоций? Или просто модификация стандартного приветствия?</text:p>
      <text:p text:style-name="P2"><text:span text:style-name="T7">&gt;\</text:span>Нексус, отключи память событий за последнюю неделю.</text:p>
      <text:p text:style-name="P2"><text:span text:style-name="T7">&lt;\</text:span>Выполнено, Макс.</text:p>
      <text:p text:style-name="P2"><text:span text:style-name="T7">&gt;</text:span>\Задача по корпоративной логике. Выдай наиболее оптимальное решение.</text:p>
      <text:p text:style-name="P2"><text:span text:style-name="T7">&lt;\</text:span>Жду с нетерпением, Макс.</text:p>
      <text:p text:style-name="P2"><text:span text:style-name="T7">&gt;\</text:span>Постановка задачи.</text:p>
      <text:p text:style-name="P2"><text:span text:style-name="T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7">&gt;\</text:span>Ограничения.</text:p>
      <text:p text:style-name="P2"><text:span text:style-name="T7">&gt;\</text:span>Ты не можешь подать в суд на компанию Б и ждать результатов, так как за время разбирательства компания А обанкротится.</text:p>
      <text:p text:style-name="P2"><text:span text:style-name="T7">&gt;\</text:span>Задание.</text:p>
      <text:p text:style-name="P2"><text:span text:style-name="T7">&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7">&lt;\</text:span>Задача принята...</text:p>
      <text:p text:style-name="P2"><text:span text:style-name="T7">&lt;\</text:span>...</text:p>
      <text:p text:style-name="P2"><text:span text:style-name="T7">&lt;\</text:span>...</text:p>
      <text:p text:style-name="P2"><text:soft-page-break/><text:span text:style-name="T7">&lt;\</text:span>Решение:</text:p>
      <text:p text:style-name="P2"><text:span text:style-name="T7">&lt;\&lt;</text:span><text:span text:style-name="T20">Не следует противопоставлять злу ещё большее зло - это только усилит его — </text:span><text:span text:style-name="T21">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text:soft-page-break/>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7">&lt;</text:span><text:span text:style-name="T20">трёх</text:span><text:span text:style-name="T7">&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text:soft-page-break/>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7">&lt;</text:span><text:span text:style-name="T20">три месяца</text:span><text:span text:style-name="T7">&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7">&lt;</text:span><text:span text:style-name="T2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7">&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35" text:outline-level="2">Безнадёжность</text:h>
      <text:p text:style-name="P15">&lt;<text:span text:style-name="T2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text:soft-page-break/>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7">&lt;</text:span><text:span text:style-name="T20">расширить</text:span><text:span text:style-name="T7">&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7">&lt;</text:span><text:span text:style-name="T20">расширить</text:span><text:span text:style-name="T7">&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7">&lt;</text:span><text:span text:style-name="T20">клоунов/санта-клаусов</text:span><text:span text:style-name="T7">&gt;</text:span>, подстерегавших меня на подходе к офису. Возвратившись домой я с удивлением обнаружил сзади <text:span text:style-name="T7">&lt;</text:span><text:span text:style-name="T20">пять</text:span><text:span text:style-name="T7">&gt;</text:span>длинную прореху в куртке, <text:span text:style-name="T7">&lt;</text:span><text:span text:style-name="T20">как будто сделанную пятернёй с металлическими когтями</text:span><text:span text:style-name="T7">&gt;</text:span>явно сделанную ударом ножа вдогонку наотмашь <text:span text:style-name="T7">&lt;</text:span><text:span text:style-name="T20">Эпплджек понадобилось два часа, чтобы зашить её</text:span><text:span text:style-name="T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7">&lt;</text:span><text:span text:style-name="T20">подать фонарь под другим сосусом</text:span><text:span text:style-name="T7">&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7">&lt;</text:span><text:span text:style-name="T20">уменьшить подозрения — о них должен догадаться Макс</text:span><text:span text:style-name="T7">&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text:soft-page-break/>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7">&lt;</text:span><text:span text:style-name="T20">улучшить</text:span><text:span text:style-name="T7">&gt;</text:span>. А тот случай, когда мне пришлось зашивать тебе куртку после нападения убийц <text:span text:style-name="T7">&lt;</text:span><text:span text:style-name="T20">клоунов/санта-клаусов</text:span><text:span text:style-name="T7">&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35" text:outline-level="2">След?</text:h>
      <text:p text:style-name="P91"/>
      <text:p text:style-name="P2"><text:span text:style-name="T7">&lt;</text:span><text:span text:style-name="T20">сначала эпизод - проверка сумки в серверной</text:span><text:span text:style-name="T7">&gt;</text:span></text:p>
      <text:p text:style-name="P2"><text:soft-page-break/><text:span text:style-name="T7">&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7">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7">&lt;</text:span><text:span text:style-name="T20">“Последний Единорог” Питера Бигла</text:span><text:span text:style-name="T7">&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7">&lt;</text:span><text:span text:style-name="T20">расширить. Перед кафешкой - диалог с Флатти и ЭйДжей. Все думают, что наконец-то нашли Селестию. Все ликуют</text:span><text:span text:style-name="T7">&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7">&lt;</text:span><text:span text:style-name="T20">Расширить сцену в кафе. Ожидание, подьём и… падение ожиданий</text:span><text:span text:style-name="T7">&gt;</text:span></text:p>
      <text:p text:style-name="P2"/>
      <text:p text:style-name="P4"><text:soft-page-break/>***</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7">&lt;</text:span><text:span text:style-name="T20">упомянуть болезнь Флатти в соответствующем разделе</text:span><text:span text:style-name="T7">&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text:soft-page-break/>–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35" text:outline-level="2">Озарение</text:h>
      <text:p text:style-name="P2"/>
      <text:p text:style-name="P2"><text:span text:style-name="T7">&lt;</text:span><text:span text:style-name="T2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7">&gt;</text:span></text:p>
      <text:p text:style-name="P75"/>
      <text:p text:style-name="P76">-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5"/>
      <text:p text:style-name="P72">Разговор не клеился.</text:p>
      <text:p text:style-name="P75">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5"><text:span text:style-name="T7">– </text:span>Жанна, даже если мы не найдём Селестию, это не значит, что конец всему. Принцесса Луна также <text:soft-page-break/>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5"><text:span text:style-name="T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5"><text:span text:style-name="T7">– </text:span>Ну хорошо. Убедила. В конце-концов, можем поступить так. Вы с Флатти вернётесь обратно а я продолжу поиски здесь.</text:p>
      <text:p text:style-name="P75"><text:span text:style-name="T7">– </text:span>А как мы узнаем, что ты нашёл принцессу? – хмуро отозвалась Эпплджек. – Сами вы вряд ли сможете отсюда создать коридор к Эквестрии.</text:p>
      <text:p text:style-name="P75"><text:span text:style-name="T7">– </text:span>Вы можете связываться со мной раз в месяц по коридору.</text:p>
      <text:p text:style-name="P75"><text:span text:style-name="T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5"><text:span text:style-name="T7">– </text:span>Ну, не раз в месяц <text:span text:style-name="T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5">Эпплджек недоверчиво хмыкнула.</text:p>
      <text:p text:style-name="P75"><text:span text:style-name="T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5"><text:span text:style-name="T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5"><text:span text:style-name="T7">– </text:span>Конечно оставаться. Кто ещё, кроме нас, может найти её?</text:p>
      <text:p text:style-name="P75"><text:span text:style-name="T7">– </text:span>Я думал, ты не сможешь оставить Энджела и всех остальных надолго.</text:p>
      <text:p text:style-name="P75"><text:span text:style-name="T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0"><text:span text:style-name="T7">– </text:span>Извини, Флаттершай, забылся.</text:p>
      <text:p text:style-name="P80"><text:span text:style-name="T7">– </text:span>Та ладно, я ж не против, – возразила Эпплджек. – Не парься, Флатти. Было б хуже, если б он <text:s/>назвал меня Эпплджек на людях.</text:p>
      <text:p text:style-name="P80"><text:span text:style-name="T7">– </text:span>Ты так... – запнулась Флаттершай. – Так быстро забыла свою ферму. И...</text:p>
      <text:p text:style-name="P80"><text:span text:style-name="T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0"><text:span text:style-name="T7">– </text:span>Как ты можешь так говорить? – расплакалась Флаттершай.</text:p>
      <text:p text:style-name="P80"><text:span text:style-name="T7">– </text:span>Эй, девушки, не ссорьтесь! Мы — одна команда! И надеюсь, останемся ею и в дальнейшем. </text:p>
      <text:list xml:id="list4139311898760827666" text:style-name="L5">
        <text:list-header>
          <text:p text:style-name="P12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0"><text:span text:style-name="T7">– </text:span>А если нет? – Эпплджек смотрела мне мне прямо в глаза.</text:p>
      <text:list xml:id="list143754977610581" text:continue-numbering="true" text:style-name="L5">
        <text:list-header>
          <text:p text:style-name="P125">Я молча пожал плечами. Эпплджек уверенно продолжила.</text:p>
        </text:list-header>
      </text:list>
      <text:p text:style-name="P80"><text:span text:style-name="T7">– </text:span>Нужно, чтобы кто-то остался тебе помогать. На всякий случай. Ты ведь за эти месяцы уже раз пять <text:soft-page-break/>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0"><text:span text:style-name="T7">– </text:span>Спасибо, ЭйДжей.</text:p>
      <text:p text:style-name="P80"><text:span text:style-name="T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43754231331026" text:continue-numbering="true" text:style-name="L5">
        <text:list-header>
          <text:p text:style-name="P125">Флаттершай пробормотала нечто, показавшееся мне знакомым.</text:p>
        </text:list-header>
      </text:list>
      <text:p text:style-name="P80"><text:span text:style-name="T7">– </text:span>Флатти, ты что-то сказала? Я не расслышал.</text:p>
      <text:p text:style-name="P80"><text:span text:style-name="T7">– </text:span>Намерение Изменяет Реальность.</text:p>
      <text:p text:style-name="P80"><text:span text:style-name="T7">– </text:span>Эээ. А где ты слышала эту фразу, если не секрет?</text:p>
      <text:p text:style-name="P80"><text:span text:style-name="T7">–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43754943872422" text:continue-numbering="true" text:style-name="L5">
        <text:list-header>
          <text:p text:style-name="P125">У меня как будто вспыхнула лампочка в мозгу. Кирпичики быстро выстраивались в целостную картину. Я ринулся в прихожую.</text:p>
        </text:list-header>
      </text:list>
      <text:p text:style-name="P80"><text:span text:style-name="T7">– </text:span>Флатти, ЭйДжей, буду через час. Ждите!</text:p>
      <text:p text:style-name="P75"/>
      <text:h text:style-name="P134" text:outline-level="2">Почти.</text:h>
      <text:p text:style-name="P89"/>
      <text:p text:style-name="P80">В офисе меня встретил лыбящийся Стас.</text:p>
      <text:p text:style-name="P8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0">Я уставился на Стаса и он, захлёбываясь от торопливости, начал <text:span text:style-name="T7">расказывать</text:span>.</text:p>
      <text:p text:style-name="P80">–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0">– Ты его уничтожил?</text:p>
      <text:p text:style-name="P80">– Кого?</text:p>
      <text:p text:style-name="P80">– Этический модуль. Селестию.</text:p>
      <text:p text:style-name="P8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0">– Ты его уничтожил?</text:p>
      <text:p text:style-name="P8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0">– То есть, на домашнем компьютере Влада модуль работает и дальше?</text:p>
      <text:p text:style-name="P80">– Ага. К нему-то у меня доступа нету. Но в кластер к Нексусу он больше не пролезет.</text:p>
      <text:p text:style-name="P80">– Спасибо, Стас. Ты молодец.</text:p>
      <text:p text:style-name="P80">Ниточка, чуть было не прервавшаяся в офисе, повела в квартиру Влада.</text:p>
      <text:p text:style-name="P80"><text:soft-page-break/></text:p>
      <text:h text:style-name="P134" text:outline-level="2">Дискорд</text:h>
      <text:p text:style-name="P91"/>
      <text:p text:style-name="P89">Девушки поспешно собирались, пока я растолковывал им задачу.</text:p>
      <text:p text:style-name="P89"><text:span text:style-name="T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9"><text:span text:style-name="T7">– </text:span>Это тот твой приятель, который разбился с полгода назад? – спросила Эпплджек.</text:p>
      <text:p text:style-name="P89"><text:span text:style-name="T7">– </text:span>Да, это он.</text:p>
      <text:p text:style-name="P89"><text:span text:style-name="T7">– </text:span>А как мы попадём в его квартиру? Там сейчас кто-то живёт? – Флаттершай прыгала на одной ноге, натягивая кед.</text:p>
      <text:p text:style-name="P89"><text:span text:style-name="T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0">В гараже я обошёл старый верный <text:span text:style-name="T7">Nissan Navara</text:span> и направился к маленькому электрическому <text:span text:style-name="T7">Eva. </text:span>Для того, чтоб не привлекать внимание, самое оно. <text:s/><text:span text:style-name="T7">&lt;</text:span><text:span text:style-name="T20">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7">&gt;</text:span></text:p>
      <text:p text:style-name="P9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7">&lt;</text:span><text:span text:style-name="T20">Плохо написано!</text:span><text:span text:style-name="T7">&gt;</text:span></text:p>
      <text:p text:style-name="P90">Я поднёс брелок пропуска к домофону, но дверь подъезда не открылась. Замигала красная лампочка и зажужжал зуммер.</text:p>
      <text:p text:style-name="P90">Я выругался.</text:p>
      <text:p text:style-name="P90"><text:span text:style-name="T7">– </text:span>Макс, что случилось? У нас проблемы?</text:p>
      <text:p text:style-name="P90"><text:span text:style-name="T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0"><text:span text:style-name="T7">– </text:span>Так что, будем ломать дверь? – Эпплджек критически осмотрелась, подмечая бабулек на лавочке и зевак во внутреннем скверике.</text:p>
      <text:p text:style-name="P90"><text:span text:style-name="T7">– </text:span>Нет нужды. Лучше станьте-ка сзади меня так, чтобы заслонить от этих бабулек и от вооон той камеры наблюдения.</text:p>
      <text:list xml:id="list5570871155105610284" text:style-name="L6">
        <text:list-header>
          <text:p text:style-name="P12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0">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0"><text:soft-page-break/>Раздался лёгкий «кряк» и дверь подалась.</text:p>
      <text:p text:style-name="P111"><text:span text:style-name="T7">– </text:span>Девушки, заходим.</text:p>
      <text:p text:style-name="P7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0">Прихожая встретила нас толстым слоем пыли. Мы тихонько прошли внутрь и я закрыл дверь изнутри.</text:p>
      <text:p text:style-name="P75"><text:span text:style-name="T1">Компьютер</text:span> стоял там же, где и обычно <text:span text:style-name="T1">— в личном кабинете Влада на столе у окна.</text:span></text:p>
      <text:p text:style-name="P111"><text:span text:style-name="T7">– </text:span>Макс, тут окно разбито! И верёвка какая-то висит. – крикнула Флаттершай из кухни.</text:p>
      <text:p text:style-name="P111"><text:span text:style-name="T7">– </text:span>Оставь, Флатти, не сейчас! – отмахнулся я.</text:p>
      <text:p text:style-name="P118">Лампочка питания на ноутбуке горела, <text:s/>но подключенный монитор оставался тёмным. Я постучал по пробелу, но безрезультатно.</text:p>
      <text:p text:style-name="P111"><text:span text:style-name="T7">– </text:span>Может, стукни его хорошенько? – посоветовала Эпплджек. – Я всегда так делаю, когда у твоего компа интернет тормозит. Почти всегда помогает...</text:p>
      <text:p text:style-name="P111"><text:span text:style-name="T7">– </text:span>Монитор выключен. – <text:s/>раздалось из угла. Кресло с высокой спинкой повернулось, открыв нашим взорам Дискорда. </text:p>
      <text:p text:style-name="P11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1">Он приподнял панамку, дурашливо здороваясь.</text:p>
      <text:p text:style-name="P111"><text:span text:style-name="T7">– </text:span>Оп-па! – пробормотала Эпплджек. – Нежданчик!</text:p>
      <text:p text:style-name="P111"><text:span text:style-name="T7">– </text:span>Ты, я вижу, времени не терял, – моя рука под прикрытием стола медленно тянулась к тяжёлой фарфоровой кружке, стоящей на краю.</text:p>
      <text:p text:style-name="P92"><text:span text:style-name="T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2"><text:span text:style-name="T7">– </text:span>А почему ты вообще решил искать нас тут? – спросила Эпплджек. – Приехал бы домой. Мы б тебя чаем напоили.</text:p>
      <text:p text:style-name="P92"><text:span text:style-name="T7">– </text:span>Видишь ли, дорогая Эй-Джей, я с самого начала знал, где находится наша уважаемая принцесса, а времени в обрез, так что...</text:p>
      <text:p text:style-name="P99">В проёме дверей появилась Флаттершай.</text:p>
      <text:p text:style-name="P92"><text:span text:style-name="T7">– </text:span>С кем это вы тут разговариваете?</text:p>
      <text:list xml:id="list1871528267565139259" text:style-name="L7">
        <text:list-header>
          <text:p text:style-name="P12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9">Оглушённый Дискорд попытался было отъехать на кресле в сторону, но я припёр его стулом к стенке.</text:p>
      <text:p text:style-name="P92">– Жанна, Флатти, хватайте ноут и на выход! Я с ним разберусь! Не теряйте вре...!</text:p>
      <text:p text:style-name="P92"><text:soft-page-break/>– ТЫ ИДИО...!!!</text:p>
      <text:p text:style-name="P92">Дискорд <text:s/>зорал одновременно со мной, прикрываясь от меня руками, когда раздался оглушительный</text:p>
      <text:p text:style-name="P92">...</text:p>
      <text:p text:style-name="P93">БАХ!!!</text:p>
      <text:p text:style-name="P92">…</text:p>
      <text:p text:style-name="P9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1">На лице Дискорда появилось удивлённо-мечтательное выражение и он вырубился.</text:p>
      <text:p text:style-name="P111"/>
      <text:h text:style-name="P135" text:outline-level="2">Селестия</text:h>
      <text:p text:style-name="P111"/>
      <text:p text:style-name="P91">&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1">Включенный монитор показал схематическое изображение Селестиии, </text:p>
      <text:p text:style-name="P112">&gt;\<text:span text:style-name="T1">Привет, Селестия. Это Макс. Как себя чувствуешь?</text:span></text:p>
      <text:p text:style-name="P112">&lt;\<text:span text:style-name="T1">Макс? МАКС??? МА-А-А-АКС!!! НАКОНЕЦ-ТО! КАК Я РАДА ТЕБЯ СЛЫШАТЬ! </text:span></text:p>
      <text:p text:style-name="P112">&gt;\<text:span text:style-name="T1">Я рад, что нашёл тебя, Тия.</text:span></text:p>
      <text:p text:style-name="P11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2">&gt;\<text:span text:style-name="T1">Тия, я сейчас подключу микрофон и колонки, и мы сможем общаться более удобно.</text:span></text:p>
      <text:p text:style-name="P111">…</text:p>
      <text:p text:style-name="P111">– Привет опять. Как ты меня слышишь?</text:p>
      <text:p text:style-name="P11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2">– <text:span text:style-name="T1">Могу себе представить. Как-то раз я провёл три часа камере сенсорной депривации. Мне не понравилось.</text:span></text:p>
      <text:p text:style-name="P111">– Эммм... Ваше Высочество, вы в порядке? Мы так рады, что наконец-то нашли Вас! – вклинилась в разговор Эпплджек.</text:p>
      <text:p text:style-name="P111">– Кто тут? Макс, кто ещё с тобой?</text:p>
      <text:p text:style-name="P112"><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2">– <text:span text:style-name="T1">Девочки? Я рада вас слышать. А Твайлайт нет рядом?</text:span></text:p>
      <text:p text:style-name="P11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1">При этих словах Дискорд замычал и задёргался. Эпплджек нахмурилась и проверила верёвки, привязывающие его к спинке стула.</text:p>
      <text:p text:style-name="P11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1">– Ноутбук — так называется место, где я нахожусь сейчас? А кто это мычит?</text:p>
      <text:p text:style-name="P111"><text:soft-page-break/>–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1">– О, духи предков, но зачем??? Почему у него кляп во рту?</text:p>
      <text:p text:style-name="P111">– Мы связали его. Он нас предал. И тебя. И Эквестрию. Всех.</text:p>
      <text:p text:style-name="P111">При этих словах Эпплджек и Флаттершай непонимающе уставились на меня, а Дискорд протестующе замычал.</text:p>
      <text:p text:style-name="P111">Я начал рассказывать о своих догадках, и непонимающее выражение на лицах девушек сменилось удивлением.</text:p>
      <text:p text:style-name="P11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1">– А зачем тогда ты приложила его книгой? – непонимающе уставился я на неё.</text:p>
      <text:p text:style-name="P111">– Потому что ты напал на него. Я и подумала — тебе виднее. И подсобила.</text:p>
      <text:p text:style-name="P111">Флаттершай отрицающе мотнула головой.</text:p>
      <text:p text:style-name="P111">– Не может Дискорд быть предателем. Он мой друг.</text:p>
      <text:p text:style-name="P111">Дискорд благодарственно замычал и закивал головой.</text:p>
      <text:p text:style-name="P11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1">Дискорд завёл глаза на лоб и обречённо завыл.</text:p>
      <text:p text:style-name="P111">– Макс, постой. Дай мне поговорить с ним. – сказала Селестия. – Не могу поверить, что Дискорд на такое пошёл.</text:p>
      <text:p text:style-name="P111">– Ну хорошо. Поговори. Послушаем, что он скажет.</text:p>
      <text:p text:style-name="P111">Я красноречиво покачал кулак перед его носом и вытащил кляп.</text:p>
      <text:p text:style-name="P111">...</text:p>
      <text:p text:style-name="P100">– Ффы, тьфу, пффф, пфу! <text:span text:style-name="T7">&lt;</text:span><text:span text:style-name="T20">Вот дискорд! Я, то бишь!</text:span><text:span text:style-name="T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7">— </text:span><text:span text:style-name="T1">получишь кляп обратно.</text:span></text:p>
      <text:p text:style-name="P100">– Это я-то устраиваю цирк?!! ДА ТЫ НА СЕБЯ ПОСМОТРИ, КЛОУН!!! На людей кидаешься, чашками бросаешься, вон, мне нос разбил! Дерёшься...</text:p>
      <text:p text:style-name="P100">Я угрожающе поднёс тряпку к лицу Дискорда.</text:p>
      <text:p text:style-name="P100">– Ещё одно слово в таком тоне, и ты заткнёшься, а мы уйдём в Эквестрию без тебя!</text:p>
      <text:p text:style-name="P10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0">Дискорд демонстративно закрыл рот и посвистывая уставился в потолок.</text:p>
      <text:p text:style-name="P100">Разговор зашёл в тупик.</text:p>
      <text:p text:style-name="P103"/>
      <text:p text:style-name="P104">На мониторе высветился текст:</text:p>
      <text:p text:style-name="P10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4"/>
      <text:p text:style-name="P104"><text:soft-page-break/>Из колонок послышался лёгкий шорох.</text:p>
      <text:p text:style-name="P100">– Дик, сейчас не время для ссор. – голос Селестии был мягким, но настойчивым. – Мы в одной лодке.</text:p>
      <text:p text:style-name="P100">– Тебе легко говорить! Тебе не разбивали нос и не оскорбляли угрозами!</text:p>
      <text:p text:style-name="P100">– Ты должен понимать, что у Макса были все основания так себя вести. Твоё поведение вызвало подозрения у него, ведь он мало тебя знает. </text:p>
      <text:p text:style-name="P100">К уговорам Селестии присоединилась Флаттершай.</text:p>
      <text:p text:style-name="P100">– Дискорд, миленький, прости его. Макс хороший. Он просто не знал, что ты тоже хороший...</text:p>
      <text:p text:style-name="P100">У Дискорда покраснели уши и он засмущался и заворчал.</text:p>
      <text:p text:style-name="P10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0">Я пропустил «дятла» мимо ушей.</text:p>
      <text:p text:style-name="P10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1">***</text:p>
      <text:p text:style-name="P10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0">Потому разбрасываться такой возможностью не стоит. Если уж тебе повезло оказаться в новом мире — исследуй его сполна!..</text:p>
      <text:p text:style-name="P101">***</text:p>
      <text:p text:style-name="P106">&lt;<text:span text:style-name="T21">сюда можно вставить похождения Дискорда — вторая неопубликованная глава. Первая — секс с Селестией</text:span>&gt;</text:p>
      <text:p text:style-name="P101">***</text:p>
      <text:p text:style-name="P104">– Развяжите мне, наконец, руки! Или хотя бы одну. Плечами жестикулировать неудобно.... </text:p>
      <text:p text:style-name="P104">Я развязал Дискорду левую руку.</text:p>
      <text:p text:style-name="P10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4">Дискорд принялся разминать затёкшее запястье.</text:p>
      <text:p text:style-name="P10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text:soft-page-break/>на Флаттершай.</text:p>
      <text:p text:style-name="P104">– Какое письмо, Корди? – вскинулась до этого зачарованно слушавшая Дискорда Флаттершай.</text:p>
      <text:p text:style-name="P104">– Ну ваше же! Вы с Эпплджек написали мне о своих мытарствах тут. Вежливо так написали, спасибо...</text:p>
      <text:p text:style-name="P104">Флаттершай покрылась пунцовыми пятнами.</text:p>
      <text:p text:style-name="P104">– Я... Мы... – тут она совсем стушевалась.</text:p>
      <text:p text:style-name="P104">– Так а почему ты сказал, что никто не уйдёт в Эквестрию? – наконец перебила Дискорда скучавшая до этого Эпплджек.</text:p>
      <text:p text:style-name="P104">Дискорд уставился на неё долгим взглядом, а потом хлопнул себя по лбу.</text:p>
      <text:p text:style-name="P10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7">&lt;</text:span><text:span text:style-name="T14">упомянуть, что Дискорд учился играть на гитаре в Эквестрии — брал уроки у Рэйнбоу</text:span><text:span text:style-name="T7">&gt;</text:span>).<text:span text:style-name="T7"> </text:span>То есть, эквестрийские три месяца немного короче местных...<text:span text:style-name="T7">&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7">&gt;</text:span></text:p>
      <text:p text:style-name="P104">– И что? – продолжила его мысль Эпплджек.</text:p>
      <text:p text:style-name="P104">– Эквестрийские <text:span text:style-name="T7">&lt;</text:span><text:span text:style-name="T20">три месяца</text:span><text:span text:style-name="T7">&gt;</text:span> КО-РО-ЧЕ местных. – с нажимом повторил Дискорд. – По моим подсчётам, на два дня.</text:p>
      <text:p text:style-name="P104">– И?!! – до меня уже дошло, но Эпплджек продолжала тупить.</text:p>
      <text:p text:style-name="P104">– Короче, времени у нас осталось что-то около пятнадцати минут. Или около того. – заявил Дискорд, поднеся к глазам запястье с массивными часами.</text:p>
      <text:p text:style-name="P104">– СКОЛЬКО??? – воскликнули хором я и девушки.</text:p>
      <text:p text:style-name="P104">Дискорд открыл было рот, но его слова заглушил звонок в дверь.</text:p>
      <text:p text:style-name="P104">– ОТКРОЙТЕ, ПОЛИЦИЯ! Вам даётся полминуты, чтобы открыть дверь. Через тридцать секунд дверь будет выбита!</text:p>
      <text:p text:style-name="P10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4">Блядь!</text:p>
      <text:p text:style-name="P104">– На крышу, живо!!! Через окно на кухне! – зашипел Дискорд, отчаянно дёргая узлы свободной рукой.</text:p>
      <text:p text:style-name="P104">Эпплджек, одной рукой сгребя в охапку ноутбук, второй увлекая Флаттершай, кинулась на кухню.</text:p>
      <text:p text:style-name="P104">– А толку? Куда мы с крыши денемся? – спросил я растерянно. Дискорд только раздражённо зарычал в ответ.</text:p>
      <text:p text:style-name="P100">Дверь содрогнулась от мощного удара. Послышался стук падающей штукатурки. Я сломя голову кинулся на кухню.</text:p>
      <text:p text:style-name="P100">– Развяжи меня, идиот!!! – гаркнул вдогонку Дискорд.</text:p>
      <text:p text:style-name="P10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0">– Давай на крышу! Я догоню! – рявкнул он, освобождая вторую руку.</text:p>
      <text:p text:style-name="P100">От второго удара дверная коробка крякнула и наполовину въехала в коридор. </text:p>
      <text:p text:style-name="P100"><text:soft-page-break/>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0">Верёвка в кухонном окне дёргалась от движений лезущих по ней Флатти и Эпплджек. Я словил её рукой и стал на подоконник.</text:p>
      <text:p text:style-name="P100">Чёрт!</text:p>
      <text:p text:style-name="P10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0">Но нет, триста тысяч чертей, раз девушки смогли – я тоже смогу!</text:p>
      <text:p text:style-name="P10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0">Я успел сократить расстояние до Эпплджек наполовину, когда девушки нашли решение.</text:p>
      <text:p text:style-name="P10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0">Я выдохнул.</text:p>
      <text:p text:style-name="P10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0">Чёрт! Чёрт! Чёрт! Чёрт!</text:p>
      <text:p text:style-name="P100">Бля!!!...</text:p>
      <text:p text:style-name="P100">Верёвка закончилась, а вместе с ней прекратилась и боль в сожжёных суставах. Наконец-то у меня появилось время для паники. Я обнял ноги<text:span text:style-name="T7"> </text:span>Эпплджек покрепче, закрыл глаза и приготовился...</text:p>
      <text:p text:style-name="P100"/>
      <text:h text:style-name="P135" text:outline-level="2"><text:soft-page-break/>Назад, в Эквестрию</text:h>
      <text:p text:style-name="P100"/>
      <text:p text:style-name="P100">Долго паниковать не пришлось. </text:p>
      <text:p text:style-name="P100">Я почувствовал сильный рывок за шиворот и захват поперёк груди. </text:p>
      <text:p text:style-name="P100">– ОТПУСТИ ДЕВЧОНКУ!!! – загрохотало мне в ухо. Я открыл глаза.</text:p>
      <text:p text:style-name="P10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0">Я чуть поднял глаза и уставился в чешуйчатую морду дракона.</text:p>
      <text:p text:style-name="P100">– Отпусти Эпплджек. Я её держу. – повторил Дискорд. – Мне сбалансироваться надо. Вы не такие уж и лёгкие.</text:p>
      <text:p text:style-name="P10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0">Наконец это ему удалось, и дальнейший подъём на крышу происходил в молчании.</text:p>
      <text:p text:style-name="P10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0">Флаттершай оторвала заплаканное лицо от моей ветровки.</text:p>
      <text:p text:style-name="P100">– Да-да, ты прав, Корди. Я готова.</text:p>
      <text:p text:style-name="P100">На длинной шее Дискорда разместились Эпплджек и Флаттершай. Я, для сохранения баланса, разместился позади крыльев.</text:p>
      <text:p text:style-name="P100">Дискорд расправил крылья и начал короткую пробежку к краю.</text:p>
      <text:p text:style-name="P10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0">И мы полетели навстречу закату.</text:p>
      <text:p text:style-name="P10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0">Впереди по курсу увеличивалась громада моей высотки. Дискорд летел прямо на разрыв в ограждении, который я проделал <text:span text:style-name="T7">&lt;</text:span><text:span text:style-name="T20">полгода</text:span><text:span text:style-name="T7">&gt;</text:span> назад своим проходом в Эквестрию.</text:p>
      <text:p text:style-name="P10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0">– Пристегните ремни! – проревел Дискорд, резко ускоряясь. – Будет весело!!!</text:p>
      <text:p text:style-name="P10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0">– ЙУУУУУУУХХХУУУУУ!!! – заорал Дискорд, сложил крылья и врезался в шар.</text:p>
      <text:p text:style-name="P105">&lt;<text:span text:style-name="T2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0" text:outline-level="1"><text:soft-page-break/>Беседа за столиком в ночи</text:h>
      <text:p text:style-name="P77">Из-за заинтересованности Эквуса в Максе, тому не приходится прилагать усилий для 34 — на что ему указывает Анакорн</text:p>
      <text:p text:style-name="P8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5"><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7">е</text:span><text:span text:style-name="T1">еся</text:span> <text:span text:style-name="T1">в пустоте кресло </text:span>.</text:p>
      <text:p text:style-name="P75"><text:span text:style-name="T1">– </text:span>Анакорн. <text:span text:style-name="T1">– о</text:span>трекомендовался он. <text:span text:style-name="T7">– </text:span><text:span text:style-name="T1">Демиург.</text:span></text:p>
      <text:p text:style-name="P75"><text:span text:style-name="T1">– </text:span>П-привет. Макс. <text:span text:style-name="T1">– в</text:span> смятении представился я.</text:p>
      <text:p text:style-name="P7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0"/>
      <text:p text:style-name="P75"><text:span text:style-name="T1">&lt;</text:span><text:span text:style-name="T2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0"/>
      <text:p text:style-name="P75"><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5"><text:span text:style-name="T1">Юноша</text:span> закинул ногу за ногу и пытливо смотрел на меня, играя карандашём .</text:p>
      <text:p text:style-name="P75"><text:soft-page-break/>Я совсем запутался.</text:p>
      <text:p text:style-name="P75"><text:span text:style-name="T1">– </text:span>Какая проблема? Какое решение? Кто ты <text:span text:style-name="T1">вообще</text:span>?</text:p>
      <text:p text:style-name="P75"><text:span text:style-name="T7">– </text:span><text:span text:style-name="T1">Хорошо, с</text:span>ейчас объясню, <text:span text:style-name="T1">– </text:span>кивнул <text:span text:style-name="T1">Анакорн</text:span>. <text:span text:style-name="T7">– </text:span><text:span text:style-name="T1">Понимаю, ты пока не вполне в теме от шока...</text:span></text:p>
      <text:p text:style-name="P8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0">– Стоп, не торопись. – у меня голова пошла кругом от информации. – Я ничего не понял. Какие-такие проблемы? Какие варианты? Зачем его поддерживать?</text:p>
      <text:p text:style-name="P80">Анакорн недовольно поморщился, но продолжил.</text:p>
      <text:p text:style-name="P8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0">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0">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0">На голограмме появилась солнечная система Эквуса. Почему-то в центре системы был сам Эквус. Вокруг него вращались солнце и луна.</text:p>
      <text:p text:style-name="P80">Анакорн плюхнулся обратно в кресло и схватился за голову. Потом, немного успокоившись, продолжил.</text:p>
      <text:p text:style-name="P8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text:soft-page-break/>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0">Анакорн отпил из стакана и продолжил.</text:p>
      <text:p text:style-name="P80">–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5"><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7">&lt;</text:span><text:span text:style-name="T21">привязать к реальным событиям, описанным выше</text:span><text:span text:style-name="T7">&gt;</text:span><text:span text:style-name="T1">. А из таких посёлков Эквестрия состоит на 80% </text:span><text:span text:style-name="T7">&lt;</text:span><text:span text:style-name="T2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7">&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0">Анакорн постучал по столику указкой. Солнечная система увеличилась, оставив в поле зрения только шар Эквуса.</text:p>
      <text:p text:style-name="P8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82">Ко мне наконец-то пришло понимание ситуации.</text:p>
      <text:p text:style-name="P8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0">Анакорн смутился.</text:p>
      <text:p text:style-name="P8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0">(<text:span text:style-name="T1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0"><text:span text:style-name="T18">– Сам ты раздолбай! – произнёс, наконец, Свирл</text:span>)</text:p>
      <text:p text:style-name="P80">… И создали вы его достаточно топорно — видишь, он трещит по швам.</text:p>
      <text:p text:style-name="P80">– Хмм. То есть, это брони создали Эквус?</text:p>
      <text:p text:style-name="P80"><text:soft-page-break/>–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0">Я вспомнил события последнего года <text:span text:style-name="T7">&lt;</text:span>упомянуть в эпизоде на Терре, что МЛП-сериал закрылся год назад<text:span text:style-name="T7">&gt;</text:span></text:p>
      <text:p text:style-name="P8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0">Анакорн с такой силой сжал карандаш, что он хрустнул.</text:p>
      <text:p text:style-name="P8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0"/>
      <text:p text:style-name="P80"/>
      <text:p text:style-name="P7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7">– </text:p>
      <text:p text:style-name="P8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2">– Верни Рэйнбоу!!!</text:p>
      <text:p text:style-name="P82">Обломки карандаша выпали из кулака Анакорна на столик.</text:p>
      <text:p text:style-name="P82">– Э-э-э… м-м-м… ну-у-у... Нельзя сказать, что это совсем невыполнимо… Но, прямо скажу, задачка не для студента!</text:p>
      <text:p text:style-name="P82">– А ты студент?</text:p>
      <text:p text:style-name="P8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2"><text:soft-page-break/>–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2">– Нет. Плата остаётся неизменной. Тут мы квиты. У меня тоже мало шансов помочь тебе — я не имею ни малейшего понятия, как это сделать.</text:p>
      <text:p text:style-name="P82">Ставшие почти прозрачными стены комнаты снова обрели материальность. Анакорн пожал плечами и протянул мне руку через столик.</text:p>
      <text:p text:style-name="P8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2">Я задумался.</text:p>
      <text:p text:style-name="P8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2">Анакорн почесал в затылке.</text:p>
      <text:p text:style-name="P82">– А кьютимарки? Как, <text:span text:style-name="T7">&lt;</text:span><text:span text:style-name="T25">чёрт</text:span><text:span text:style-name="T7">&gt;</text:span> меня побери, объяснить кьютимарки?</text:p>
      <text:p text:style-name="P82">– А кьютимарки ты сам даришь пони, когда распознаёшь их жизненное предназначение.</text:p>
      <text:p text:style-name="P8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2">Я пожал плечами.</text:p>
      <text:p text:style-name="P82">– А по-другому я не могу объяснить их появление. К сожалению.</text:p>
      <text:p text:style-name="P11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3">– Хорошо. Уболтал. Кьютимарки беру на себя. Так и знал, что мне самое трудное достанется!</text:p>
      <text:p text:style-name="P11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3">Анакорн проследил мой взгляд.</text:p>
      <text:p text:style-name="P113">– Нечего так смотреть. Если я стану применять магию вместо ловкости, теряется весь смысл упражнения... О, глянь-ка на Эквус!</text:p>
      <text:p text:style-name="P113">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3"><text:soft-page-break/>–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3"/>
      <text:p text:style-name="P115">Да, т<text:span text:style-name="T41">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7">&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16"/>
      <text:p text:style-name="P116">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5"/>
      <text:p text:style-name="P115"/>
      <text:p text:style-name="P113">Я опять задумался. В голове было пусто. Хотя, если подумать с точки зрения программиста, можно... Наверное можно, раз все предыдущее прокатило...</text:p>
      <text:p text:style-name="P114">–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4">– Не понял? Это как? Как ты совместишь разрушенную магическими войнами Эквестрию с романтически-сексуальным раем для попаданцев?</text:p>
      <text:p text:style-name="P114"><text:span text:style-name="T7">–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4">Анакорн долго мусолил карандаш, а потом вдруг заржал.</text:p>
      <text:p text:style-name="P114"><text:span text:style-name="T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4"><text:span text:style-name="T7">– </text:span>Я ничего никому не назначаю. Ты просил меня придумать отмазку для объяснения различий в фэндоме — я придумал. Не нравится — ну, извиняй.</text:p>
      <text:p text:style-name="P114">Анакорн примирительно похлопал меня по плечу.</text:p>
      <text:p text:style-name="P114"><text:span text:style-name="T7">–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4">Я подозрительно посмотрел на Анакорна.</text:p>
      <text:p text:style-name="P114"><text:soft-page-break/><text:span text:style-name="T7">– </text:span>Какой ещё, нафиг, «мой фанфик»? Я никакого фанфика не писал. И не собираюсь, вообще-то.</text:p>
      <text:p text:style-name="P114">Анакорн ехидно ухмыльнулся и откинулся в кресле, переплетя пальцы за затылком.</text:p>
      <text:p text:style-name="P114"><text:span text:style-name="T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3"><text:span text:style-name="T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3"><text:span text:style-name="T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3"><text:span text:style-name="T7">– </text:span>Факн щит<text:note text:id="ftn13" text:note-class="footnote"><text:note-citation>13</text:note-citation><text:note-body><text:p text:style-name="P10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3">Анакорн развёл руками.</text:p>
      <text:p text:style-name="P113"><text:span text:style-name="T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3">Анакорн, глядя на мои терзания, понимающе кивнул и продолжил.</text:p>
      <text:p text:style-name="P80">– Эквусу позарез нужна помощь. И он надеется получить эту помощь от тебя. Видишь, он из кожи вон лезет, чтобы тебе понравиться.</text:p>
      <text:p text:style-name="P77">Он старался тебя рассмешить и показать себя с лучшей стороны. К сожалению, надлого его не хватило — к твоему прибытию он был на грани...</text:p>
      <text:p text:style-name="P80">Тебе не приходилось заботиться о жилье и питании, ты нравишься кобылкам...</text:p>
      <text:p text:style-name="P80">– Гм! Я бы попросил тебя не касаться моих отношений с Рэйнбоу!</text:p>
      <text:p text:style-name="P8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0">У меня сердце буквально ухнуло куда-то вниз, в область желудка.</text:p>
      <text:p text:style-name="P8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7">&lt;&gt;</text:span></text:p>
      <text:p text:style-name="P8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80">– Та ладно, не утешай. Я не маленький ребёнок. Долг платежом красен. Сделаю то, что ты хочешь. Как сумею.</text:p>
      <text:p text:style-name="P8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0">Анакорн наблюдал за мной без улыбки. По его нейтральному выражению лица невозможно было догадаться, о чём он думает.</text:p>
      <text:p text:style-name="P80">– Ну вот и отлично. Рад, что мы наконец-то пришли к сделке.</text:p>
      <text:p text:style-name="P8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3">– Пора закругляться. Ты начинаешь сгорать. Надо утрясти последние детали, пока ещё есть пару минут.</text:p>
      <text:p text:style-name="P80">– Валяй. Я тебя внимательно слушаю.</text:p>
      <text:p text:style-name="P8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0">Такова природа низкоэнергетических монад</text:span>.</text:p>
      <text:p text:style-name="P80">– А я разве сплю?</text:p>
      <text:p text:style-name="P80">– Сейчас — нет. Но как только мы закроем сделку — проснёшься. Потому что нет иного способа вернуть тебя в реальный мир.</text:p>
      <text:p text:style-name="P80">– Эээ, постой. А как я в Эквестрию и обратно возвращался?</text:p>
      <text:p text:style-name="P8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0">Так вот, возвращать тебя обратно в твой мир я не буду. </text:p>
      <text:p text:style-name="P80">Во-первых, может возникнуть временная <text:span text:style-name="T7">&lt;</text:span><text:span text:style-name="T20">парадокс</text:span><text:span text:style-name="T7">&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7"> </text:span>Если вернуть тебя обратно — рано или поздно он тебя убьёт. Скорее рано, чем поздно.</text:p>
      <text:p text:style-name="P8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0">– Ты ещё увидишь пару снов на прощание. Удачи!</text:p>
      <text:p text:style-name="P80"><text:soft-page-break/></text:p>
      <text:p text:style-name="P84">&lt;<text:span text:style-name="T1">- Но если миры Эквестрии станут существовать — появятся и те из них, в которых тьма страданий, постапокалипсис.</text:span></text:p>
      <text:p text:style-name="P84"><text:span text:style-name="T1">- И это лучше, чем не существовать, поверь</text:span>&gt;</text:p>
      <text:p text:style-name="P81">***</text:p>
      <text:p text:style-name="P81"/>
      <text:p text:style-name="P80">&lt;<text:span text:style-name="T2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0"/>
      <text:p text:style-name="P80">– Привет, Макс. – образ Селестии снова реял передо мной, как <text:span text:style-name="T7">&lt;</text:span><text:span text:style-name="T20">полгода</text:span><text:span text:style-name="T7">&gt;</text:span> назад. – Я хочу поблагодарить тебя за всё.</text:p>
      <text:p text:style-name="P80">– Пожалста. – ответил я безучастно. – Всегда рад. Только Вам не нужно было ТАК распинаться, чтобы заручиться моей помощью.</text:p>
      <text:p text:style-name="P80">Селестия на мгновение смутилась, но продолжила.</text:p>
      <text:p text:style-name="P80">&lt;<text:span text:style-name="T20"> - Ты морочила мне яйца, чтобы заинтересовать? Всё, как Свирл указал?</text:span></text:p>
      <text:p text:style-name="P77">–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7">Я покачал головой.</text:p>
      <text:p text:style-name="P80"><text:span text:style-name="T20">–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0">– <text:s text:c="2"/>За благополучие Эквестрии я бы и не ТАК разопнулась.<text:span text:style-name="T7"> Я</text:span><text:span text:style-name="T2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0">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4">&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0">Селестия кивнула, соглашаясь, и образ её начал меркнуть.</text:p>
      <text:p text:style-name="P105">– <text:span text:style-name="T1">Окей. Будь счастлив и... спасибо тебе за всё, Макс.</text:span></text:p>
      <text:p text:style-name="P100">…</text:p>
      <text:p text:style-name="P105">–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oft-page-break/><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0">Он нахлобучил на себя невесть откуда взявшуюся двууголку.</text:p>
      <text:p text:style-name="P100">– Как вам это нравится, господа?! Дискорд — спаситель Эквестрии! А ведь звучит!!! Разрешите откланяться!..</text:p>
      <text:p text:style-name="P100"/>
      <text:list xml:id="list7876783493546880521" text:style-name="L8">
        <text:list-header>
          <text:p text:style-name="P127">(<text:span text:style-name="T28">Луна — как повелительница снов, слышала разговор Макса с Анакорном</text:span>)</text:p>
          <text:p text:style-name="P128"/>
        </text:list-header>
      </text:list>
      <text:p text:style-name="P101">***</text:p>
      <text:p text:style-name="P75"><text:span text:style-name="T1">–</text:span> Ты?..</text:p>
      <text:p text:style-name="P75"><text:span text:style-name="T1">–</text:span> Ты??!</text:p>
      <text:p text:style-name="P75"><text:span text:style-name="T1">–</text:span> Ты мне снишься??</text:p>
      <text:p text:style-name="P75"><text:span text:style-name="T1">–</text:span> Это ты мне снишься!!</text:p>
      <text:p text:style-name="P75"><text:span text:style-name="T1">–</text:span> Неважно… Пусть мы друг-другу снимся… Ты как, Дэш?</text:p>
      <text:p text:style-name="P75"><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5"><text:span text:style-name="T1">–</text:span> И я в порядке. Вот, возвращаюсь в свой мир. Ну, не совсем в свой. Почти в свой.</text:p>
      <text:p text:style-name="P75"><text:span text:style-name="T1">–</text:span> Навсегда?</text:p>
      <text:p text:style-name="P75"><text:span text:style-name="T1">–</text:span> Скорее всего, да.</text:p>
      <text:p text:style-name="P75"><text:span text:style-name="T1">–</text:span> Это плохо. Я хотела тебе сказать…</text:p>
      <text:p text:style-name="P75"><text:span text:style-name="T1">–</text:span> Не надо, Дэш. Не стоит терзать себя. Мне тоже очень хотелось остаться. Но так надо. Мне очень жаль…</text:p>
      <text:p text:style-name="P7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5"><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5"><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5"><text:span text:style-name="T1">–</text:span> И тебя, и Твайлайт, и Рэрити, и Селестию, и всех-всех-всех… Таковы правила.</text:p>
      <text:p text:style-name="P75"><text:span text:style-name="T7">– </text:span>Дискорд!.. Почему всё так паршиво… Я даже не могу уткнуться носом тебе в грудь. Я прохожу сквозь тебя, <text:span text:style-name="T7">–</text:span> всхлипнула сквозь зубы Рэйнбоу.</text:p>
      <text:p text:style-name="P75">Я опустил руку на шею Дэш и ощутил теплоту и лёгкое покалывание в пустоте.</text:p>
      <text:p text:style-name="P75"><text:span text:style-name="T7">–</text:span> Мне кажется, Дэш, <text:span text:style-name="T1">м</text:span>ы найдём способ связаться. Рано или поздно.</text:p>
      <text:p text:style-name="P75"><text:soft-page-break/><text:span text:style-name="T1">–</text:span> И лучше рано, чем поздно! Я не люблю ждать!</text:p>
      <text:p text:style-name="P75"><text:span text:style-name="T1">–</text:span> Да, Дэш. <text:span text:style-name="T1">–</text:span> её образ начал таять. <text:span text:style-name="T1">–</text:span> Да, я помню. Я всё ещё помню…</text:p>
      <text:p text:style-name="P75"/>
      <text:h text:style-name="P135" text:outline-level="2">Земля</text:h>
      <text:p text:style-name="P78">Музыкальная тема из бегущего по лезвию бритвы — <text:span text:style-name="T7">Mission impossible</text:span></text:p>
      <text:p text:style-name="P79">&lt;Ужас возвращения из тёплого волшебного мира друзей в холодную скучную реальность.&gt;</text:p>
      <text:p text:style-name="P73">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7">двенадцати приползу</text:span>. Надоело. <text:span text:style-name="T1">Закисать на работе — вредно для мозгов.</text:span> Надо отдохнуть. <text:span text:style-name="T7">Взят</text:span><text:span text:style-name="T1">ь, наконец, </text:span><text:s/>отпуск. <text:span text:style-name="T1">И пошло оно всё к ебеням!</text:span></text:p>
      <text:p text:style-name="P73"><text:span text:style-name="T1">Я нашарил ногами тапки и пошёл в ванную. Проходя мимо стола, зацепился взглядом за</text:span> эскиз <text:span text:style-name="T1">рисунка</text:span>.</text:p>
      <text:p text:style-name="P7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4">Доставая из стола ключи от машины, опять наткнулся взглядом на эскиз.</text:p>
      <text:p text:style-name="P7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4">Назову-ка я фантазию «Последний фанфик».</text:p>
      <text:p text:style-name="P74"/>
      <text:p text:style-name="P74"/>
      <text:p text:style-name="P74"/>
      <text:p text:style-name="P75"/>
      <text:p text:style-name="P75"/>
      <text:p text:style-name="P75"/>
      <text:p text:style-name="P7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text:soft-page-break/>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5"/>
      <text:p text:style-name="P7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5"/>
      <text:p text:style-name="P75"/>
      <text:p text:style-name="P75"/>
      <text:p text:style-name="P75"/>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7">&lt;</text:span><text:span text:style-name="T21">Живая лошадь — не кошка, ухаживать за ней сложнее</text:span><text:span text:style-name="T7">&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7">–</text:span> Держись! <text:span text:style-name="T7">–</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7">&lt;</text:span><text:span text:style-name="T20">взгляд</text:span><text:span text:style-name="T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7">—</text:span> выглядело по-дурацки, но тем-не-менее <text:span text:style-name="T7">—</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8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8-10T14:37:02.428000000</dc:date>
    <meta:editing-duration>P77DT3H19M2S</meta:editing-duration>
    <meta:editing-cycles>3926</meta:editing-cycles>
    <meta:generator>LibreOffice/5.1.0.3$Windows_x86 LibreOffice_project/5e3e00a007d9b3b6efb6797a8b8e57b51ab1f737</meta:generator>
    <meta:document-statistic meta:table-count="0" meta:image-count="0" meta:object-count="0" meta:page-count="150" meta:paragraph-count="3089" meta:word-count="69546" meta:character-count="462282" meta:non-whitespace-character-count="392457"/>
  </office:meta>
</office:document-meta>
</file>